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text-properties style:font-name="Liberation Sans" fo:language="en" fo:country="US" style:text-underline-style="none"/>
    </style:style>
    <style:style style:name="P21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2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4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1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2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3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4" style:family="paragraph" style:parent-style-name="Standard">
      <style:text-properties fo:font-size="12pt" style:font-size-asian="12pt" style:font-size-complex="12pt"/>
    </style:style>
    <style:style style:name="P45" style:family="paragraph" style:parent-style-name="Standard">
      <style:text-properties fo:font-weight="normal" fo:background-color="transparent" style:font-weight-asian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2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1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05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06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0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09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0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19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2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2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2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2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2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2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3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32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33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6" style:family="paragraph" style:parent-style-name="Table_20_Heading">
      <style:text-properties fo:font-size="12pt" style:font-size-asian="12pt" style:font-size-complex="12pt"/>
    </style:style>
    <style:style style:name="P137" style:family="paragraph" style:parent-style-name="Table_20_Contents">
      <style:text-properties style:font-name="Liberation Sans" fo:font-size="12pt" style:font-size-asian="12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39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40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4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42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4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4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4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4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4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4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5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60" style:family="paragraph" style:parent-style-name="Table_20_Contents">
      <style:text-properties fo:font-size="12pt" style:font-size-asian="12pt" style:font-size-complex="12pt"/>
    </style:style>
    <style:style style:name="P161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6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6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6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65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6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7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7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7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4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5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76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7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8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9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0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82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83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84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85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89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90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91" style:family="paragraph" style:parent-style-name="Table_20_Contents" style:list-style-name="L36">
      <style:paragraph-properties fo:text-align="justify" style:justify-single-word="false"/>
    </style:style>
    <style:style style:name="P192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193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94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95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96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97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98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99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00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01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02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03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04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05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06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07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08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09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10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11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12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13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14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15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16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7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8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9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0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1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2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3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4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5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6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27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8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9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0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1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2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3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35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36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37" style:family="paragraph" style:parent-style-name="Standard" style:list-style-name="L8">
      <style:text-properties fo:language="en" fo:country="US" style:text-underline-style="none"/>
    </style:style>
    <style:style style:name="P238" style:family="paragraph" style:parent-style-name="Standard" style:list-style-name="L10"/>
    <style:style style:name="P239" style:family="paragraph" style:parent-style-name="Standard" style:list-style-name="L38">
      <style:text-properties fo:font-size="12pt" style:font-size-asian="12pt" style:font-size-complex="12pt"/>
    </style:style>
    <style:style style:name="P240" style:family="paragraph" style:parent-style-name="Standard" style:list-style-name="L57">
      <style:text-properties fo:font-size="12pt" style:font-size-asian="12pt" style:font-size-complex="12pt"/>
    </style:style>
    <style:style style:name="P241" style:family="paragraph" style:parent-style-name="Standard" style:list-style-name="L58">
      <style:text-properties fo:font-size="12pt" style:text-underline-style="none" style:font-size-asian="12pt" style:font-size-complex="12pt"/>
    </style:style>
    <style:style style:name="P242" style:family="paragraph" style:parent-style-name="Standard" style:list-style-name="L59">
      <style:text-properties fo:font-size="12pt" style:text-underline-style="none" style:font-size-asian="12pt" style:font-size-complex="12pt"/>
    </style:style>
    <style:style style:name="P243" style:family="paragraph" style:parent-style-name="Standard" style:list-style-name="L59">
      <style:text-properties fo:font-size="12pt" style:text-underline-style="solid" style:text-underline-width="auto" style:text-underline-color="font-color" style:font-size-asian="12pt" style:font-size-complex="12pt"/>
    </style:style>
    <style:style style:name="P244" style:family="paragraph" style:parent-style-name="Standard" style:list-style-name="L51"/>
    <style:style style:name="P245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46" style:family="paragraph" style:parent-style-name="Standard" style:list-style-name="L54"/>
    <style:style style:name="P247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48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4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50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51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2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254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5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256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7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8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9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style:text-underline-style="none"/>
    </style:style>
    <style:style style:name="T6" style:family="text">
      <style:text-properties style:font-name="Liberation Sans" style:text-underline-style="none" fo:background-color="#f9f9f9"/>
    </style:style>
    <style:style style:name="T7" style:family="text">
      <style:text-properties style:font-name="Liberation Sans" fo:language="en" fo:country="US"/>
    </style:style>
    <style:style style:name="T8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9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10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1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font-variant="normal" fo:text-transform="none" fo:color="#000000" fo:letter-spacing="normal" fo:font-style="normal" fo:font-weight="normal" fo:background-color="#ffff00"/>
    </style:style>
    <style:style style:name="T14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fo:letter-spacing="normal" fo:language="en" fo:country="US" fo:font-style="normal" fo:font-weight="normal"/>
    </style:style>
    <style:style style:name="T16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17" style:family="text">
      <style:text-properties fo:font-style="italic" fo:background-color="#ffff00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background-color="#ffff00"/>
    </style:style>
    <style:style style:name="T20" style:family="text">
      <style:text-properties fo:color="#ff0000"/>
    </style:style>
    <style:style style:name="T21" style:family="text">
      <style:text-properties fo:color="#ff0000" fo:background-color="transparent"/>
    </style:style>
    <style:style style:name="T22" style:family="text">
      <style:text-properties fo:color="#00ff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25" style:family="text">
      <style:text-properties style:font-name-asian="Liberation Sans1" style:font-name-complex="Liberation Sans1"/>
    </style:style>
    <style:style style:name="T26" style:family="text">
      <style:text-properties fo:background-color="transparent"/>
    </style:style>
    <style:style style:name="T27" style:family="text">
      <style:text-properties fo:language="en" fo:country="US"/>
    </style:style>
    <style:style style:name="T28" style:family="text">
      <style:text-properties fo:language="en" fo:country="US" fo:font-style="normal" style:text-underline-style="none" style:font-style-asian="normal" style:font-style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non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Курс: программирование на Ruby для начинающих</text:p>
      <text:p text:style-name="P18">(версия 2, год 2013)</text:p>
      <text:p text:style-name="P1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1">Рабочая среда</text:p>
          </table:table-cell>
          <table:table-cell table:style-name="Таблица1.A1" office:value-type="string">
            <text:p text:style-name="P142">Занятие 1</text:p>
          </table:table-cell>
        </table:table-row>
      </table:table>
      <text:p text:style-name="P19"/>
      <text:p text:style-name="P20">slides: environment.odp</text:p>
      <text:p text:style-name="P21"/>
      <text:p text:style-name="P21">Рабочая среда</text:p>
      <text:p text:style-name="P21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25">любой терминал (xterm, rxvt, mrxvt, ...)</text:p>
      <text:p text:style-name="P8"/>
      <text:p text:style-name="P8">Windows:</text:p>
      <text:list xml:id="list6048835591" text:style-name="L1">
        <text:list-item>
          <text:p text:style-name="P193">установить Ruby для Windows, запускать через виндозный cmd</text:p>
          <text:p text:style-name="P193">&gt;&gt;&gt; показать Start/Run/cmd</text:p>
        </text:list-item>
        <text:list-item>
          <text:p text:style-name="P193">установить cygwin и получить линукс под виндой</text:p>
        </text:list-item>
        <text:list-item>
          <text:p text:style-name="P193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667308918" text:style-name="L2">
        <text:list-item>
          <text:p text:style-name="P194">установка</text:p>
        </text:list-item>
        <text:list-item>
          <text:p text:style-name="P194">удаление</text:p>
        </text:list-item>
        <text:list-item>
          <text:p text:style-name="P194">обновление</text:p>
        </text:list-item>
        <text:list-item>
          <text:p text:style-name="P194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/>
      <text:p text:style-name="P9">Запуск терминала</text:p>
      <text:p text:style-name="P9"><text:soft-page-break/></text:p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25">pwd</text:p>
      <text:p text:style-name="P125">ls</text:p>
      <text:p text:style-name="P125">ruby --version</text:p>
      <text:p text:style-name="P53"/>
      <text:p text:style-name="P53">Задание: выполните следующую команду в командной строке</text:p>
      <text:p text:style-name="P53"/>
      <text:p text:style-name="P125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68147311" text:style-name="L3">
        <text:list-item>
          <text:p text:style-name="P195">имеющий подсветку синтаксиса для данного языка</text:p>
        </text:list-item>
        <text:list-item>
          <text:p text:style-name="P195">позволяющий задавать <text:span text:style-name="T1">формат конца строки</text:span>.</text:p>
        </text:list-item>
      </text:list>
      <text:p text:style-name="P8"/>
      <text:list xml:id="list1160054795" text:style-name="L4">
        <text:list-item>
          <text:p text:style-name="P196">emacs (swiss army knife)</text:p>
        </text:list-item>
        <text:list-item>
          <text:p text:style-name="P196">sublime text (есть подсказки по языковым конструкциям!)</text:p>
        </text:list-item>
        <text:list-item>
          <text:p text:style-name="P196">Edit Plus</text:p>
        </text:list-item>
        <text:list-item>
          <text:p text:style-name="P196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# (слайды 19..23 из textutils)<text:tab/></text:p>
      <text:p text:style-name="P8"/>
      <text:p text:style-name="P133">Демонстрация \r</text:p>
      <text:p text:style-name="P8"/>
      <text:p text:style-name="P127"><text:soft-page-break/>&gt; echo -e “hello\r” # отличий не видно</text:p>
      <text:p text:style-name="P127">&gt; echo -e “hello\rH” # =&gt; Hello</text:p>
      <text:p text:style-name="P134"/>
      <text:p text:style-name="P127">&gt; for i in `seq 1 10`; do echo $i; done; echo “”</text:p>
      <text:p text:style-name="P127">&gt; for i in `seq 1 10`; do echo -n $i; done; echo “” <text:s text:c="7"/># =&gt; 12345678910</text:p>
      <text:p text:style-name="P127">&gt; for i in `seq 1 10`; do echo -ne “$i\r”; done; echo “” # =&gt; 10</text:p>
      <text:p text:style-name="P126">&gt; for i in `seq 1 100000`; do echo -ne “$i\r”; done; echo “” # бегущая строка</text:p>
      <text:p text:style-name="P55"/>
      <text:p text:style-name="P55">Задание: Запустите скрипт lesson.01/bad_eol</text:p>
      <text:p text:style-name="P55"/>
      <text:p text:style-name="P55"><text:tab/>&gt; ./bad_eol</text:p>
      <text:p text:style-name="P55"><text:tab/>&gt; ruby bad_eol</text:p>
      <text:p text:style-name="P55"/>
      <text:p text:style-name="P8">&gt;&gt;&gt; показать, какую ошибку выдаст баш, если shbang заканчивается на \r\n</text:p>
      <text:p text:style-name="P55"/>
      <text:p text:style-name="P55">Задание: (по аналогии) напишите и выполните свой скрипт hello_world.</text:p>
      <text:p text:style-name="P55"/>
      <text:p text:style-name="P55">&gt;&gt;&gt; Вопрос: получилось ли выполнить скрипт?</text:p>
      <text:p text:style-name="P55"/>
      <text:p text:style-name="P58">Способы запуска скрипта</text:p>
      <text:p text:style-name="P58"/>
      <text:p text:style-name="P55"># взять слайды shell/ pp.4,5</text:p>
      <text:p text:style-name="P55"/>
      <text:list xml:id="list1109781092" text:style-name="L5">
        <text:list-header>
          <text:p text:style-name="P247">1. явно задав интерпертатор</text:p>
        </text:list-header>
      </text:list>
      <text:p text:style-name="P55"/>
      <text:p text:style-name="P55"><text:tab/>&gt; ruby hello_world</text:p>
      <text:p text:style-name="P55"/>
      <text:list xml:id="list848825733" text:style-name="L6">
        <text:list-header>
          <text:p text:style-name="P248">2. задав в первой строке скрипта she-bang (she обозначает решетку # (sharp sign); bang обозначает !) </text:p>
        </text:list-header>
      </text:list>
      <text:p text:style-name="P55"/>
      <text:p text:style-name="P55"><text:tab/>#!/path/to/interpreter</text:p>
      <text:p text:style-name="P55"/>
      <text:p text:style-name="P55">чтобы увидеть путь к интерпретатору:</text:p>
      <text:p text:style-name="P55"/>
      <text:p text:style-name="P55"><text:tab/>&gt; which ruby</text:p>
      <text:p text:style-name="P55"/>
      <text:p text:style-name="P55"><text:tab/>#!/usr/bin/ruby<text:tab/></text:p>
      <text:p text:style-name="P55"><text:tab/>#!/usr/bin/awk -f</text:p>
      <text:p text:style-name="P55"><text:tab/>#!/bin/sh</text:p>
      <text:p text:style-name="P55"/>
      <text:p text:style-name="P55">более гибкая альтернатива (если работает)</text:p>
      <text:p text:style-name="P55"/>
      <text:p text:style-name="P55"><text:tab/>#!/usr/bin/env ruby</text:p>
      <text:p text:style-name="P55"/>
      <text:p text:style-name="P55">Запуск через she-bang работает, если скрипт является <text:span text:style-name="T1">исполняемым</text:span>.</text:p>
      <text:p text:style-name="P55"/>
      <text:p text:style-name="P55"><text:tab/>&gt; chmod a+x hello_world</text:p>
      <text:p text:style-name="P55"><text:tab/>&gt; chmod u+x hello_world</text:p>
      <text:p text:style-name="P55"/>
      <text:p text:style-name="P55">Чтобы посмотреть права (атрибуты) файла:</text:p>
      <text:p text:style-name="P55"/>
      <text:p text:style-name="P55"><text:tab/>&gt; ls -l hello_world</text:p>
      <text:p text:style-name="P55"><text:soft-page-break/></text:p>
      <text:p text:style-name="P55">&gt;&gt;&gt; Прокомментировать систему прав</text:p>
      <text:p text:style-name="P55"/>
      <text:p text:style-name="P55">&gt;&gt;&gt; Вопрос: удается ли запустить ваш скрипт hello_world через she-bang?</text:p>
      <text:p text:style-name="P74"/>
      <text:p text:style-name="P75"/>
      <text:p text:style-name="P10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1">Консоль Руби </text:p>
            <text:p text:style-name="P141">Встроенная документация по руби</text:p>
            <text:p text:style-name="P141">Переменные</text:p>
            <text:p text:style-name="P141">Всякое разное</text:p>
          </table:table-cell>
          <table:table-cell table:style-name="Table1.A1" office:value-type="string">
            <text:p text:style-name="P142">Занятие 2</text:p>
            <text:p text:style-name="P142">(60 мин)</text:p>
          </table:table-cell>
        </table:table-row>
      </table:table>
      <text:p text:style-name="P75"/>
      <text:p text:style-name="P75">Ruby</text:p>
      <text:p text:style-name="P75"/>
      <text:p text:style-name="P76">slides: ruby.odp</text:p>
      <text:p text:style-name="P76"/>
      <text:p text:style-name="P22">происхождение Yukihiro Matsumoto (matz) с 1993, первая версия в 1995. </text:p>
      <text:p text:style-name="P22"/>
      <text:p text:style-name="P22">прекращена поддержка — 1.8.7</text:p>
      <text:p text:style-name="P22"/>
      <text:p text:style-name="P22">текущие версии = 1.9.x и 2.0.x</text:p>
      <text:p text:style-name="P22"/>
      <text:p text:style-name="P22">Примеры версий:</text:p>
      <text:p text:style-name="P22"/>
      <text:p text:style-name="P124">ruby-1.9.2-p290</text:p>
      <text:p text:style-name="P124">ruby-1.9.3-p448 </text:p>
      <text:p text:style-name="P124">ruby-1.9.3-rc1 </text:p>
      <text:p text:style-name="P124">ruby-2.0.0-p247 </text:p>
      <text:p text:style-name="P124"/>
      <text:p text:style-name="P22">где применяется ruby</text:p>
      <text:p text:style-name="P22"/>
      <text:list xml:id="list1879101748" text:style-name="L7">
        <text:list-item>
          <text:p text:style-name="P216">консольные утилиты </text:p>
        </text:list-item>
      </text:list>
      <text:list xml:id="list620063652" text:style-name="L8">
        <text:list-item>
          <text:p text:style-name="P237"><text:span text:style-name="T8">gui (tk) –</text:span><text:span text:style-name="T8"> Oh, no!</text:span></text:p>
        </text:list-item>
        <text:list-item>
          <text:p text:style-name="P217">killer app: вебпрограммирование на ruby on rails </text:p>
        </text:list-item>
      </text:list>
      <text:p text:style-name="P22"/>
      <text:p text:style-name="P22">Реализации руби</text:p>
      <text:p text:style-name="P22"/>
      <text:p text:style-name="P22">*ruby* <text:s text:c="4"/>:: MRI/YARV Ruby (The Gold Standard) {1.8.6,1.8.7,1.9.1,1.9.2...} </text:p>
      <text:p text:style-name="P22">jruby <text:s text:c="5"/>:: JRuby, Ruby interpreter on the Java Virtual Machine. </text:p>
      <text:p text:style-name="P22">rbx <text:s text:c="7"/>:: Rubinius </text:p>
      <text:p text:style-name="P22">ree <text:s text:c="7"/>:: Ruby Enterprise Edition, MRI Ruby with several custom </text:p>
      <text:p text:style-name="P22"><text:s text:c="14"/>patches for performance, stability, and memory. </text:p>
      <text:p text:style-name="P22">macruby <text:s text:c="3"/>:: MacRuby, insanely fast, can make real apps (Mac OS X Only). </text:p>
      <text:p text:style-name="P22">maglev <text:s text:c="4"/>:: GemStone Ruby, awesome persistent ruby object store. </text:p>
      <text:p text:style-name="P22"/>
      <text:p text:style-name="P23">Осторожно, несовместимость!</text:p>
      <text:p text:style-name="P23"/>
      <text:p text:style-name="P22">&gt;&gt;&gt; Как студенты понимают, что происходит? Какое поведение им кажется более логичным</text:p>
      <text:p text:style-name="P22">ruby 1.8.7</text:p>
      <text:p text:style-name="P27"/>
      <text:p text:style-name="P121">"hello"[0] <text:s text:c="3"/>#=&gt; 104</text:p>
      <text:p text:style-name="P121"/>
      <text:p text:style-name="P81">ruby 1.9.x и 2.0.0</text:p>
      <text:p text:style-name="P81"/>
      <text:p text:style-name="P121">"hello"[0] <text:s text:c="3"/>#=&gt; “h”</text:p>
      <text:p text:style-name="P124"/>
      <text:p text:style-name="P88">Совет: читать ChangeLog , переходя на новую версию.</text:p>
      <text:p text:style-name="P22"><text:soft-page-break/></text:p>
      <text:p text:style-name="P23">Полезные утилиты руби</text:p>
      <text:p text:style-name="P22"/>
      <text:p text:style-name="P42"><text:span text:style-name="T8">irb – интерактивный руби </text:span><text:span text:style-name="T8">(REPL - read, evaluate, print, loop)</text:span></text:p>
      <text:p text:style-name="P27"/>
      <text:p text:style-name="P42"><text:span text:style-name="T8">&gt;&gt;&gt; Демонстрация, </text:span><text:span text:style-name="T8">параллельно они выполняют то же самое</text:span></text:p>
      <text:p text:style-name="P27"/>
      <text:p text:style-name="P27">!!!Запустите irb и попробуйте выполнить следующие команды</text:p>
      <text:p text:style-name="P27"/>
      <text:p text:style-name="P121">3+6 <text:s text:c="13"/>#=&gt; 9 <text:s text:c="3"/>ОБЪЯСНИТЬ, что это такое</text:p>
      <text:p text:style-name="P27"/>
      <text:p text:style-name="P33">&gt;&gt;&gt; Объяснить, что значит “возвращает” - можно положить в переменную</text:p>
      <text:p text:style-name="P83"/>
      <text:p text:style-name="P122">9/4 <text:s text:c="14"/>#=&gt;2 <text:s text:c="2"/>удивлены?</text:p>
      <text:p text:style-name="P122">9.0/4 <text:s text:c="11"/>#=&gt;2.25 <text:s text:c="2"/># floating p</text:p>
      <text:p text:style-name="P83">&gt;&gt;&gt; 9.to_f/4 <text:s text:c="10"/>#=&gt;2.25 <text:s text:c="2"/># более удобная альтернатива, вызвав у целого числа метод to_f, (to float)</text:p>
      <text:p text:style-name="P122">“oo” + “ps” <text:s text:c="6"/>#=&gt;”oops” <text:s/># конкатенация строк</text:p>
      <text:p text:style-name="P122">puts “hello, world!” <text:s/># печатает, но <text:span text:style-name="T1">возвращает</text:span> nil</text:p>
      <text:p text:style-name="P83"/>
      <text:p text:style-name="P83">&gt;&gt;&gt; a <text:s/>= puts “hello”</text:p>
      <text:p text:style-name="P83">&gt;&gt;&gt; a #=&gt; nil</text:p>
      <text:p text:style-name="P122">num = 6+3</text:p>
      <text:p text:style-name="P122">num += 2</text:p>
      <text:p text:style-name="P122">puts num</text:p>
      <text:p text:style-name="P33"/>
      <text:p text:style-name="P33">!!! Задание: из слова “world” достать первую и последнюю буквы и объединить их так, чтобы получилось “wd”</text:p>
      <text:p text:style-name="P31"/>
      <text:p text:style-name="P27">Чтобы выйти, набрать quit</text:p>
      <text:p text:style-name="P27"/>
      <text:p text:style-name="P43"><text:span text:style-name="T8">Полезные </text:span><text:span text:style-name="T8">утилиты – ri</text:span></text:p>
      <text:p text:style-name="P35"/>
      <text:p text:style-name="P42"><text:span text:style-name="T8">ri – (ruby informat</text:span><text:span text:style-name="T8">i</text:span><text:span text:style-name="T8">on) – </text:span><text:span text:style-name="T8">справочная </text:span><text:span text:style-name="T8">система руби (в консоли)</text:span></text:p>
      <text:p text:style-name="P27"/>
      <text:p text:style-name="P121">&gt;ri --help</text:p>
      <text:p text:style-name="P121">&gt;ri --list # ДЕМОНСТРАЦИЯ, список классов</text:p>
      <text:p text:style-name="P27"/>
      <text:p text:style-name="P27">&gt;&gt;&gt; Запустить ri и в нем набрать String</text:p>
      <text:p text:style-name="P27"/>
      <text:p text:style-name="P27">!!! Задание: запустите</text:p>
      <text:p text:style-name="P27"/>
      <text:p text:style-name="P27"><text:tab/>&gt;ri String <text:s text:c="2"/># объяснить, что показано</text:p>
      <text:p text:style-name="P27">&gt;&gt;&gt; показать на примере String#[]</text:p>
      <text:p text:style-name="P27"><text:tab/>&gt;ri String#downcase</text:p>
      <text:p text:style-name="P27"><text:tab/>&gt;ri String.new</text:p>
      <text:p text:style-name="P27">&gt;&gt;&gt; показать синонимы</text:p>
      <text:p text:style-name="P27">&gt;&gt;&gt; <text:s text:c="3"/>str = String.new <text:s text:c="13"/>= <text:s text:c="2"/>str = “”</text:p>
      <text:p text:style-name="P27"><text:s text:c="10"/>arr = Array.new <text:s text:c="15"/>= <text:s text:c="2"/>arr = []</text:p>
      <text:p text:style-name="P27"><text:s text:c="10"/>hash = Hash.new <text:s text:c="11"/>= <text:s text:c="2"/>hash = {}</text:p>
      <text:p text:style-name="P27"/>
      <text:p text:style-name="P27"><text:tab/>&gt;ri String.downcase # покажет то же, что для String#downcase. </text:p>
      <text:p text:style-name="P27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7"/>
      <text:p text:style-name="P27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7"/>
      <text:p text:style-name="P27"><text:tab/>&gt; puts “hello”.xxx</text:p>
      <text:p text:style-name="P27"/>
      <text:p text:style-name="P27"/>
      <text:p text:style-name="P42"><text:span text:style-name="T8">&gt;&gt;&gt; Объяснить, что они видят в следующем задании. </text:span><text:span text:style-name="T8">один и тот же метод определен в разных классах.</text:span></text:p>
      <text:p text:style-name="P10">&gt;&gt;&gt; <text:span text:style-name="T12">запустите консоль ri. потом введите puts</text:span></text:p>
      <text:p text:style-name="P39"/>
      <text:p text:style-name="P26">Переменные vs. константы</text:p>
      <text:p text:style-name="P26"/>
      <text:p text:style-name="P24">Переменные (изменяемые) vs константы (неизменяемые)</text:p>
      <text:p text:style-name="P24"/>
      <text:p text:style-name="P24">(есть еще псевдопеременные: self, true, false, nil, __FILE__, __LINE__)</text:p>
      <text:p text:style-name="P24"/>
      <text:p text:style-name="P3"><text:span text:style-name="T12">Имена </text:span><text:span text:style-name="T12">переменных и констант состоят из:</text:span></text:p>
      <text:list xml:id="list2139200531" text:style-name="L9">
        <text:list-item>
          <text:p text:style-name="P218">буквы</text:p>
        </text:list-item>
        <text:list-item>
          <text:p text:style-name="P218">цифры (не может быть первой)</text:p>
        </text:list-item>
        <text:list-item>
          <text:p text:style-name="P218">нижнее подчеркивание</text:p>
        </text:list-item>
      </text:list>
      <text:p text:style-name="P24"/>
      <text:p text:style-name="P24">Переменная не должна начинаться с большой буквы.</text:p>
      <text:p text:style-name="P24"/>
      <text:p text:style-name="P24">Вопрос: с чего может начинаться имя переменной?</text:p>
      <text:p text:style-name="P24">Ответ: _[a-z]</text:p>
      <text:p text:style-name="P24"/>
      <text:p text:style-name="P24">Константы начинаются с большой буквы.</text:p>
      <text:p text:style-name="P24"/>
      <text:p text:style-name="P24">!!! Задание: попробуйте в irb</text:p>
      <text:p text:style-name="P24"/>
      <text:p text:style-name="P120">&gt;puts RUBY_VERSION</text:p>
      <text:p text:style-name="P87"/>
      <text:p text:style-name="P87">полезные константы: STDOUT, STDERR</text:p>
      <text:p text:style-name="P87"/>
      <text:p text:style-name="P87"><text:tab/>см. скрипт lesson.02/test_stderr.rb</text:p>
      <text:p text:style-name="P25"/>
      <text:p text:style-name="P24">!!! Задание: создайте свою константу</text:p>
      <text:p text:style-name="P24"><text:tab/>&gt;ZZZ = 123</text:p>
      <text:p text:style-name="P24"><text:tab/>&gt;Qqq = 666</text:p>
      <text:p text:style-name="P24"/>
      <text:p text:style-name="P24">Oops: руби позволяет изменить значение константы, но выдаст предупреждение</text:p>
      <text:p text:style-name="P24"/>
      <text:p text:style-name="P24"><text:tab/>&gt;ZZZ = "reassigned" </text:p>
      <text:p text:style-name="P24"><text:tab/>&gt;Qqq = 555</text:p>
      <text:p text:style-name="P24"/>
      <text:p text:style-name="P24">(irb):2: warning: already initialized constant ZZZ </text:p>
      <text:p text:style-name="P24">(irb):1: warning: previous definition of ZZZ was here </text:p>
      <text:p text:style-name="P24"><text:s/>=&gt; "reassigned" </text:p>
      <text:p text:style-name="P24"/>
      <text:p text:style-name="P24"><text:soft-page-break/>Константами считаются имена классов и модулей</text:p>
      <text:p text:style-name="P24"/>
      <text:p text:style-name="P2"><text:span text:style-name="T12"><text:tab/></text:span><text:span text:style-name="T14">S</text:span><text:span text:style-name="T12">tring, Array</text:span><text:span text:style-name="T13">, Hash</text:span></text:p>
      <text:p text:style-name="P24"><text:tab/>Enumerable, Comparable</text:p>
      <text:p text:style-name="P2"><text:span text:style-name="T12"><text:tab/></text:span><text:span text:style-name="T14">M</text:span><text:span text:style-name="T12">yOwnClass, Myownclass, My_own_class</text:span></text:p>
      <text:p text:style-name="P24"/>
      <text:p text:style-name="P24">Демонстрация, все имена классов начинаются с большой буквы (в том числе после ::)</text:p>
      <text:p text:style-name="P24"/>
      <text:p text:style-name="P24"><text:tab/>&gt;ri --classes</text:p>
      <text:p text:style-name="P24"/>
      <text:p text:style-name="P24">!!!Вопрос: Чем являются _var и _Var, переменными или константами?</text:p>
      <text:p text:style-name="P24"/>
      <text:p text:style-name="P24"><text:tab/>_var = 9</text:p>
      <text:p text:style-name="P24"><text:tab/>_Var = 99</text:p>
      <text:p text:style-name="P24"/>
      <text:p text:style-name="P24"/>
      <text:p text:style-name="P16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41">Типы данных</text:p>
            <text:p text:style-name="P141">Операции:</text:p>
            <text:p text:style-name="P141"><text:s/>* интерполяция</text:p>
            <text:p text:style-name="P141"><text:s/>* regular expression matching</text:p>
            <text:p text:style-name="P141">управляющие структуры</text:p>
            <text:p text:style-name="P141"><text:s/>* if</text:p>
            <text:p text:style-name="P141"><text:s/>* while</text:p>
          </table:table-cell>
          <table:table-cell table:style-name="Таблица2.A1" office:value-type="string">
            <text:p text:style-name="P142">Занятие 3</text:p>
            <text:p text:style-name="P142">(120 мин)</text:p>
          </table:table-cell>
        </table:table-row>
      </table:table>
      <text:p text:style-name="P26"/>
      <text:p text:style-name="P26">Контрольные вопросы:</text:p>
      <text:p text:style-name="P26"/>
      <text:list xml:id="list1030901860" text:style-name="L10">
        <text:list-item>
          <text:p text:style-name="P219">что такое irb и ri?</text:p>
        </text:list-item>
        <text:list-item>
          <text:p text:style-name="P219">в hello.upcase, как называется часть upcase (ответ: метод)</text:p>
        </text:list-item>
        <text:list-item>
          <text:p text:style-name="P219">какая разница между # и . перед названием метода при обращении в ri: например String#upcase и String.new</text:p>
        </text:list-item>
        <text:list-item>
          <text:p text:style-name="P219">Чем отличаются переменные от констант</text:p>
        </text:list-item>
        <text:list-item>
          <text:p text:style-name="P219">Как именуются переменные, каким регулярным выражением вы бы это описали. Ответ: [_a-z][A-Za-z_0-9]</text:p>
        </text:list-item>
        <text:list-item>
          <text:p text:style-name="P238"><text:span text:style-name="T10">Как именуются константы, опишите это регулярным выражением. </text:span><text:span text:style-name="T10">Ответ:</text:span><text:span text:style-name="T10"> [A-Z][A-Za-z_0-9]</text:span></text:p>
        </text:list-item>
        <text:list-item>
          <text:p text:style-name="P238"><text:span text:style-name="T10">Назовите константы, испол</text:span><text:span text:style-name="T10">ь</text:span><text:span text:style-name="T10">зу</text:span><text:span text:style-name="T10">я</text:span><text:span text:style-name="T10"> кот</text:span><text:span text:style-name="T10">о</text:span><text:span text:style-name="T10">рые можно вывести данные в пото</text:span><text:span text:style-name="T10">к</text:span><text:span text:style-name="T10"> ошибок или в поток вывода : STDERR, STDOUT</text:span></text:p>
        </text:list-item>
      </text:list>
      <text:p text:style-name="P26"/>
      <text:p text:style-name="P26">Типы данных</text:p>
      <text:p text:style-name="P24"/>
      <text:p text:style-name="P24">Тип определяет</text:p>
      <text:p text:style-name="P24"/>
      <text:list xml:id="list1988963805" text:style-name="L11">
        <text:list-item>
          <text:p text:style-name="P220">допустимые значения и свойства</text:p>
        </text:list-item>
        <text:list-item>
          <text:p text:style-name="P220">операции, применимые к значениям данного типа</text:p>
        </text:list-item>
      </text:list>
      <text:p text:style-name="P24"/>
      <text:p text:style-name="P24">&gt;&gt;&gt;Примеры: числа, светофор, цвета (в GUI), человек (в комп. играх – не может летать)</text:p>
      <text:p text:style-name="P24"/>
      <text:p text:style-name="P24">Некоторые типы</text:p>
      <text:p text:style-name="P24"/>
      <text:p text:style-name="P24">&gt;&gt;&gt; Вопрос: какие операции применимы к данным типам?</text:p>
      <text:p text:style-name="P24"/>
      <text:list xml:id="list1684914627" text:style-name="L12">
        <text:list-item>
          <text:p text:style-name="P221">численные: Integer, Float, Fixnum (&lt;Integer), Bignum (&lt;Integer), Numeric</text:p>
        </text:list-item>
        <text:list-item>
          <text:p text:style-name="P221">строковые String</text:p>
        </text:list-item>
        <text:list-item>
          <text:p text:style-name="P221">логические (булевские = boolean): FalseClass, TrueClass</text:p>
        </text:list-item>
        <text:list-item>
          <text:p text:style-name="P226">File, IO, Symbol</text:p>
        </text:list-item>
        <text:list-item>
          <text:p text:style-name="P226">Array</text:p>
        </text:list-item>
        <text:list-item>
          <text:p text:style-name="P226">Hash</text:p>
        </text:list-item>
      </text:list>
      <text:p text:style-name="P24"/>
      <text:p text:style-name="P24">Языки (и Руби) позволяют задавать свои собственные типы (определять классы)</text:p>
      <text:list xml:id="list802701427" text:style-name="L13">
        <text:list-item>
          <text:p text:style-name="P222">Dictionary, PartOfSpeechDictionary</text:p>
        </text:list-item>
        <text:list-item>
          <text:p text:style-name="P222">Sentence</text:p>
        </text:list-item>
        <text:list-item>
          <text:p text:style-name="P222">Word, AnnotatedWord</text:p>
        </text:list-item>
      </text:list>
      <text:p text:style-name="P24"/>
      <text:p text:style-name="P26">Типы данных</text:p>
      <text:p text:style-name="P24"/>
      <text:p text:style-name="P24"><text:soft-page-break/>Языки делятся на языки с</text:p>
      <text:p text:style-name="P24"/>
      <text:list xml:id="list47360113" text:style-name="L14">
        <text:list-item>
          <text:p text:style-name="P223">динамическая типизация (shell, awk, ruby, python,...) /dynamically typed language/</text:p>
        </text:list-item>
        <text:list-item>
          <text:p text:style-name="P223">статическая типизация (С, Java)</text:p>
        </text:list-item>
      </text:list>
      <text:p text:style-name="P24"/>
      <text:p text:style-name="P24">При статической типизации</text:p>
      <text:list xml:id="list377834654" text:style-name="L15">
        <text:list-item>
          <text:p text:style-name="P224">тип переменной задается сразу</text:p>
          <text:p text:style-name="P256">пример в C: int a = 20</text:p>
        </text:list-item>
        <text:list-item>
          <text:p text:style-name="P224">тип переменной нельзя изменить в процессе работы</text:p>
        </text:list-item>
      </text:list>
      <text:p text:style-name="P135">пример: a = “now this is a string” </text:p>
      <text:list xml:id="list799100430" text:continue-numbering="true" text:style-name="L15">
        <text:list-header>
          <text:p text:style-name="P254"/>
        </text:list-header>
      </text:list>
      <text:p text:style-name="P24">Ruby – язык с динамической типизацией</text:p>
      <text:p text:style-name="P24"/>
      <text:p text:style-name="P24">!!! Задание: lesson.3/script_2.rb</text:p>
      <text:p text:style-name="P24"/>
      <text:p text:style-name="P24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4"/>
      <text:p text:style-name="P24">a = 10</text:p>
      <text:p text:style-name="P24">puts a, a.class</text:p>
      <text:p text:style-name="P24"/>
      <text:p text:style-name="P24">a = “hello”</text:p>
      <text:p text:style-name="P24">puts a, a.class</text:p>
      <text:p text:style-name="P24"/>
      <text:p text:style-name="P24">a = “10”</text:p>
      <text:p text:style-name="P24">puts a, a.class</text:p>
      <text:p text:style-name="P24"/>
      <text:p text:style-name="P24">!!! Задание: выясните, к какому типу принадлежат следующие значения</text:p>
      <text:p text:style-name="P24"><text:tab/></text:p>
      <text:list xml:id="list1960273591" text:style-name="L16">
        <text:list-item>
          <text:list>
            <text:list-item>
              <text:p text:style-name="P225">#=&gt;Float</text:p>
            </text:list-item>
          </text:list>
        </text:list-item>
      </text:list>
      <text:p text:style-name="P24"><text:tab/>“3.15” <text:s text:c="5"/>#=&gt;String <text:s text:c="3"/>потому что в кавычках</text:p>
      <text:p text:style-name="P24"><text:tab/>[1,2,3] <text:s text:c="5"/>#=&gt;Array потому что в [ ]</text:p>
      <text:p text:style-name="P24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4"/>
      <text:p text:style-name="P24">!!! Задание: объясните, что происходит</text:p>
      <text:p text:style-name="P24">&gt;&gt;&gt; проверьте в irb</text:p>
      <text:p text:style-name="P24"/>
      <text:p text:style-name="P24"><text:tab/>20 + 30 <text:s text:c="7"/>#=&gt;50</text:p>
      <text:p text:style-name="P24"><text:tab/>“20” + “30” <text:s text:c="2"/>#=&gt; 2030 конкатенация строк</text:p>
      <text:p text:style-name="P24"/>
      <text:p text:style-name="P24"><text:tab/>20 * 3 <text:s text:c="7"/>#=&gt;50</text:p>
      <text:p text:style-name="P24"><text:tab/>“20” * 3 <text:s text:c="2"/>#=&gt; 202020</text:p>
      <text:p text:style-name="P24"><text:tab/>“20” * “3” #=&gt; TypeError: can't convert String into Integer</text:p>
      <text:p text:style-name="P24"/>
      <text:p text:style-name="P26">Assignment</text:p>
      <text:p text:style-name="P24"/>
      <text:p text:style-name="P24">Оператор = служит для присвоения значения переменной</text:p>
      <text:p text:style-name="P24"/>
      <text:p text:style-name="P120"><text:soft-page-break/>num = 42</text:p>
      <text:p text:style-name="P24"/>
      <text:p text:style-name="P24">Параллельное присваивание</text:p>
      <text:p text:style-name="P24"/>
      <text:p text:style-name="P24"><text:tab/>word, freq, tag = “apple”, 42, “noun”</text:p>
      <text:p text:style-name="P24"/>
      <text:p text:style-name="P24">!!! Задание: задайте две переменные (значение одной “Susan” а другой 25) и выведите текст</text:p>
      <text:p text:style-name="P24"/>
      <text:p text:style-name="P24"><text:tab/>“her name is Susan and she is 25 years old”</text:p>
      <text:p text:style-name="P24"/>
      <text:p text:style-name="P24">Подсказка: в скрипте использовать оператор конкатенации строк +</text:p>
      <text:p text:style-name="P24"/>
      <text:p text:style-name="P24"><text:tab/>name, age = “Susan”, 25</text:p>
      <text:p text:style-name="P24"/>
      <text:p text:style-name="P24"><text:tab/>puts “her name is ” + name + “ and she is ” + age + “ years old” #=&gt; oops</text:p>
      <text:p text:style-name="P24"/>
      <text:p text:style-name="P24">Как сделать, чтобы заработало?</text:p>
      <text:p text:style-name="P24"><text:tab/>интерполяция:</text:p>
      <text:p text:style-name="P24"><text:tab/>puts “her name is #{name} and she is #{age} years old”</text:p>
      <text:p text:style-name="P24"/>
      <text:p text:style-name="P24"><text:tab/>преобразование типов (привести к типу String)</text:p>
      <text:p text:style-name="P24"><text:tab/>puts “her name is ” + name + “ and she is ” + age.to_s + “ years old”</text:p>
      <text:p text:style-name="P27"/>
      <text:p text:style-name="P35">Еще один способ подстановки</text:p>
      <text:p text:style-name="P27"/>
      <text:p text:style-name="P27">lesson.03/test_puts.2.rb</text:p>
      <text:p text:style-name="P27"/>
      <text:p text:style-name="P27">template = "Her name is %s and she is %s years old" </text:p>
      <text:p text:style-name="P27">puts template % ["Susan", 25] </text:p>
      <text:p text:style-name="P27">Her name is Susan and she is 25 years old</text:p>
      <text:p text:style-name="P27"/>
      <text:p text:style-name="P35">Оператор ветвления if</text:p>
      <text:p text:style-name="P27"/>
      <text:p text:style-name="P27">слайд, показывающий формат if - then - end</text:p>
      <text:p text:style-name="P27"/>
      <text:p text:style-name="P35">if step-by-step</text:p>
      <text:p text:style-name="P35"/>
      <text:p text:style-name="P27">a, b = 10, 10</text:p>
      <text:p text:style-name="P27"/>
      <text:p text:style-name="P27">if a &gt; 0 &amp;&amp; a == b</text:p>
      <text:p text:style-name="P27"><text:s text:c="3"/>puts “hello”</text:p>
      <text:p text:style-name="P27">end</text:p>
      <text:p text:style-name="P27"/>
      <text:p text:style-name="P27">if true &amp;&amp; a == b</text:p>
      <text:p text:style-name="P27"><text:s text:c="3"/>puts “hello”</text:p>
      <text:p text:style-name="P27">end</text:p>
      <text:p text:style-name="P27"/>
      <text:p text:style-name="P27">if true &amp;&amp; true</text:p>
      <text:p text:style-name="P27"><text:s text:c="3"/>puts “hello”</text:p>
      <text:p text:style-name="P27">end</text:p>
      <text:p text:style-name="P27"/>
      <text:p text:style-name="P27"><text:soft-page-break/>if true</text:p>
      <text:p text:style-name="P27"><text:s text:c="3"/>puts “hello”</text:p>
      <text:p text:style-name="P27">end</text:p>
      <text:p text:style-name="P27"/>
      <text:p text:style-name="P27">puts “hello”</text:p>
      <text:p text:style-name="P27"/>
      <text:p text:style-name="P35">if / then/ else /end</text:p>
      <text:p text:style-name="P35"/>
      <text:p text:style-name="P27">слайд</text:p>
      <text:p text:style-name="P27"/>
      <text:p text:style-name="P35">if пошагово - 2</text:p>
      <text:p text:style-name="P35"/>
      <text:p text:style-name="P29">чему равны a и b после выполнения данного кода:</text:p>
      <text:p text:style-name="P29"/>
      <text:p text:style-name="P27">a, b = 10, 10</text:p>
      <text:p text:style-name="P27"/>
      <text:p text:style-name="P27">if a &gt; 0 &amp;&amp; a != b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true &amp;&amp; a != b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true &amp;&amp; false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false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b = b + 1</text:p>
      <text:p text:style-name="P27">b = 11</text:p>
      <text:p text:style-name="P27"/>
      <text:p text:style-name="P84">Здесь слайд 30: if-elsif-elsif-elsif-else-end</text:p>
      <text:p text:style-name="P84"/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7">if paper =~ /[a-z]/</text:p>
      <text:p text:style-name="P67"><text:s text:c="4"/>puts “contains letters”</text:p>
      <text:p text:style-name="P67">end</text:p>
      <text:p text:style-name="P67"/>
      <text:p text:style-name="P67">Задание: Что возвращают следующие команды (в irb) ?</text:p>
      <text:p text:style-name="P67"/>
      <text:p text:style-name="P67">“paper” =~ /[a-z]/ <text:s/>#=&gt; 0</text:p>
      <text:p text:style-name="P67">“Paper” =~ /[a-z]/ #=&gt; 1</text:p>
      <text:p text:style-name="P67">“Paper” =~ /[0-9]/ #=&gt; nil</text:p>
      <text:p text:style-name="P67"/>
      <text:p text:style-name="P67">Вопрос: что это может значить?</text:p>
      <text:p text:style-name="P67"/>
      <text:p text:style-name="P67">Ответ: начало метча в строке, позиция символа (считая от 0)</text:p>
      <text:p text:style-name="P81"/>
      <text:p text:style-name="P62">Что есть true и что есть false</text:p>
      <text:p text:style-name="P67"/>
      <text:p text:style-name="P67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7"/>
      <text:p text:style-name="P67">if “Paper” =~ /[a-z]/</text:p>
      <text:p text:style-name="P67"><text:s/>…</text:p>
      <text:p text:style-name="P67">end</text:p>
      <text:p text:style-name="P67"/>
      <text:p text:style-name="P67">&gt;&gt; Что будет результатом =~</text:p>
      <text:p text:style-name="P67"/>
      <text:p text:style-name="P67">if 1</text:p>
      <text:p text:style-name="P67"><text:s text:c="2"/>...</text:p>
      <text:p text:style-name="P67">end</text:p>
      <text:p text:style-name="P67"/>
      <text:p text:style-name="P67">Задание: Что напечатает следующая команда?</text:p>
      <text:p text:style-name="P67"/>
      <text:p text:style-name="P67">irb&gt;if 1; then puts “is true”; else puts “is false”; end</text:p>
      <text:p text:style-name="P67"/>
      <text:p text:style-name="P67">Задание: Какие из следующих выражений считаются true в руби?</text:p>
      <text:p text:style-name="P67"/>
      <text:p text:style-name="P67">-5 <text:s text:c="9"/>true</text:p>
      <text:p text:style-name="P67">0 <text:s text:c="11"/>true <text:s text:c="9"/># в AWK false</text:p>
      <text:p text:style-name="P67">“paper” <text:s/>true</text:p>
      <text:p text:style-name="P67">“” <text:s text:c="10"/>true <text:s text:c="9"/># в AWK false</text:p>
      <text:p text:style-name="P67">true <text:s text:c="7"/>true <text:s text:c="9"/># нету в AWK</text:p>
      <text:p text:style-name="P67">false <text:s text:c="5"/>false <text:s text:c="9"/># нету в AWK</text:p>
      <text:p text:style-name="P67">nil <text:s text:c="8"/>false <text:s text:c="9"/>#</text:p>
      <text:p text:style-name="P67"/>
      <text:p text:style-name="P48"/>
      <text:p text:style-name="P129"/>
      <text:p text:style-name="P62"><text:soft-page-break/>Циклы</text:p>
      <text:p text:style-name="P47"/>
      <text:p text:style-name="P47">Циклы позволяют выполнить какое-то действие/действия <text:span text:style-name="T1">несколько раз</text:span>.</text:p>
      <text:p text:style-name="P47"/>
      <text:p text:style-name="P47">Сравните, сколько раз выполнится блок (lesson.3/while/test_while_1.rb)</text:p>
      <text:p text:style-name="P47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7">a = 2</text:p>
            <text:p text:style-name="P47">if a &lt; 5</text:p>
            <text:p text:style-name="P47"><text:s text:c="2"/>b = a ** 2</text:p>
            <text:p text:style-name="P47"><text:s text:c="2"/>print b</text:p>
            <text:p text:style-name="P47">end</text:p>
          </table:table-cell>
          <table:table-cell table:style-name="Table36.B1" office:value-type="string">
            <text:p text:style-name="P47">a = 2</text:p>
            <text:p text:style-name="P47">while a &lt; 5</text:p>
            <text:p text:style-name="P47"><text:s text:c="2"/>b = a ** 2</text:p>
            <text:p text:style-name="P47"><text:s text:c="2"/>print b, ", <text:s/>"</text:p>
            <text:p text:style-name="P47"><text:s text:c="2"/>a += 1</text:p>
            <text:p text:style-name="P47">end</text:p>
          </table:table-cell>
        </table:table-row>
        <table:table-row>
          <table:table-cell table:style-name="Table36.A2" office:value-type="string">
            <text:p text:style-name="P47">#=&gt;4</text:p>
          </table:table-cell>
          <table:table-cell table:style-name="Table36.B2" office:value-type="string">
            <text:p text:style-name="P47">#=&gt; 4, 9, 16</text:p>
          </table:table-cell>
        </table:table-row>
      </table:table>
      <text:p text:style-name="P47"/>
      <text:p text:style-name="P47">&gt;&gt;&gt; Для каких значений a выполняется цикл? =&gt; 2, 3, 4</text:p>
      <text:p text:style-name="P81"/>
      <text:p text:style-name="P62">Цикл while</text:p>
      <text:p text:style-name="P47"/>
      <text:p text:style-name="P47">Цикл while выполняется, пока условие истинно </text:p>
      <text:p text:style-name="P47"/>
      <text:p text:style-name="P47">while <text:span text:style-name="T19">expression-that-is-</text:span><text:span text:style-name="T17">TRUE</text:span> [do]</text:p>
      <text:p text:style-name="P47"><text:s text:c="2"/># ....</text:p>
      <text:p text:style-name="P47">end</text:p>
      <text:p text:style-name="P47"/>
      <text:p text:style-name="P47">!!! Вопрос: сколько раз выполниться следующий цикл (lesson.26/loops/test_while_2.rb)? Расскажите, как он выполняется:</text:p>
      <text:p text:style-name="P47"/>
      <text:p text:style-name="P47">i = j = 0</text:p>
      <text:p text:style-name="P47">while i &lt; 5 &amp;&amp; j &lt; 5</text:p>
      <text:p text:style-name="P47"><text:s text:c="2"/>puts "i=#{i}, j=#{j}"</text:p>
      <text:p text:style-name="P47"><text:s text:c="2"/>i += 1</text:p>
      <text:p text:style-name="P47"><text:s text:c="2"/>j += i</text:p>
      <text:p text:style-name="P47">end</text:p>
      <text:p text:style-name="P47">puts ""</text:p>
      <text:p text:style-name="P47"/>
      <text:p text:style-name="P47">Ответ: будет напечатано</text:p>
      <text:p text:style-name="P128">i=0, j=0 </text:p>
      <text:p text:style-name="P128">i=1, j=1 </text:p>
      <text:p text:style-name="P128">i=2, j=3 </text:p>
      <text:p text:style-name="P47">&gt;&gt;&gt; Почему цикл не пошел на следующую итерацию?</text:p>
      <text:p text:style-name="P128">i=3, j=6</text:p>
      <text:p text:style-name="P47"/>
      <text:p text:style-name="P47">Вопрос: объясните, как работает следующий цикл?</text:p>
      <text:p text:style-name="P47"/>
      <text:p text:style-name="P47">например, обрабатывается файл, в котором одна строка "hello"</text:p>
      <text:p text:style-name="P47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7">while line = gets</text:p>
            <text:p text:style-name="P47"><text:s text:c="2"/># <text:s text:c="2"/>какие-то действия</text:p>
            <text:p text:style-name="P47"><text:s text:c="2"/># <text:s text:c="2"/>line.chomp!</text:p>
            <text:p text:style-name="P47">end</text:p>
          </table:table-cell>
          <table:table-cell table:style-name="Table37.A1" office:value-type="string">
            <text:p text:style-name="P47">while line = "hello"</text:p>
            <text:p text:style-name="P47"><text:s text:c="2"/># <text:s/>...</text:p>
            <text:p text:style-name="P47">end</text:p>
          </table:table-cell>
          <table:table-cell table:style-name="Table37.A1" office:value-type="string">
            <text:p text:style-name="P47">while "hello"</text:p>
            <text:p text:style-name="P47"><text:s text:c="2"/># <text:s/>...</text:p>
            <text:p text:style-name="P47">end</text:p>
          </table:table-cell>
          <table:table-cell table:style-name="Table37.D1" office:value-type="string">
            <text:p text:style-name="P47">while true</text:p>
            <text:p text:style-name="P47"><text:s text:c="2"/># <text:s/>...</text:p>
            <text:p text:style-name="P47">end</text:p>
          </table:table-cell>
        </table:table-row>
        <table:table-row>
          <table:table-cell table:style-name="Table37.A2" office:value-type="string">
            <text:p text:style-name="P137"/>
          </table:table-cell>
          <table:table-cell table:style-name="Table37.A2" office:value-type="string">
            <text:p text:style-name="P137"/>
          </table:table-cell>
          <table:table-cell table:style-name="Table37.A2" office:value-type="string">
            <text:p text:style-name="P137"/>
          </table:table-cell>
          <table:table-cell table:style-name="Table37.D2" office:value-type="string">
            <text:p text:style-name="P137"/>
          </table:table-cell>
        </table:table-row>
      </table:table>
      <text:p text:style-name="P47"><text:soft-page-break/></text:p>
      <text:p text:style-name="P47">!!! Вопрос: В какой момент этот цикл остановится?</text:p>
      <text:p text:style-name="P47">читать: IO#gets</text:p>
      <text:p text:style-name="P47">Ответ: из IO#gets: Returns +nil+ if called at end of file.</text:p>
      <text:p text:style-name="P63"/>
      <text:p text:style-name="P63">Как читать из потока ввода</text:p>
      <text:p text:style-name="P63"/>
      <text:p text:style-name="P48">IO#gets</text:p>
      <text:p text:style-name="P48">выполните скрипт lesson.03/gets/test_gets.1.rb</text:p>
      <text:p text:style-name="P48"/>
      <text:p text:style-name="P48">&gt;&gt;&gt; ввести строку, нажать ввод</text:p>
      <text:p text:style-name="P48"/>
      <text:p text:style-name="P48">Прочитайте скрипт и скажите, то ли выводится, что “хотел” сказать программист.</text:p>
      <text:p text:style-name="P48"/>
      <text:p text:style-name="P48">Исправьте скрипт</text:p>
      <text:p text:style-name="P48"/>
      <text:p text:style-name="P48">Ответ: lesson.03/gets/test_gets.2.rb</text:p>
      <text:p text:style-name="P63"/>
      <text:p text:style-name="P48">Знать отличия между:</text:p>
      <text:p text:style-name="P48"/>
      <text:p text:style-name="P129">String#chomp String#chomp!</text:p>
      <text:p text:style-name="P129">String#chop <text:s text:c="3"/>String#chop!</text:p>
      <text:p text:style-name="P129">String#strip <text:s text:c="4"/>String#strip!</text:p>
      <text:p text:style-name="P81"/>
      <text:p text:style-name="P85">Задание test_numbers.rb</text:p>
      <text:p text:style-name="P85"/>
      <text:p text:style-name="P81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1">us</text:span><text:span text:style-name="T21">e</text:span><text:span text:style-name="T21">r</text:span>/bin/ruby</text:p>
      <text:p text:style-name="P2"/>
      <text:p text:style-name="P2">while line = gets</text:p>
      <text:p text:style-name="P2"><text:s text:c="4"/><text:span text:style-name="T19">line = </text:span><text:span text:style-name="T19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1">elseif</text:span> line &lt; 0 <text:s/><text:span text:style-name="T20"># line is a string</text:span></text:p>
      <text:p text:style-name="P2"><text:s text:c="7"/>puts line + “ is a negative number”</text:p>
      <text:p text:style-name="P2"><text:s text:c="4"/><text:span text:style-name="T20">elseif</text:span> line == “0”</text:p>
      <text:p text:style-name="P2"><text:s text:c="7"/>puts line + “ is zero”</text:p>
      <text:p text:style-name="P2"><text:s text:c="4"/><text:span text:style-name="T20">elseif</text:span> # should be else</text:p>
      <text:p text:style-name="P2"><text:s text:c="7"/>puts “#{line} is a negative number”</text:p>
      <text:p text:style-name="P2"><text:s text:c="4"/># <text:span text:style-name="T20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1"/>
      <text:p text:style-name="P81"/>
      <text:p text:style-name="P27"/>
      <text:p text:style-name="P16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1">Решение задач</text:p>
          </table:table-cell>
          <table:table-cell table:style-name="Table2.A1" office:value-type="string">
            <text:p text:style-name="P142">Занятие 4</text:p>
            <text:p text:style-name="P142">(60 мин)</text:p>
          </table:table-cell>
        </table:table-row>
      </table:table>
      <text:p text:style-name="P27"/>
      <text:p text:style-name="P27">Вопросы:</text:p>
      <text:p text:style-name="P27"/>
      <text:list xml:id="list1475086167" text:style-name="L17">
        <text:list-item>
          <text:p text:style-name="P227">На что влияет тип данных?</text:p>
        </text:list-item>
        <text:list-item>
          <text:p text:style-name="P227">Как Руби знает, к какому типу относится тот или иной программный объект?</text:p>
        </text:list-item>
      </text:list>
      <text:list xml:id="list1898933412" text:style-name="L18">
        <text:list-item>
          <text:p text:style-name="P257">В двойных/одинарных кавычках это … ? – String</text:p>
        </text:list-item>
        <text:list-item>
          <text:p text:style-name="P257">В квадратных скобках это … ? – Array</text:p>
        </text:list-item>
        <text:list-item>
          <text:p text:style-name="P257">В фигурный скобках это ... ? -- Hash</text:p>
        </text:list-item>
        <text:list-item>
          <text:p text:style-name="P257">Как задать диапазон? – .. или ...</text:p>
        </text:list-item>
      </text:list>
      <text:list xml:id="list978312401" text:continue-list="list1475086167" text:style-name="L17">
        <text:list-item>
          <text:p text:style-name="P227">Можно ли изменить тип переменной в программе?</text:p>
        </text:list-item>
        <text:list-item>
          <text:p text:style-name="P227">Назовите некоторые методы, которые преобразуют объект к другому типу? – (to_s, to_i, to_f, to_a)</text:p>
        </text:list-item>
        <text:list-item>
          <text:p text:style-name="P227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27">Что такое интерполяция и где ее использовать?</text:p>
        </text:list-item>
        <text:list-item>
          <text:p text:style-name="P227">Почему оператор условия if называется оператором ветвления?</text:p>
        </text:list-item>
        <text:list-item>
          <text:p text:style-name="P227">Сколько веток и какие могут быть в if?</text:p>
        </text:list-item>
        <text:list-item>
          <text:p text:style-name="P227">Имеет ли значение порядок ветвей в if?</text:p>
        </text:list-item>
        <text:list-item>
          <text:p text:style-name="P227">Назовите операторы сравнения: </text:p>
        </text:list-item>
      </text:list>
      <text:list xml:id="list1318755128" text:style-name="L19">
        <text:list-item>
          <text:p text:style-name="P258">ответ: &lt; &gt; == !=</text:p>
        </text:list-item>
      </text:list>
      <text:list xml:id="list684027438" text:continue-list="list978312401" text:style-name="L17">
        <text:list-item>
          <text:p text:style-name="P227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27">Почему то, что возвращает оператор =~ , можно использовать в условии?</text:p>
        </text:list-item>
        <text:list-item>
          <text:p text:style-name="P227">Что у руби является true и что false?</text:p>
        </text:list-item>
        <text:list-item>
          <text:p text:style-name="P227">Зачем нужны циклы?</text:p>
        </text:list-item>
        <text:list-item>
          <text:p text:style-name="P227">При каком условии выполняется тело цикла while? Сколько раз он выполняется?</text:p>
        </text:list-item>
        <text:list-item>
          <text:p text:style-name="P227">Когда заканчивается цикл while?</text:p>
        </text:list-item>
        <text:list-item>
          <text:p text:style-name="P227"><text:s/>Как построчно читать файл?</text:p>
        </text:list-item>
      </text:list>
      <text:p text:style-name="P27"/>
      <text:p text:style-name="P27"/>
      <text:p text:style-name="P35">Разбор задания</text:p>
      <text:p text:style-name="P35"/>
      <text:p text:style-name="P27">lesson.03/test_numbers_buggy.rb → lesson.03/test_numbers_correct.rb</text:p>
      <text:p text:style-name="P27"/>
      <text:p text:style-name="P35">Задание</text:p>
      <text:p text:style-name="P27"/>
      <text:p text:style-name="P27">на материале файла data/words.txt, подсчитайте скриптом, сколько</text:p>
      <text:p text:style-name="P27"/>
      <text:p text:style-name="P27">в файле строк</text:p>
      <text:p text:style-name="P27">сколько слов, начинающихся с большой буквы (одно слово = одна строка)</text:p>
      <text:p text:style-name="P27">сколько слов, начинающихся с маленькой буквы</text:p>
      <text:p text:style-name="P27"/>
      <text:p text:style-name="P27">ожидаемый выход как выход скрипта:</text:p>
      <text:p text:style-name="P27"/>
      <text:p text:style-name="P27"><text:tab/>ответ: lesson.04/simple/count_words.rb</text:p>
      <text:p text:style-name="P27"/>
      <text:p text:style-name="P27">Совпадает ли количество слово 1. с суммой 2. и 3. ?</text:p>
      <text:p text:style-name="P27"><text:soft-page-break/>Если нет, то выведите строку/и, которая/ые не была/и подсчитана/ы?</text:p>
      <text:p text:style-name="P27"/>
      <text:p text:style-name="P35">Задание</text:p>
      <text:p text:style-name="P35"/>
      <text:p text:style-name="P27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7"/>
      <text:p text:style-name="P27">&gt;&gt;&gt; Обсудить, какие операции нужны</text:p>
      <text:p text:style-name="P27">&gt;&gt;&gt; чтение while gets</text:p>
      <text:p text:style-name="P27">&gt;&gt;&gt; как проверить строку на пустоту? String#length или String#empty?</text:p>
      <text:p text:style-name="P27">&gt;&gt;&gt; как посчитать количество токенов – разбить на токены (String#split) и замерять длину массива (Array#length)</text:p>
      <text:p text:style-name="P27"/>
      <text:p text:style-name="P27">Ожидаемый выход как выход скрипта:</text:p>
      <text:p text:style-name="P27"><text:tab/>lesson.04/simple/short_paragraphs.rb</text:p>
      <text:p text:style-name="P27"/>
      <text:p text:style-name="P27">начальный скрипт:</text:p>
      <text:p text:style-name="P27"><text:tab/>lesson.04/simple/short_paragraphs_stub.rb</text:p>
      <text:p text:style-name="P27"/>
      <text:p text:style-name="P35">Задание, качество NER</text:p>
      <text:p text:style-name="P27"/>
      <text:p text:style-name="P27">Оценка качества работа NERа. Рабочие материалы в lesson.04/precision/</text:p>
      <text:p text:style-name="P27"/>
      <text:p text:style-name="P27">corpus_np.gold.txt – эталонный корпус</text:p>
      <text:p text:style-name="P27">corpus_np.auto.txt – аннотированные автоматически</text:p>
      <text:p text:style-name="P27">corpus_gold_vs_auto.txt – пословное сравнение эталонного корпуса и автоматической аннотации (скрипт на шеле combine_files)</text:p>
      <text:p text:style-name="P27"/>
      <text:p text:style-name="P27">Задание: подсчитайте количество слов, теггированных как NP и не-NP.</text:p>
      <text:p text:style-name="P27"/>
      <text:p text:style-name="P27">Варианты ответа:</text:p>
      <text:p text:style-name="P27"/>
      <text:p text:style-name="P27">1) с использованием shell</text:p>
      <text:p text:style-name="P27"/>
      <text:p text:style-name="P27">cat file | tr -s ' ' '\n' | count_nps.rb</text:p>
      <text:p text:style-name="P27"/>
      <text:p text:style-name="P27">2) count_nps.2.rb</text:p>
      <text:p text:style-name="P27"/>
      <text:p text:style-name="P27">Ожидаемый ответ:</text:p>
      <text:p text:style-name="P27">Words with NP: 4</text:p>
      <text:p text:style-name="P27">Words with non-NP: 11</text:p>
      <text:p text:style-name="P27"/>
      <text:p text:style-name="P35"/>
      <text:p text:style-name="P164">Accuracy/Precision/Recall</text:p>
      <text:p text:style-name="P3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37"/>
          </table:table-cell>
          <table:covered-table-cell/>
          <table:table-cell table:style-name="Table3.A1" table:number-columns-spanned="2" office:value-type="string">
            <text:p text:style-name="P138">Gold corpus</text:p>
          </table:table-cell>
          <table:covered-table-cell/>
          <table:table-cell table:style-name="Table3.E1" office:value-type="string">
            <text:p text:style-name="P138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38">True (<text:span text:style-name="T22">NP</text:span>)</text:p>
          </table:table-cell>
          <table:table-cell table:style-name="Table3.C2" office:value-type="string">
            <text:p text:style-name="P138">False (<text:span text:style-name="T22">non-NP</text:span>)</text:p>
          </table:table-cell>
          <table:table-cell table:style-name="Table3.E2" office:value-type="string">
            <text:p text:style-name="P137"/>
          </table:table-cell>
        </table:table-row>
        <table:table-row>
          <table:table-cell table:style-name="Table3.C2" table:number-rows-spanned="2" office:value-type="string">
            <text:p text:style-name="P137">Auto</text:p>
          </table:table-cell>
          <table:table-cell table:style-name="Table3.C2" office:value-type="string">
            <text:p text:style-name="P137">Positive (<text:span text:style-name="T20">NP</text:span>)</text:p>
          </table:table-cell>
          <table:table-cell table:style-name="Table3.C2" office:value-type="string">
            <text:p text:style-name="P137">tp: <text:span text:style-name="T20">NP</text:span> = <text:span text:style-name="T22">NP</text:span></text:p>
          </table:table-cell>
          <table:table-cell table:style-name="Table3.C2" office:value-type="string">
            <text:p text:style-name="P137">fp: <text:span text:style-name="T20">NP</text:span> != <text:span text:style-name="T22">non-NP</text:span></text:p>
          </table:table-cell>
          <table:table-cell table:style-name="Table3.E2" office:value-type="string">
            <text:p text:style-name="P137">--&gt; precision</text:p>
          </table:table-cell>
        </table:table-row>
        <table:table-row>
          <table:covered-table-cell/>
          <table:table-cell table:style-name="Table3.C2" office:value-type="string">
            <text:p text:style-name="P137">Negative (<text:span text:style-name="T20">non-NP</text:span>)</text:p>
          </table:table-cell>
          <table:table-cell table:style-name="Table3.C2" office:value-type="string">
            <text:p text:style-name="P137">fn: <text:span text:style-name="T20">non-NP </text:span><text:span text:style-name="T23">!= </text:span><text:span text:style-name="T22">NP</text:span></text:p>
          </table:table-cell>
          <table:table-cell table:style-name="Table3.C2" office:value-type="string">
            <text:p text:style-name="P137"><text:span text:style-name="T23">tn: </text:span><text:span text:style-name="T20">non-NP</text:span> = <text:span text:style-name="T22">non-NP</text:span></text:p>
          </table:table-cell>
          <table:table-cell table:style-name="Table3.E2" office:value-type="string">
            <text:p text:style-name="P137"/>
          </table:table-cell>
        </table:table-row>
        <table:table-row>
          <table:table-cell table:style-name="Table3.C2" office:value-type="string">
            <text:p text:style-name="P137"/>
          </table:table-cell>
          <table:table-cell table:style-name="Table3.C2" office:value-type="string">
            <text:p text:style-name="P137"/>
          </table:table-cell>
          <table:table-cell table:style-name="Table3.C2" office:value-type="string">
            <text:p text:style-name="P137">--&gt; recall</text:p>
          </table:table-cell>
          <table:table-cell table:style-name="Table3.C2" office:value-type="string">
            <text:p text:style-name="P137"/>
          </table:table-cell>
          <table:table-cell table:style-name="Table3.E2" office:value-type="string">
            <text:p text:style-name="P137"/>
          </table:table-cell>
        </table:table-row>
      </table:table>
      <text:p text:style-name="P27"/>
      <text:p text:style-name="P27">tp - true positive</text:p>
      <text:p text:style-name="P27">fp - false positive</text:p>
      <text:p text:style-name="P27">fn - false negatve</text:p>
      <text:p text:style-name="P27">tn - true negative</text:p>
      <text:p text:style-name="P27"/>
      <text:p text:style-name="P27">Задание: расставьте - и = классифицируйте на: tp, tn, fp, fn</text:p>
      <text:p text:style-name="P27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38">Сравнение</text:p>
          </table:table-cell>
          <table:table-cell table:style-name="Table4.A1" office:value-type="string">
            <text:p text:style-name="P138">Gold</text:p>
          </table:table-cell>
          <table:table-cell table:style-name="Table4.A1" office:value-type="string">
            <text:p text:style-name="P138">Auto</text:p>
          </table:table-cell>
          <table:table-cell table:style-name="Table4.D1" office:value-type="string">
            <text:p text:style-name="P138">Класс</text:p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Bill_NP</text:p>
          </table:table-cell>
          <table:table-cell table:style-name="Table4.A2" office:value-type="string">
            <text:p text:style-name="P27">Bill_ZZ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3">
            <text:p text:style-name="P137"/>
          </table:table-cell>
          <table:table-cell table:style-name="Table4.A2" office:value-type="string">
            <text:p text:style-name="P27">Gates_NP</text:p>
          </table:table-cell>
          <table:table-cell table:style-name="Table4.A2" office:value-type="string">
            <text:p text:style-name="P27">Gates_NP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owns_ZZ</text:p>
          </table:table-cell>
          <table:table-cell table:style-name="Table4.A2" office:value-type="string">
            <text:p text:style-name="P27">owns_ZZ 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Microsoft_ZZ</text:p>
          </table:table-cell>
          <table:table-cell table:style-name="Table4.A2" office:value-type="string">
            <text:p text:style-name="P27">Microsoft_NP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Gates_ZZ</text:p>
          </table:table-cell>
          <table:table-cell table:style-name="Table4.A2" office:value-type="string">
            <text:p text:style-name="P27">Gates_NP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opened_ZZ</text:p>
          </table:table-cell>
          <table:table-cell table:style-name="Table4.A2" office:value-type="string">
            <text:p text:style-name="P27">opened_ZZ 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slowly_ZZ</text:p>
          </table:table-cell>
          <table:table-cell table:style-name="Table4.A2" office:value-type="string">
            <text:p text:style-name="P27">slowly_ZZ 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Bill_NP</text:p>
          </table:table-cell>
          <table:table-cell table:style-name="Table4.A2" office:value-type="string">
            <text:p text:style-name="P27">Bill_ZZ 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kicked_ZZ</text:p>
          </table:table-cell>
          <table:table-cell table:style-name="Table4.A2" office:value-type="string">
            <text:p text:style-name="P27">kicked_ZZ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the_ZZ</text:p>
          </table:table-cell>
          <table:table-cell table:style-name="Table4.A2" office:value-type="string">
            <text:p text:style-name="P27">the_ZZ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gates_ZZ</text:p>
          </table:table-cell>
          <table:table-cell table:style-name="Table4.A2" office:value-type="string">
            <text:p text:style-name="P27">gates_NP 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Gates_NP</text:p>
          </table:table-cell>
          <table:table-cell table:style-name="Table4.A2" office:value-type="string">
            <text:p text:style-name="P27">Gates_NP 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paid_ZZ</text:p>
          </table:table-cell>
          <table:table-cell table:style-name="Table4.A2" office:value-type="string">
            <text:p text:style-name="P27">paid_ZZ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the_ZZ</text:p>
          </table:table-cell>
          <table:table-cell table:style-name="Table4.A2" office:value-type="string">
            <text:p text:style-name="P27">the_ZZ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bill_ZZ</text:p>
          </table:table-cell>
          <table:table-cell table:style-name="Table4.A2" office:value-type="string">
            <text:p text:style-name="P27">bill_ZZ</text:p>
          </table:table-cell>
          <table:table-cell table:style-name="Table4.D2" office:value-type="string">
            <text:p text:style-name="P137"/>
          </table:table-cell>
        </table:table-row>
      </table:table>
      <text:p text:style-name="P27"/>
      <text:p text:style-name="P121">Accuracy: (tp + tn) / (tp + tn + fp + fn)</text:p>
      <text:p text:style-name="P121"/>
      <text:p text:style-name="P121"/>
      <text:p text:style-name="P121">Precision: tp / (tp + fp)</text:p>
      <text:p text:style-name="P121"/>
      <text:p text:style-name="P121">Recall: tp / (tp + fn)</text:p>
      <text:p text:style-name="P81"/>
      <text:p text:style-name="P106"/>
      <text:p text:style-name="P27">Задание: на основании файла corpus_gold_vs_auto.txt подсчитайте accuracy</text:p>
      <text:p text:style-name="P27"/>
      <text:p text:style-name="P27">&gt;&gt;&gt; нет необходимости различать tp и tn; нет необходимости различать fp и fn</text:p>
      <text:p text:style-name="P27"/>
      <text:p text:style-name="P27">ответ: precision/compute_accuracy.rb</text:p>
      <text:p text:style-name="P27"/>
      <text:p text:style-name="P27"/>
      <text:p text:style-name="P27">Задание: посчитайте точность распознавания NP. Дополнительно: округлите результат до двух знаков после запятой.</text:p>
      <text:p text:style-name="P27"/>
      <text:p text:style-name="P27">начальный скрипт: precision/compute_precision_stub.rb</text:p>
      <text:p text:style-name="P27"/>
      <text:p text:style-name="P27">ответ: precision/compute_precision.rb</text:p>
      <text:p text:style-name="P27"/>
      <text:p text:style-name="P27"/>
      <text:p text:style-name="P27">Задание: посчитайте racall</text:p>
      <text:p text:style-name="P27"/>
      <text:p text:style-name="P27">ответ: precision/compute_recall.rb</text:p>
      <text:p text:style-name="P27"/>
      <text:p text:style-name="P27">Задание: объединить в одни скрипт вычисление всех метрик: accuracy, precision, recall</text:p>
      <text:p text:style-name="P27"/>
      <text:p text:style-name="P27"/>
      <text:p text:style-name="P16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1">Решение задач</text:p>
            <text:p text:style-name="P141">lesson.04/precision</text:p>
            <text:p text:style-name="P141">lesson.04.tasks/task.{02,03}</text:p>
          </table:table-cell>
          <table:table-cell table:style-name="Table5.A1" office:value-type="string">
            <text:p text:style-name="P142">Занятие 6</text:p>
            <text:p text:style-name="P142">(60 мин)</text:p>
          </table:table-cell>
        </table:table-row>
      </table:table>
      <text:p text:style-name="P27"/>
      <text:p text:style-name="P27">Раздаточный материал:</text:p>
      <text:list xml:id="list1754334598" text:style-name="L20">
        <text:list-item>
          <text:p text:style-name="P228">lesson.06.tar.bz2</text:p>
        </text:list-item>
        <text:list-item>
          <text:p text:style-name="P228"/>
        </text:list-item>
        <text:list-item>
          <text:p text:style-name="P228"/>
        </text:list-item>
      </text:list>
      <text:p text:style-name="P27"/>
      <text:p text:style-name="P27"/>
      <text:p text:style-name="P27">!!! <text:s/>Задание: измените скрипт find_jj_with_jjr.rb так, чтобы выход имел следующий вид:</text:p>
      <text:p text:style-name="P27"/>
      <text:p text:style-name="P27"><text:tab/>NICE<text:tab/>JJ<text:tab/>--&gt;<text:tab/>JJR<text:tab/>NICER</text:p>
      <text:p text:style-name="P27"/>
      <text:p text:style-name="P27"><text:tab/>(пять полей разделенных табуляцией)</text:p>
      <text:p text:style-name="P27"/>
      <text:p text:style-name="P27">ответ: lesson.06/find_jj_with_jjr.2.rb</text:p>
      <text:p text:style-name="P27"/>
      <text:p text:style-name="P28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7"/>
      <text:p text:style-name="P27"><text:tab/>GIVE<text:tab/>VB<text:tab/>--&gt;<text:tab/>VBD<text:tab/>GAVE</text:p>
      <text:p text:style-name="P27"><text:tab/>SHED<text:tab/>VB<text:tab/>--&gt;<text:tab/>VBD<text:tab/>SHED</text:p>
      <text:p text:style-name="P27"/>
      <text:p text:style-name="P27"><text:tab/>(пять полей разделенных табуляцией)</text:p>
      <text:p text:style-name="P27"/>
      <text:p text:style-name="P27">Используйте DicTester как источник данных. см. пример выхода DicTester в файле</text:p>
      <text:p text:style-name="P27"/>
      <text:p text:style-name="P27"><text:tab/>lesson.06/irrverbs/dictester.txt</text:p>
      <text:p text:style-name="P27"/>
      <text:p text:style-name="P27">ответ: lesson.07/irrverbs/find_vb_irrvbd.rb</text:p>
      <text:p text:style-name="P27"/>
      <text:p text:style-name="P27"/>
      <text:p text:style-name="P27"/>
      <text:p text:style-name="P4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1">Разбор заданий</text:p>
            <text:p text:style-name="P141">Массивы</text:p>
            <text:p text:style-name="P141"/>
          </table:table-cell>
          <table:table-cell table:style-name="Table6.A1" office:value-type="string">
            <text:p text:style-name="P142">Занятие 7</text:p>
            <text:p text:style-name="P142"/>
          </table:table-cell>
        </table:table-row>
      </table:table>
      <text:p text:style-name="P27"/>
      <text:p text:style-name="P36">Раздаточный материал</text:p>
      <text:p text:style-name="P36"/>
      <text:list xml:id="list1120139870" text:style-name="L21">
        <text:list-item>
          <text:p text:style-name="P234">lesson.07.tar.bz2</text:p>
        </text:list-item>
        <text:list-item>
          <text:p text:style-name="P236">dictester.all.tar.bz2 (дапм всего DicTester --all)</text:p>
        </text:list-item>
        <text:list-item>
          <text:p text:style-name="P236">колода карт (для объяснения итераторов)</text:p>
        </text:list-item>
      </text:list>
      <text:p text:style-name="P36"/>
      <text:p text:style-name="P34">Начало со слайда 45</text:p>
      <text:p text:style-name="P36"/>
      <text:p text:style-name="P36">Code review</text:p>
      <text:p text:style-name="P36"/>
      <text:p text:style-name="P32">Посмотреть код тех, кто прислал свои скрипты, и дать комментарии.</text:p>
      <text:p text:style-name="P36"/>
      <text:p text:style-name="P36">Комментарии к find_jj_with_jjr.rb</text:p>
      <text:p text:style-name="P36"/>
      <text:p text:style-name="P29">Показать, как влияет место обнуления word_jj на появление этих строк в выходе</text:p>
      <text:p text:style-name="P29"/>
      <text:p text:style-name="P29">FAR<text:tab/>JJ<text:tab/>--&gt;<text:tab/>JJR<text:tab/>FARTHER </text:p>
      <text:p text:style-name="P29">FAR<text:tab/>JJ<text:tab/>--&gt;<text:tab/>JJR<text:tab/>FURTHER </text:p>
      <text:p text:style-name="P29"/>
      <text:p text:style-name="P35">Разбор задания find_vb_irrvbd.rb</text:p>
      <text:p text:style-name="P35"/>
      <text:p text:style-name="P27">Как отличить правильное VBD от неправильного?</text:p>
      <text:list xml:id="list66696901" text:style-name="L22">
        <text:list-item>
          <text:p text:style-name="P229">правильное VBD заканчиватся на ED: confuse -&gt; confused</text:p>
        </text:list-item>
        <text:list-item>
          <text:p text:style-name="P229">и это ED является окончанием (то есть, не корнем). cf. shed -&gt; shed</text:p>
        </text:list-item>
      </text:list>
      <text:p text:style-name="P27"/>
      <text:p text:style-name="P27">продемонстрировать --help</text:p>
      <text:p text:style-name="P27"/>
      <text:p text:style-name="P27">ответ в lesson.07/irrverbs/find_vb_irrvbd.rb</text:p>
      <text:p text:style-name="P27">выход скрипта в: lesson.07/irrverbs/<text:span text:style-name="T1">find_vb_irrvbd.out</text:span></text:p>
      <text:p text:style-name="P27"/>
      <text:p text:style-name="P27">Сравнить выход с моим:</text:p>
      <text:p text:style-name="P27"/>
      <text:p text:style-name="P121">Verbs (VB) in dictionary: 11785 </text:p>
      <text:p text:style-name="P121">Regular/irregular VBD: 8948/280 (= 9228 в сумме)</text:p>
      <text:p text:style-name="P27"/>
      <text:p text:style-name="P27">Если есть отличия,</text:p>
      <text:list xml:id="list1578356040" text:style-name="L23">
        <text:list-item>
          <text:p text:style-name="P230">что выдает grep DID и grep HAUL?</text:p>
        </text:list-item>
      </text:list>
      <text:p text:style-name="P27"/>
      <text:p text:style-name="P27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26">Следующее ДЗ -- найти такие глаголы (вставить слайд во ссылкой на lesson.07/irrverbs/README.2)</text:span></text:p>
      <text:p text:style-name="P27"/>
      <text:p text:style-name="P27">grep -C5 -Ee 'MISSPEL(T|LED)' ../../dictester/dictester.all.txt</text:p>
      <text:p text:style-name="P27"/>
      <text:p text:style-name="P35">Вопросы:</text:p>
      <text:p text:style-name="P35"/>
      <text:p text:style-name="P27">1. Правильный ли это способ получить форму VB?</text:p>
      <text:p text:style-name="P27"><text:soft-page-break/></text:p>
      <text:p text:style-name="P27"><text:tab/>vb = line.split.first</text:p>
      <text:p text:style-name="P27"/>
      <text:p text:style-name="P27"><text:tab/>см. файл dict.takeplace.txt</text:p>
      <text:p text:style-name="P27"/>
      <text:p text:style-name="P27">2. Что изменится, если изменить регулярное выражение</text:p>
      <text:p text:style-name="P27"/>
      <text:p text:style-name="P27"><text:tab/>с <text:s text:c="3"/>/^(.+[^\s])\s+classes:/</text:p>
      <text:p text:style-name="P27"><text:tab/>на <text:s/>/^(.+)\s+classes:/</text:p>
      <text:p text:style-name="P27"/>
      <text:p text:style-name="P27">Работает ли ваш скрипт? Сравните значения переменной vb в обеих реализациях.</text:p>
      <text:p text:style-name="P27"/>
      <text:p text:style-name="P27">3. Что если изменить порядок проверок условий?</text:p>
      <text:p text:style-name="P27"/>
      <text:p text:style-name="P27"><text:tab/>&lt; line =~ /VB-/ &amp;&amp; line =~ /^(.+)\s+classes:/</text:p>
      <text:p text:style-name="P27"/>
      <text:p text:style-name="P27"><text:tab/>&gt; line =~ /^(.+)\s+classes:/ &amp;&amp; line =~ /VB-/</text:p>
      <text:p text:style-name="P27"/>
      <text:p text:style-name="P27">Чему равно vb в каждом из случаев?</text:p>
      <text:p text:style-name="P27"/>
      <text:p text:style-name="P27">4. Нужна ли проверка &amp;&amp; vb ? Сравните выход скрипта с и без этой проверки</text:p>
      <text:p text:style-name="P27"/>
      <text:p text:style-name="P27"><text:tab/>if line =~ /VB-.+--&gt; VBD-\d+ (.+)/ &amp;&amp; vb</text:p>
      <text:p text:style-name="P27"/>
      <text:p text:style-name="P27"><text:tab/>см. файл dict.do.txt</text:p>
      <text:p text:style-name="P27"/>
      <text:p text:style-name="P27"><text:tab/>&gt;&gt;&gt; grep -C5 -Ee '\bDID\b' ../../dictester/dictester.all.txt </text:p>
      <text:p text:style-name="P27"><text:tab/>&gt;&gt;&gt; paradigm of DO has no VB but has VBD</text:p>
      <text:p text:style-name="P27"/>
      <text:p text:style-name="P38">Новая тема "Массивы"</text:p>
      <text:p text:style-name="P38"/>
      <text:p text:style-name="P165">p.55 и lesson.14 в старом курсе, можно взять без изменений</text:p>
      <text:p text:style-name="P165"/>
      <text:p text:style-name="P62">Массивы</text:p>
      <text:p text:style-name="P62"/>
      <text:p text:style-name="P67">Массивы один из базовых типов данных, есть во всех языках программирования</text:p>
      <text:p text:style-name="P67"/>
      <text:p text:style-name="P131">letters = [“a”, “b”, “c”, “d”, “e”]</text:p>
      <text:p text:style-name="P131"/>
      <text:p text:style-name="P67">Массив это структура данных, содержащая ряд объектов, доступ к которым определен по индексу.</text:p>
      <text:p text:style-name="P67"/>
      <text:p text:style-name="P67">В руби массивы индексируются начиная с 0.</text:p>
      <text:p text:style-name="P67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37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37">ключ/индекс</text:p>
          </table:table-cell>
          <table:table-cell table:style-name="Table27.B2" office:value-type="string">
            <text:p text:style-name="P137">значение</text:p>
          </table:table-cell>
        </table:table-row>
        <table:table-row>
          <table:table-cell table:style-name="Table27.A3" office:value-type="float" office:value="0">
            <text:p text:style-name="P137">0</text:p>
          </table:table-cell>
          <table:table-cell table:style-name="Table27.B2" office:value-type="string">
            <text:p text:style-name="P137">“a”</text:p>
          </table:table-cell>
        </table:table-row>
        <table:table-row>
          <table:table-cell table:style-name="Table27.A3" office:value-type="float" office:value="1">
            <text:p text:style-name="P137">1</text:p>
          </table:table-cell>
          <table:table-cell table:style-name="Table27.B2" office:value-type="string">
            <text:p text:style-name="P137">“b”</text:p>
          </table:table-cell>
        </table:table-row>
        <table:table-row>
          <table:table-cell table:style-name="Table27.A3" office:value-type="float" office:value="2">
            <text:p text:style-name="P137">2</text:p>
          </table:table-cell>
          <table:table-cell table:style-name="Table27.B2" office:value-type="string">
            <text:p text:style-name="P137">“c”</text:p>
          </table:table-cell>
        </table:table-row>
        <table:table-row>
          <table:table-cell table:style-name="Table27.A3" office:value-type="float" office:value="3">
            <text:p text:style-name="P137">3</text:p>
          </table:table-cell>
          <table:table-cell table:style-name="Table27.B2" office:value-type="string">
            <text:p text:style-name="P137">“d”</text:p>
          </table:table-cell>
        </table:table-row>
        <text:soft-page-break/>
        <table:table-row>
          <table:table-cell table:style-name="Table27.A3" office:value-type="float" office:value="4">
            <text:p text:style-name="P137">4</text:p>
          </table:table-cell>
          <table:table-cell table:style-name="Table27.B2" office:value-type="string">
            <text:p text:style-name="P137">“e”</text:p>
          </table:table-cell>
        </table:table-row>
        <table:table-row>
          <table:table-cell table:style-name="Table27.A3" office:value-type="float" office:value="5">
            <text:p text:style-name="P137">5</text:p>
          </table:table-cell>
          <table:table-cell table:style-name="Table27.B2" office:value-type="string">
            <text:p text:style-name="P137">“f”</text:p>
          </table:table-cell>
        </table:table-row>
      </table:table>
      <text:p text:style-name="P67"/>
      <text:p text:style-name="P67">чтобы получить доступ к некоторому элементу массива, нужно указать его индекс</text:p>
      <text:p text:style-name="P67"/>
      <text:p text:style-name="P131">letters[0] #=&gt; “a”</text:p>
      <text:p text:style-name="P131">letters[3] #=&gt; “d”</text:p>
      <text:p text:style-name="P67"/>
      <text:p text:style-name="P67">В руби в массиве можно хранить данные разных типов</text:p>
      <text:p text:style-name="P67"/>
      <text:p text:style-name="P131">things = [1, “uno”, 36.6, [“one”, “two”], 1..10]</text:p>
      <text:p text:style-name="P67"/>
      <text:p text:style-name="P67">&gt;&gt;&gt; Вопрос: что храниться в этом массиве под индексом 3?</text:p>
      <text:p text:style-name="P67"/>
      <text:p text:style-name="P67"><text:tab/>puts things[3] #=&gt;[“one”, “two”]</text:p>
      <text:p text:style-name="P67"/>
      <text:p text:style-name="P67">&gt;&gt;&gt; что распечатает</text:p>
      <text:p text:style-name="P67"><text:tab/>things[3][1] #=&gt; “two”</text:p>
      <text:p text:style-name="P67"/>
      <text:p text:style-name="P62">Получение доступа к элементу/элементам массива</text:p>
      <text:p text:style-name="P67"/>
      <text:p text:style-name="P67">дан массив:</text:p>
      <text:p text:style-name="P67"/>
      <text:p text:style-name="P131">letters = [“a”, “b”, “c”, “d”, “e”]</text:p>
      <text:p text:style-name="P67"/>
      <text:p text:style-name="P67">По индексу от начала массива</text:p>
      <text:p text:style-name="P67"/>
      <text:p text:style-name="P67"><text:tab/>letters[1] #=&gt; “b”</text:p>
      <text:p text:style-name="P67"/>
      <text:p text:style-name="P67">По индексу считая с конца массива</text:p>
      <text:p text:style-name="P67"/>
      <text:p text:style-name="P67"><text:tab/>letters[-1] #=&gt; “e” # последний элемент массива</text:p>
      <text:p text:style-name="P67"><text:tab/>letters[-2] #=&gt; “d” # предпоследний элемент массива</text:p>
      <text:p text:style-name="P67"/>
      <text:p text:style-name="P67">Задание: Как выделить несколько элементов? например, b,c,d.</text:p>
      <text:p text:style-name="P67"/>
      <text:p text:style-name="P67">&gt;&gt;&gt; Что мы хотим получить, выделяя несколько элементов?</text:p>
      <text:p text:style-name="P67"/>
      <text:p text:style-name="P67"><text:tab/>читать ri Array#[]</text:p>
      <text:p text:style-name="P67"/>
      <text:p text:style-name="P67"><text:tab/>letters[1,3] <text:s/># первый, длина</text:p>
      <text:p text:style-name="P67"><text:tab/>letters[1..3] # диапазон от первого до 3го (<text:span text:style-name="T1">включительно</text:span>)</text:p>
      <text:p text:style-name="P67"/>
      <text:p text:style-name="P67">Задание: как еще выделить первый или последний элемент массива?</text:p>
      <text:p text:style-name="P67"/>
      <text:p text:style-name="P67"><text:tab/>см. ri Array</text:p>
      <text:p text:style-name="P67"/>
      <text:p text:style-name="P67"><text:tab/>Array#first</text:p>
      <text:p text:style-name="P67"><text:tab/>Array#last</text:p>
      <text:p text:style-name="P67"/>
      <text:p text:style-name="P67">&gt;&gt;&gt; Что произойдет, если массив пустой?</text:p>
      <text:p text:style-name="P67"><text:soft-page-break/>&gt;&gt;&gt; Демо. как добавить свой метод для доступа к k-ому элементу</text:p>
      <text:p text:style-name="P67"/>
      <text:p text:style-name="P67">class Array</text:p>
      <text:p text:style-name="P67"><text:tab/>def second</text:p>
      <text:p text:style-name="P67"><text:tab/><text:tab/>self[1]</text:p>
      <text:p text:style-name="P67"><text:tab/>end</text:p>
      <text:p text:style-name="P67">end</text:p>
      <text:p text:style-name="P67"/>
      <text:p text:style-name="P62">Как задать массив</text:p>
      <text:p text:style-name="P67"/>
      <text:p text:style-name="P67">Перечислить через запятую</text:p>
      <text:p text:style-name="P67"/>
      <text:p text:style-name="P67"><text:tab/>letters = [“a”, “b”, “c”, “d”, “e”]</text:p>
      <text:p text:style-name="P67"/>
      <text:p text:style-name="P67">массив <text:span text:style-name="T1">строк</text:span> можно задать также таким образом</text:p>
      <text:p text:style-name="P67"/>
      <text:p text:style-name="P131">letters = %w{a b c d e}</text:p>
      <text:p text:style-name="P131"/>
      <text:p text:style-name="P67">Преобразованием другого объекта в массив</text:p>
      <text:p text:style-name="P67"/>
      <text:p text:style-name="P67">- строки</text:p>
      <text:p text:style-name="P67"/>
      <text:p text:style-name="P67"><text:tab/>“hello”.split(‘’) #=&gt; ["h", "e", "l", "l", "o"]</text:p>
      <text:p text:style-name="P67"><text:tab/>“hello, world”.split #=&gt; [“hello,”, ‘world’]</text:p>
      <text:p text:style-name="P67"/>
      <text:p text:style-name="P67">- диапазона</text:p>
      <text:p text:style-name="P67"/>
      <text:p text:style-name="P67"><text:tab/>(1..5).to_a #=&gt; [1, 2, 3, 4, 5]</text:p>
      <text:p text:style-name="P67"><text:tab/>(‘a’..’e’).to_a #=&gt; ["a", "b", "c", "d", "e"] </text:p>
      <text:p text:style-name="P67"/>
      <text:p text:style-name="P67">&gt;&gt;&gt; Задание: создайте массив letters, содержащий все буквы анг алфавита</text:p>
      <text:p text:style-name="P67"/>
      <text:p text:style-name="P67"><text:tab/>letters = (‘a’..’z’).to_a</text:p>
      <text:p text:style-name="P67"/>
      <text:p text:style-name="P62">Добавление элементов в массив</text:p>
      <text:p text:style-name="P67"/>
      <text:p text:style-name="P131">letters = Array.new <text:s text:c="2"/># синоним letters = []</text:p>
      <text:p text:style-name="P131"/>
      <text:p text:style-name="P67">Здесь .new это название метода, создающего новый экземпляр массива. Этот метод называется <text:span text:style-name="T18">конструктором</text:span>.</text:p>
      <text:p text:style-name="P67"/>
      <text:p text:style-name="P67">Добавление элемента в конец массива</text:p>
      <text:p text:style-name="P67"/>
      <text:p text:style-name="P131">letters &lt;&lt; “a”</text:p>
      <text:p text:style-name="P131">letters &lt;&lt; “a” &lt;&lt; “b” &lt;&lt; “c”</text:p>
      <text:p text:style-name="P67"/>
      <text:p text:style-name="P67">синонимы</text:p>
      <text:p text:style-name="P131"/>
      <text:p text:style-name="P131">letters.push “k”</text:p>
      <text:p text:style-name="P131">letters.push(“k”, “l”, “m”)</text:p>
      <text:p text:style-name="P131">letters.push “k”, “l”, “m” <text:s/># можно без скобок</text:p>
      <text:p text:style-name="P67"/>
      <text:p text:style-name="P67"><text:soft-page-break/>можно назначить значение произвольному элементу массива</text:p>
      <text:p text:style-name="P67"/>
      <text:p text:style-name="P67"><text:tab/>letters[0] = ‘zzz’</text:p>
      <text:p text:style-name="P67"/>
      <text:p text:style-name="P67">Задание: какой вид будет иметь массив после выполнения следующих действий</text:p>
      <text:p text:style-name="P67"/>
      <text:p text:style-name="P67"><text:tab/>things = [‘a’, ‘b’]</text:p>
      <text:p text:style-name="P67"><text:tab/>things &lt;&lt; ‘k’ &lt;&lt; ‘l’</text:p>
      <text:p text:style-name="P67"><text:tab/>things [10] = ‘zzz’</text:p>
      <text:p text:style-name="P67"/>
      <text:p text:style-name="P67">Ответ: ["a", "b", "k", "l", nil, nil, nil, nil, nil, nil, "zzz"]</text:p>
      <text:p text:style-name="P67"/>
      <text:p text:style-name="P67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7"/>
      <text:p text:style-name="P67"><text:tab/>ri Array#[]=</text:p>
      <text:p text:style-name="P107"/>
      <text:p text:style-name="P67"><text:span text:style-name="T25">Вопрос: </text:span><text:span text:style-name="T25">Что если длина диапазона (в индексе) не совпадает с длиной массива, </text:span>который присваивается (справа от знака равно)?</text:p>
      <text:p text:style-name="P67"/>
      <text:p text:style-name="P93"><text:tab/>letters[1..3] = [1,2] <text:s text:c="2"/>=&gt;<text:span text:style-name="T25"> ["a", 1, 2, "e", "f", "g", "h"]</text:span></text:p>
      <text:p text:style-name="P94"/>
      <text:p text:style-name="P94">Вопрос: Какой вид будет иметь массив после следующих действий?</text:p>
      <text:p text:style-name="P94"/>
      <text:p text:style-name="P94">numbers = (0...10).to_a <text:s text:c="28"/>=&gt; [0, 1, 2, 3, 4, 5, 6, 7, 8, 9]</text:p>
      <text:p text:style-name="P94">numbers[2..4] = [[2, 'dos'], [3, 'tres']]</text:p>
      <text:p text:style-name="P94">numbers <text:s text:c="51"/>=&gt; [0, 1, [2, "dos"], [3, "tres"], 5, 6, 7, 8, 9]</text:p>
      <text:p text:style-name="P8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1">Решение задач</text:p>
            <text:p text:style-name="P141"/>
          </table:table-cell>
          <table:table-cell table:style-name="Table7.A1" office:value-type="string">
            <text:p text:style-name="P142">Занятие 8</text:p>
            <text:p text:style-name="P142">(90 минут)</text:p>
          </table:table-cell>
        </table:table-row>
      </table:table>
      <text:p text:style-name="P174"/>
      <text:p text:style-name="P27">Задать вопрос: сколько времени в неделю вы тратить на rufsl (ДЗ, повторение слайдов).</text:p>
      <text:p text:style-name="P27"/>
      <text:p text:style-name="P40">Раздаточный материал</text:p>
      <text:p text:style-name="P40"/>
      <text:list xml:id="list1331371577" text:style-name="L24">
        <text:list-item>
          <text:p text:style-name="P231">lesson.08.tar.bz2</text:p>
        </text:list-item>
        <text:list-item>
          <text:p text:style-name="P231">колода карт (для объяснения итераторов)</text:p>
        </text:list-item>
      </text:list>
      <text:p text:style-name="P27"/>
      <text:p text:style-name="P40">Вопросы для контроля</text:p>
      <text:p text:style-name="P40"/>
      <text:list xml:id="list1538317589" text:style-name="L25">
        <text:list-item>
          <text:p text:style-name="P235">Что есть массив и в чем его отличие от просто переменной?</text:p>
        </text:list-item>
        <text:list-item>
          <text:p text:style-name="P235">Как объявить массив? Зачем объявлять массив?</text:p>
        </text:list-item>
        <text:list-item>
          <text:p text:style-name="P235">Как создать массив? Как создать массив строк?</text:p>
        </text:list-item>
        <text:list-item>
          <text:p text:style-name="P235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35">Как получить содержимое какой-то ячейки массива? И как положить значение в ячейку?</text:p>
        </text:list-item>
        <text:list-item>
          <text:p text:style-name="P235">Можно ли получать или назначать значения сразу нескольким элементам массива?</text:p>
        </text:list-item>
        <text:list-item>
          <text:p text:style-name="P235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35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35">Как можно добавить один элемент в хвост массива? А несколько?</text:p>
        </text:list-item>
      </text:list>
      <text:p text:style-name="P27"/>
      <text:p text:style-name="P35">Разбор find_vb_multivbd.rb</text:p>
      <text:p text:style-name="P35"/>
      <text:p text:style-name="P29">первое решение:</text:p>
      <text:p text:style-name="P29"/>
      <text:p text:style-name="P29">find_vb_vbd.rb -- использует массивы, работает для любого количества VBD</text:p>
      <text:p text:style-name="P29"/>
      <text:p text:style-name="P27">if line.empty? &amp;&amp; vb</text:p>
      <text:p text:style-name="P27"><text:s text:c="4"/>if vbds.length &gt; 1</text:p>
      <text:p text:style-name="P27"><text:s text:c="6"/>puts "#{vb}\tVB\t--&gt;\tVBD\t#{vbds.join("\t")}"</text:p>
      <text:p text:style-name="P27"><text:s text:c="4"/>end</text:p>
      <text:p text:style-name="P31"><text:s text:c="4"/>vb = nil</text:p>
      <text:p text:style-name="P31"><text:s text:c="4"/>vbds.clear</text:p>
      <text:p text:style-name="P27"><text:s text:c="2"/>end</text:p>
      <text:p text:style-name="P27">end</text:p>
      <text:p text:style-name="P27"/>
      <text:p text:style-name="P27">экономит немного времени по сравнению с двумя следующими вариантами</text:p>
      <text:p text:style-name="P27"/>
      <text:p text:style-name="P27">if line.empty?</text:p>
      <text:p text:style-name="P31"><text:s text:c="4"/>vb = nil</text:p>
      <text:p text:style-name="P31"><text:s text:c="4"/>vbds.clear</text:p>
      <text:p text:style-name="P27">end</text:p>
      <text:p text:style-name="P27"/>
      <text:p text:style-name="P27">if line =~ /classes/</text:p>
      <text:p text:style-name="P31"><text:s text:c="4"/>vb = nil</text:p>
      <text:p text:style-name="P31"><text:soft-page-break/><text:s text:c="4"/>vbds.clear</text:p>
      <text:p text:style-name="P27">end</text:p>
      <text:p text:style-name="P27"/>
      <text:p text:style-name="P27">Альтернативное решение</text:p>
      <text:p text:style-name="P29">find_vb_vbd.2.rb -- не использует массив, работает только для двух VBD</text:p>
      <text:p text:style-name="P29"/>
      <text:p text:style-name="P29">!!! Попросить Юлю рассказать о ее алгоритме (find_vb_vbd.2.rb) и попросить других его реализовать</text:p>
      <text:p text:style-name="P29"/>
      <text:p text:style-name="P37">Разбор задания find_vb_incomplete_pdg.rb</text:p>
      <text:p text:style-name="P29"/>
      <text:p text:style-name="P29">Первое решение:</text:p>
      <text:p text:style-name="P30"/>
      <text:p text:style-name="P30">find_vb_incomplete_pdg.rb -- использует флаги для всех тегов и массив для вывода</text:p>
      <text:p text:style-name="P30"/>
      <text:p text:style-name="P30">Второе решение:</text:p>
      <text:p text:style-name="P30"/>
      <text:p text:style-name="P30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1">Итераторы (в массивах)</text:p>
            <text:p text:style-name="P141">Цикл for</text:p>
            <text:p text:style-name="P141">Другие методы массивов</text:p>
          </table:table-cell>
          <table:table-cell table:style-name="Table8.A1" office:value-type="string">
            <text:p text:style-name="P142">Занятие 9</text:p>
            <text:p text:style-name="P142">(90 минут)</text:p>
          </table:table-cell>
        </table:table-row>
      </table:table>
      <text:p text:style-name="P81"/>
      <text:p text:style-name="P40">Раздаточный материал</text:p>
      <text:p text:style-name="P40"/>
      <text:list xml:id="list1038652068" text:style-name="L26">
        <text:list-item>
          <text:p text:style-name="P232">lesson.09.tar.bz2</text:p>
        </text:list-item>
        <text:list-item>
          <text:p text:style-name="P232">колода карт (для объяснения итераторов)</text:p>
        </text:list-item>
      </text:list>
      <text:p text:style-name="P81"/>
      <text:p text:style-name="P86">Вопросы</text:p>
      <text:p text:style-name="P86"/>
      <text:list xml:id="list1497112587" text:style-name="L27">
        <text:list-item>
          <text:p text:style-name="P233">Сколько времени в неделю вы тратить на rufsl (ДЗ, повторение слайдов).</text:p>
        </text:list-item>
      </text:list>
      <text:p text:style-name="P82"/>
      <text:p text:style-name="P62">Итераторы</text:p>
      <text:p text:style-name="P46"/>
      <text:p text:style-name="P94">Объяснение работы итераторов на примере карт</text:p>
      <text:p text:style-name="P94"><text:tab/>два человека</text:p>
      <text:p text:style-name="P94"><text:tab/>один - итератор each</text:p>
      <text:p text:style-name="P94"><text:tab/>другой - блок</text:p>
      <text:p text:style-name="P94"><text:tab/>первый - выдает одну карту</text:p>
      <text:p text:style-name="P94"><text:tab/>другой - что-то с ней делает: красные налево, черные направо</text:p>
      <text:p text:style-name="P94"><text:tab/>первый - выдает другую карту</text:p>
      <text:p text:style-name="P94"><text:tab/>другой - ….</text:p>
      <text:p text:style-name="P94"/>
      <text:p text:style-name="P94">То есть, управление поочередно передается от одного метода к другому.</text:p>
      <text:p text:style-name="P94"/>
      <text:p text:style-name="P94">Разобрать итераторы</text:p>
      <text:p text:style-name="P94"/>
      <text:p text:style-name="P46">Array#each_index</text:p>
      <text:p text:style-name="P46">Array#each</text:p>
      <text:p text:style-name="P46">Array#reverse_each</text:p>
      <text:p text:style-name="P46"/>
      <text:p text:style-name="P46">Array#reverse.each_with_index – последовательное применение методов</text:p>
      <text:p text:style-name="P46"/>
      <text:p text:style-name="P78">Синонимичный цикл for</text:p>
      <text:p text:style-name="P64"/>
      <text:p text:style-name="P50">Цикл for синономичен Array#each</text:p>
      <text:p text:style-name="P50"/>
      <text:p text:style-name="P50">letters = %w{a b c d e}</text:p>
      <text:p text:style-name="P50"/>
      <text:p text:style-name="P50">for i in letters</text:p>
      <text:p text:style-name="P50"><text:s text:c="2"/>puts i</text:p>
      <text:p text:style-name="P50">end</text:p>
      <text:p text:style-name="P50"/>
      <text:p text:style-name="P50">Страшная тайна: for вызывает each, for можно использовать с любым объектом, для которого определен метод each</text:p>
      <text:p text:style-name="P50"/>
      <text:p text:style-name="P50">Доказательство. Замените массив на строку.</text:p>
      <text:p text:style-name="P50"/>
      <text:p text:style-name="P50">for i in "hello"</text:p>
      <text:p text:style-name="P50"><text:s text:c="2"/>puts i</text:p>
      <text:p text:style-name="P50">end</text:p>
      <text:p text:style-name="P50"><text:soft-page-break/></text:p>
      <text:p text:style-name="P50">Сообщение об ошибке NoMethodError: undefined method `<text:span text:style-name="T1">each</text:span>' for "hello":String</text:p>
      <text:p text:style-name="P46"/>
      <text:p text:style-name="P62">Задания</text:p>
      <text:p text:style-name="P67"/>
      <text:p text:style-name="P67">!!! Задание: Посчитайте длины всех слов в списке words.txt</text:p>
      <text:p text:style-name="P67"/>
      <text:p text:style-name="P67">примерный выход (см. word_lengths/word_lengths_1.out)</text:p>
      <text:p text:style-name="P67"/>
      <text:p text:style-name="P131">52 words of length 1 </text:p>
      <text:p text:style-name="P131">183 words of length 2 </text:p>
      <text:p text:style-name="P131">838 words of length 3 </text:p>
      <text:p text:style-name="P131"/>
      <text:p text:style-name="P67">ответ: word_lengths/word_lengths_1.rb</text:p>
      <text:p text:style-name="P67"/>
      <text:p text:style-name="P67">!!! <text:span text:style-name="T19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7"/>
      <text:p text:style-name="P67">примерный выход (см. word_lengths/word_lengths_2.out):</text:p>
      <text:p text:style-name="P67"/>
      <text:p text:style-name="P67"><text:tab/>1 52, A, B, C, D, E, F, G, H, I, J </text:p>
      <text:p text:style-name="P67"><text:tab/>2 183, Ac, Ag, Al, Am, Ar, As, At, Au, Av, Ba </text:p>
      <text:p text:style-name="P67"/>
      <text:p text:style-name="P67">ответ: word_lengths/word_lengths_2.rb</text:p>
      <text:p text:style-name="P68"/>
      <text:p text:style-name="P63">ri Array</text:p>
      <text:p text:style-name="P65"/>
      <text:p text:style-name="P46">= Class methods: </text:p>
      <text:p text:style-name="P46"/>
      <text:p text:style-name="P46"><text:s text:c="2"/>[], new, try_convert </text:p>
      <text:p text:style-name="P46"/>
      <text:p text:style-name="P46">= Instance methods: </text:p>
      <text:p text:style-name="P77"/>
      <text:p text:style-name="P46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6"><text:s text:c="2"/><text:span text:style-name="T1">collect, collect!</text:span>, combination, <text:span text:style-name="T1">compact, compact!</text:span>, <text:span text:style-name="T1">concat, count</text:span>, cycle, </text:p>
      <text:p text:style-name="P46"><text:s text:c="2"/>dclone, <text:span text:style-name="T1">delete, delete_at, delete_if</text:span>, drop, drop_while, <text:span text:style-name="T1">each, each_index, </text:span></text:p>
      <text:p text:style-name="P46"><text:span text:style-name="T1"><text:s text:c="2"/>empty?</text:span>, eql?, fetch, fill, find_index, f<text:span text:style-name="T1">irst, flatten, flatten!</text:span>, frozen?, </text:p>
      <text:p text:style-name="P46"><text:s text:c="2"/>hash, <text:span text:style-name="T1">include?, index</text:span>, initialize_copy, i<text:span text:style-name="T1">nsert, inspect, join, keep_if, </text:span></text:p>
      <text:p text:style-name="P46"><text:span text:style-name="T1"><text:s text:c="2"/>last, length, map, map!</text:span>, pack, permutation, <text:span text:style-name="T1">pop</text:span>, <text:span text:style-name="T1">pretty_print</text:span>, </text:p>
      <text:p text:style-name="P46"><text:s text:c="2"/>pretty_print_cycle, product, <text:span text:style-name="T1">push</text:span>, rassoc, <text:span text:style-name="T1">reject, reject!</text:span>, </text:p>
      <text:p text:style-name="P46"><text:s text:c="2"/>repeated_combination, repeated_permutation, <text:span text:style-name="T1">replace</text:span>, <text:span text:style-name="T1">reverse, reverse!</text:span>, </text:p>
      <text:p text:style-name="P46"><text:s text:c="2"/><text:span text:style-name="T1">reverse_each</text:span>, <text:span text:style-name="T1">rindex</text:span>, rotate, rotate!, <text:span text:style-name="T1">sample, select, select!</text:span>, shelljoin, </text:p>
      <text:p text:style-name="P46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6"><text:s text:c="2"/>take_while, to_a, to_ary, <text:span text:style-name="T1">to_s</text:span>, transpose, <text:span text:style-name="T1">uniq, uniq!, unshift, values_at</text:span>, </text:p>
      <text:p text:style-name="P46"><text:s text:c="2"/>zip, | </text:p>
      <text:p text:style-name="P46"/>
      <text:p text:style-name="P46">&gt;&gt;&gt; Задание: прочитайте этот список и выберите методы, о котрых вы что-то можете сказать из названия.</text:p>
      <text:p text:style-name="P46"/>
      <text:p text:style-name="P46">&gt;&gt;&gt; Вопрос, что такое оператор | </text:p>
      <text:p text:style-name="P46">&gt;&gt;&gt; ri 'Array#|'</text:p>
      <text:p text:style-name="P46"/>
      <text:p text:style-name="P46"><text:soft-page-break/>Домашнее задание: почитать ri Array</text:p>
      <text:p text:style-name="P68"/>
      <text:p text:style-name="P62">Получение нескольких <text:span text:style-name="T26">несоседних</text:span> значений</text:p>
      <text:p text:style-name="P67"/>
      <text:p text:style-name="P67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7"/>
      <text:p text:style-name="P67">Дан массив (см. lesson.09/data)</text:p>
      <text:p text:style-name="P67"/>
      <text:p text:style-name="P67"><text:tab/>@months = %w[ Jan Feb Mar Apr May Jun Jul Aug Sep Oct Nov Dec ]</text:p>
      <text:p text:style-name="P67"/>
      <text:p text:style-name="P67">!!! Задание: выполнить в irb:</text:p>
      <text:p text:style-name="P67"><text:tab/>load ‘data’</text:p>
      <text:p text:style-name="P67"><text:tab/>@months</text:p>
      <text:p text:style-name="P67"/>
      <text:p text:style-name="P67">&gt;&gt;&gt;Новая инфа:</text:p>
      <text:list xml:id="list1269629988" text:style-name="L28">
        <text:list-item>
          <text:p text:style-name="P197">метод Kernel#load</text:p>
        </text:list-item>
        <text:list-item>
          <text:p text:style-name="P197">глобальные переменные начинаются с @</text:p>
        </text:list-item>
      </text:list>
      <text:p text:style-name="P67"/>
      <text:p text:style-name="P67">Почему переменная должны быть объявлена как глобальная</text:p>
      <text:p text:style-name="P67">из Kernel#load: … In no circumstance will any local variables in the loaded file be propagated to the loading environment.</text:p>
      <text:p text:style-name="P67"/>
      <text:p text:style-name="P67">!!! Задание: Попробуйте загрузить таким же образом файл data.2 и доступиться к массиву days, которым там определен.</text:p>
      <text:p text:style-name="P67"/>
      <text:p text:style-name="P67"/>
      <text:p text:style-name="P67">!!! Задание: нужно за одну операцию получить все весенние и два первых осенних месяца, например, зная их номера в массиве.</text:p>
      <text:p text:style-name="P67"/>
      <text:p text:style-name="P67"><text:tab/>["Mar", "Apr", "May", "Sep", "Oct"]</text:p>
      <text:p text:style-name="P67"/>
      <text:p text:style-name="P67">ri Array#values_at</text:p>
      <text:p text:style-name="P67"/>
      <text:p text:style-name="P67"><text:tab/>@months.values_at(2..4, 8, 9) </text:p>
      <text:p text:style-name="P67"/>
      <text:p text:style-name="P67"># то есть, селекторами могут быть диапазоны или целые числа (положительные или отрицательные)</text:p>
      <text:p text:style-name="P67"/>
      <text:p text:style-name="P62">Методы с ! и ?</text:p>
      <text:p text:style-name="P67"/>
      <text:p text:style-name="P67">Имена методов могут заканчиваться на знаки ! и ?</text:p>
      <text:p text:style-name="P67"/>
      <text:p text:style-name="P67"><text:tab/>Array#empty? <text:s text:c="2"/>String#empty?</text:p>
      <text:p text:style-name="P67"><text:tab/>Array#include? <text:s/>String#include?</text:p>
      <text:p text:style-name="P67"/>
      <text:p text:style-name="P67">Вопрос: что это может обозначать? почитайте в ri описание разных методов с ?</text:p>
      <text:p text:style-name="P67"/>
      <text:p text:style-name="P67">&gt;&gt;&gt; все описания в ri начинаются с <text:span text:style-name="T1">Returns true if ...</text:span></text:p>
      <text:p text:style-name="P67"/>
      <text:p text:style-name="P67">Такие методы всегда возвращают булевское true или false.</text:p>
      <text:p text:style-name="P67"/>
      <text:p text:style-name="P67"><text:soft-page-break/><text:tab/>[].empty? <text:s/>#=&gt; true <text:s/>, да массив пуст</text:p>
      <text:p text:style-name="P67"><text:tab/>%w[a b c].empty? <text:s/>#=&gt; false, нет, массив не пуст</text:p>
      <text:p text:style-name="P67"/>
      <text:p text:style-name="P67"><text:tab/>arr = [“one”, “two”, “three”]</text:p>
      <text:p text:style-name="P67"><text:tab/>arr.member?('one') #=&gt; true</text:p>
      <text:p text:style-name="P67"><text:tab/>arr.include?(1) #=&gt; false</text:p>
      <text:p text:style-name="P67"/>
      <text:p text:style-name="P67">синонимы: Array#member? и Array#include?</text:p>
      <text:p text:style-name="P67"/>
      <text:p text:style-name="P67">&gt;&gt;&gt; Какие есть предикаты у объектов класса Array?</text:p>
      <text:p text:style-name="P67">&gt;&gt;&gt; empty? eql? include? member?</text:p>
      <text:p text:style-name="P67">&gt;&gt;&gt; Имеют ли смысл методы типа clear? length? delete?</text:p>
      <text:p text:style-name="P67"/>
      <text:p text:style-name="P67"><text:tab/>[].are_you_ok? <text:s/>#=&gt; <text:span text:style-name="T1">NoMethodError</text:span>: undefined method `are_you_ok?' for []:Array</text:p>
      <text:p text:style-name="P67"/>
      <text:p text:style-name="P62">Методы, заканчивающиеся на !</text:p>
      <text:p text:style-name="P67"/>
      <text:p text:style-name="P67">Знак ! (bang) обозначает, что метод “опасный”. Всегда есть метод без ! и метод с ! есть его опасный вариант</text:p>
      <text:p text:style-name="P67"/>
      <text:p text:style-name="P67">Вопрос: какие есть парные методы у класса Array?</text:p>
      <text:p text:style-name="P67"/>
      <text:p text:style-name="P67"><text:tab/>collect collect! <text:s text:c="3"/>map map!</text:p>
      <text:p text:style-name="P67"><text:tab/>compact compact!</text:p>
      <text:p text:style-name="P67"><text:tab/>flatten flatten!</text:p>
      <text:p text:style-name="P67"><text:tab/>reject reject!</text:p>
      <text:p text:style-name="P67"><text:tab/>reverse reverse!</text:p>
      <text:p text:style-name="P67"><text:tab/>rotate rotate!</text:p>
      <text:p text:style-name="P67"><text:tab/>select select!</text:p>
      <text:p text:style-name="P67"><text:tab/>slice slice!</text:p>
      <text:p text:style-name="P67"><text:tab/>sort_by sort_by! <text:s text:c="3"/># sort_by определен в Enumerable а не в Array</text:p>
      <text:p text:style-name="P67"><text:tab/>shuffle shuffle!</text:p>
      <text:p text:style-name="P67"><text:tab/>uniq uniq!</text:p>
      <text:p text:style-name="P67"/>
      <text:p text:style-name="P67">В такой паре методов метод с ! изменяет <text:span text:style-name="T18">ресивер</text:span> (объект, у которого метод вызывается), а метод без ! возвращает другой объект.</text:p>
      <text:p text:style-name="P67"/>
      <text:p text:style-name="P67"><text:tab/>arr = [1, 2, nil, 4]</text:p>
      <text:p text:style-name="P67"/>
      <text:p text:style-name="P67">сравните (в irb)</text:p>
      <text:p text:style-name="P67"><text:tab/>arr.compact</text:p>
      <text:p text:style-name="P67"><text:tab/>#=&gt; [1,2,4]</text:p>
      <text:p text:style-name="P67"><text:tab/>arr</text:p>
      <text:p text:style-name="P67"><text:tab/>#=&gt; [1, 2, nil, 4]</text:p>
      <text:p text:style-name="P67"/>
      <text:p text:style-name="P67"><text:tab/>arr.compact!</text:p>
      <text:p text:style-name="P67"><text:tab/>#=&gt; [1,2,4]</text:p>
      <text:p text:style-name="P67"><text:tab/>arr</text:p>
      <text:p text:style-name="P67"><text:tab/>#=&gt; [1, 2, 4]</text:p>
      <text:p text:style-name="P67"><text:tab/></text:p>
      <text:p text:style-name="P67">Много других методов, без !, также изменяют ресивер:</text:p>
      <text:p text:style-name="P67"/>
      <text:p text:style-name="P67"><text:soft-page-break/><text:tab/>Array#delete</text:p>
      <text:p text:style-name="P67"><text:tab/>Array#push</text:p>
      <text:p text:style-name="P67"/>
      <text:p text:style-name="P70">!!! Задание: см. lesson.09/find_vb_incomplete_pdg.2.rb</text:p>
      <text:p text:style-name="P67"/>
      <text:p text:style-name="P67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7"/>
      <text:p text:style-name="P67">[[[ ri вам в помощь! ]]]</text:p>
      <text:p text:style-name="P67"/>
      <text:p text:style-name="P67">Практический совет: не давайте имя с ! всякому методу, который изменяет свой ресивер.</text:p>
      <text:p text:style-name="P67"/>
      <text:p text:style-name="P62">Задания</text:p>
      <text:p text:style-name="P67"/>
      <text:p text:style-name="P68">Мысленно выполните следующий скрипт lesson.09/test_compact.rb</text:p>
      <text:p text:style-name="P68"/>
      <text:p text:style-name="P67">!!! Задание: сколько элементов содержит массив @months в конце <text:span text:style-name="T19">выполнения</text:span> скрипта? </text:p>
      <text:p text:style-name="P67"/>
      <text:p text:style-name="P67"><text:tab/>puts @months.length</text:p>
      <text:p text:style-name="P67"><text:tab/>#=&gt; 12</text:p>
      <text:p text:style-name="P67"/>
      <text:p text:style-name="P67">!!! Задание: удалите из массива все nil. Сколько элементов содержит сейчас массив @months?</text:p>
      <text:p text:style-name="P67">&gt;&gt;&gt; Исправить скрипт непосредственно</text:p>
      <text:p text:style-name="P67"/>
      <text:p text:style-name="P67"><text:tab/>@months.compact!</text:p>
      <text:p text:style-name="P67">альтернатива: @months = @months.compact</text:p>
      <text:p text:style-name="P67">альтерматива @months.delete</text:p>
      <text:p text:style-name="P67"/>
      <text:p text:style-name="P67"><text:tab/>puts @months.size <text:s text:c="5"/># синонимы: Array#length Array#size</text:p>
      <text:p text:style-name="P67"/>
      <text:p text:style-name="P62">Строковое представление массива</text:p>
      <text:p text:style-name="P67"/>
      <text:p text:style-name="P67">Array#to_s</text:p>
      <text:p text:style-name="P67"/>
      <text:p text:style-name="P67">1.8.7</text:p>
      <text:p text:style-name="P67"><text:tab/>puts [1,2,3,4].to_s</text:p>
      <text:p text:style-name="P67"><text:tab/>#=&gt; 1234</text:p>
      <text:p text:style-name="P67"><text:tab/>puts [1,2,3,4].inspect </text:p>
      <text:p text:style-name="P67"><text:tab/>#=&gt; [1, 2, 3, 4]</text:p>
      <text:p text:style-name="P67">1.9.x</text:p>
      <text:p text:style-name="P67"><text:tab/>puts [1, 2, 3, 4].to_s</text:p>
      <text:p text:style-name="P67"><text:tab/>#=&gt; [1, 2, 3, 4]</text:p>
      <text:p text:style-name="P67"><text:tab/>puts [1,2,3,4].inspect </text:p>
      <text:p text:style-name="P67"><text:tab/>#=&gt; [1, 2, 3, 4]</text:p>
      <text:p text:style-name="P67"/>
      <text:p text:style-name="P67">Array#join(sep=$,)</text:p>
      <text:p text:style-name="P67">$, - output field seperator, по умолчанию nil</text:p>
      <text:p text:style-name="P67"/>
      <text:p text:style-name="P67">arr = %w{uno dos tres}</text:p>
      <text:p text:style-name="P67"><text:soft-page-break/></text:p>
      <text:p text:style-name="P67">Вопрос: как выведется следущий массив</text:p>
      <text:p text:style-name="P67"/>
      <text:p text:style-name="P67"><text:tab/>puts arr.join</text:p>
      <text:p text:style-name="P67"><text:tab/>puts arr.join(',')</text:p>
      <text:p text:style-name="P67"/>
      <text:p text:style-name="P62">Method chaining (сцепление методов?)</text:p>
      <text:p text:style-name="P67"/>
      <text:p text:style-name="P67">показать на картинках, что в точках. и как на это влияет метод с !</text:p>
      <text:p text:style-name="P67"/>
      <text:p text:style-name="P67"><text:tab/>nums = %w[one two three four]</text:p>
      <text:p text:style-name="P67"/>
      <text:p text:style-name="P67"><text:tab/>nums.sort.reverse.join('-')</text:p>
      <text:p text:style-name="P67"><text:tab/>=&gt; "two-three-one-four"</text:p>
      <text:p text:style-name="P67"/>
      <text:p text:style-name="P67">создаются промежуточные временные объекты</text:p>
      <text:p text:style-name="P67"><text:s/></text:p>
      <text:p text:style-name="P67">шаг 1 <text:s/>| nums <text:s text:c="4"/>| <text:s/>исходный массив</text:p>
      <text:p text:style-name="P67">шаг 2 <text:s/>| .sort <text:s text:c="6"/>| <text:s/>["four", "one", "three", "two"]</text:p>
      <text:p text:style-name="P67">шаг 3 <text:s/>| .reverse | <text:s/>["two", "three", "one", "four"]</text:p>
      <text:p text:style-name="P67">шаг 4 <text:s/>| .join('-') <text:s text:c="2"/>| "two-three-one-four"</text:p>
      <text:p text:style-name="P67"/>
      <text:p text:style-name="P67">&gt;&gt;&gt; показать, что на каждом шаге это разные объекты, используя object_id.</text:p>
      <text:p text:style-name="P67"/>
      <text:p text:style-name="P67">!!! Вопрос: какой вид имеет массив nums после этих манипуляций?</text:p>
      <text:p text:style-name="P67">!!! Ответ: он не изменился</text:p>
      <text:p text:style-name="P67"/>
      <text:p text:style-name="P67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7"/>
      <text:p text:style-name="P67">!!! Ответ: результат такой же, но первоначальный массив изменился</text:p>
      <text:p text:style-name="P67"><text:tab/>nums</text:p>
      <text:p text:style-name="P67"><text:tab/># =&gt; ["two", "three", "one", "four"]</text:p>
      <text:p text:style-name="P67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41">Разбор заданий</text:p>
            <text:p text:style-name="P141">Array#map</text:p>
            <text:p text:style-name="P141"/>
          </table:table-cell>
          <table:table-cell table:style-name="Table9.A1" office:value-type="string">
            <text:p text:style-name="P142">Занятие 10</text:p>
            <text:p text:style-name="P142">(90 минут)</text:p>
          </table:table-cell>
        </table:table-row>
      </table:table>
      <text:p text:style-name="P67"/>
      <text:p text:style-name="P143">Раздаточный материал</text:p>
      <text:p text:style-name="P143"/>
      <text:list xml:id="list376090037" text:style-name="L29">
        <text:list-item>
          <text:p text:style-name="P182">lesson.10.tar.bz2</text:p>
        </text:list-item>
      </text:list>
      <text:p text:style-name="P141"/>
      <text:p text:style-name="P143">Вопросы</text:p>
      <text:p text:style-name="P143"/>
      <text:list xml:id="list1195945261" text:style-name="L30">
        <text:list-item>
          <text:p text:style-name="P185">Сколько времени ушло на ДЗ на этой неделе?</text:p>
        </text:list-item>
        <text:list-item>
          <text:p text:style-name="P185">Просмотрели ли презентацию до конца и есть ли вопросы? Что стоит рассмотреть сейчас?</text:p>
        </text:list-item>
        <text:list-item>
          <text:p text:style-name="P185">Что общего в методах, имена которых оканчиваются на знак вопроса?</text:p>
        </text:list-item>
        <text:list-item>
          <text:p text:style-name="P185">О чем говорит знак ! в имени метода?</text:p>
        </text:list-item>
        <text:list-item>
          <text:p text:style-name="P185">Все ли методы, оканчивающиеся на ! изменяют объект, к которому применяются?</text:p>
        </text:list-item>
        <text:list-item>
          <text:p text:style-name="P185">Назовите какие-нибудь методы объектов класса Array? И что они делают?</text:p>
        </text:list-item>
        <text:list-item>
          <text:p text:style-name="P185">Как преобразовать массив к строке (например, чтобы вывести его на печать)? -- to_s и join</text:p>
        </text:list-item>
      </text:list>
      <text:p text:style-name="P141"/>
      <text:p text:style-name="P141"/>
      <text:p text:style-name="P144">Разбор задания word_lengths_1.rb</text:p>
      <text:p text:style-name="P144"/>
      <text:p text:style-name="P146">см. lesson.10/word_lengths/</text:p>
      <text:p text:style-name="P146"/>
      <text:p text:style-name="P145">Результаты могут отличаться в зависимости от того, в какой кодировке приходит текст и как руби распознает эту кодировку.</text:p>
      <text:p text:style-name="P145"/>
      <text:p text:style-name="P145">кодировка файла data/words.txt UTF-8</text:p>
      <text:p text:style-name="P145"/>
      <text:list xml:id="list1515964391" text:style-name="L31">
        <text:list-item>
          <text:p text:style-name="P186">lengths.with_cp1252 - <text:s/>длины вычислены неправильно</text:p>
        </text:list-item>
        <text:list-item>
          <text:p text:style-name="P186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45"/>
      <text:p text:style-name="P144">Разбор задания word_lengths_2.rb</text:p>
      <text:p text:style-name="P144"/>
      <text:p text:style-name="P152">Нарисовать красивую картинку, показывающую структуру данных</text:p>
      <text:p text:style-name="P152"/>
      <text:p text:style-name="P141">Обращение к элементу вложенного массива</text:p>
      <text:p text:style-name="P141"><text:tab/>lengths[i][j]</text:p>
      <text:p text:style-name="P141"/>
      <text:p text:style-name="P144">Разбор задания extract_nth_sentence.rb</text:p>
      <text:p text:style-name="P144"/>
      <text:p text:style-name="P146">Вопросы:</text:p>
      <text:list xml:id="list945709086" text:style-name="L32">
        <text:list-item>
          <text:p text:style-name="P188">Как определить каждое 10е предложение в тексте?</text:p>
        </text:list-item>
        <text:list-item>
          <text:p text:style-name="P188">Нужно ли накапливать предложения?</text:p>
        </text:list-item>
      </text:list>
      <text:p text:style-name="P146"/>
      <text:p text:style-name="P146">Что если использовать остаток от деления? Будет ли тот же результат?</text:p>
      <text:p text:style-name="P146"/>
      <text:p text:style-name="P146"><text:soft-page-break/><text:tab/>c_in % 10 == 0</text:p>
      <text:p text:style-name="P141"/>
      <text:p text:style-name="P141">&gt;&gt;&gt; могут быть отличия из-за 0 % 10 =&gt; 0</text:p>
      <text:p text:style-name="P141"/>
      <text:p text:style-name="P141">показать скрипт extract_nth_sentence_with_options.rb</text:p>
      <text:list xml:id="list1827989669" text:style-name="L33">
        <text:list-item>
          <text:p text:style-name="P183">глобальная переменная @nth</text:p>
        </text:list-item>
        <text:list-item>
          <text:p text:style-name="P183">внешняя библиотека optparse</text:p>
        </text:list-item>
        <text:list-item>
          <text:p text:style-name="P183">опция --help</text:p>
        </text:list-item>
        <text:list-item>
          <text:p text:style-name="P183">опция --each-nth=NUMBER</text:p>
        </text:list-item>
      </text:list>
      <text:p text:style-name="P141"/>
      <text:p text:style-name="P144">Разобрать непонятные слайды</text:p>
      <text:p text:style-name="P144"/>
      <text:p text:style-name="P141">Те слайды, которые были даны на самостоятельное изучение.</text:p>
      <text:p text:style-name="P141"/>
      <text:p text:style-name="P144">Отображение множества</text:p>
      <text:p text:style-name="P144"/>
      <text:p text:style-name="P147">Картинка 1: два множества, слева символы в нижнем регистре, справа - в верхнем</text:p>
      <text:p text:style-name="P148"/>
      <text:p text:style-name="P148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47">Картинка 2: два множества, слева слова, справа - длины слов (есть повторы)</text:p>
      <text:p text:style-name="P147"/>
      <text:p text:style-name="P148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08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68"/>
      <text:list xml:id="list1548847192" text:style-name="L34">
        <text:list-item>
          <text:p text:style-name="P259">map <text:s text:c="5"/><text:span text:style-name="T28">map!</text:span></text:p>
        </text:list-item>
        <text:list-item>
          <text:p text:style-name="P259">collect <text:s text:c="2"/><text:span text:style-name="T28">collect!</text:span></text:p>
        </text:list-item>
      </text:list>
      <text:p text:style-name="P169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18">последней</text:span> операции есть результат всего блока и именно это значение 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53"><text:soft-page-break/>[“1”, “uno”, “234”, “dos”].map do |el|</text:p>
      <text:p text:style-name="P153"><text:s text:c="4"/>if el =~ /^\d+$/</text:p>
      <text:p text:style-name="P153"><text:s text:c="6"/>el.to_i</text:p>
      <text:p text:style-name="P153"><text:s text:c="4"/>else</text:p>
      <text:p text:style-name="P153"><text:s text:c="6"/>el.upcase</text:p>
      <text:p text:style-name="P153"><text:s text:c="4"/>end</text:p>
      <text:p text:style-name="P153"><text:s text:c="3"/>“HELLO” <text:s/># что произойдет, если добавить эту строку?</text:p>
      <text:p text:style-name="P153">end</text:p>
      <text:p text:style-name="P152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09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19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tab/>min, max = res.<text:span text:style-name="T1">values_at</text:span>(0,-1)</text:p>
      <text:p text:style-name="P166"/>
      <text:p text:style-name="P167"/>
      <text:p text:style-name="P170">Задания на Array#map</text:p>
      <text:p text:style-name="P170"/>
      <text:p text:style-name="P172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71"/>
      <text:p text:style-name="P172"><text:tab/>не используя String#gsub на всем предложении</text:p>
      <text:p text:style-name="P167"><text:tab/>можно использовать String#match, Array#index, Array#split, String#gsub</text:p>
      <text:p text:style-name="P167"/>
      <text:p text:style-name="P167"><text:tab/>Что есть в тексте есть фразы as_ well_RB ?</text:p>
      <text:p text:style-name="P167"/>
      <text:p text:style-name="P167">ответ: lesson.10/untag.rb</text:p>
      <text:p text:style-name="P167"/>
      <text:p text:style-name="P167"><text:span text:style-name="T26">Домашнее</text:span><text:span text:style-name="T19"> </text:span>Задание: Даны теггированные релейшны SAO. Необходимо их вывести без тегов.</text:p>
      <text:p text:style-name="P141"/>
      <text:p text:style-name="P141"><text:tab/>? совпадает ли количество полей в SAO до и после?</text:p>
      <text:p text:style-name="P141"><text:tab/>!!! хитрость в том. что split удаляет разделители в конце.</text:p>
      <text:p text:style-name="P141"/>
      <text:p text:style-name="P13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1">Разбор заданий</text:p>
            <text:p text:style-name="P141">Array#all? , Array#any?</text:p>
            <text:p text:style-name="P141">Array#find, Array#select</text:p>
            <text:p text:style-name="P141">Array#sort, Array#sort_by</text:p>
          </table:table-cell>
          <table:table-cell table:style-name="Table10.A1" office:value-type="string">
            <text:p text:style-name="P142">Занятие 11</text:p>
            <text:p text:style-name="P142">(90 минут)</text:p>
          </table:table-cell>
        </table:table-row>
      </table:table>
      <text:p text:style-name="P67"/>
      <text:p text:style-name="P143">Раздаточный материал</text:p>
      <text:p text:style-name="P143"/>
      <text:list xml:id="list219916919" text:continue-list="list376090037" text:style-name="L29">
        <text:list-item>
          <text:p text:style-name="P182">lesson.11.tar.bz2</text:p>
        </text:list-item>
      </text:list>
      <text:p text:style-name="P141"/>
      <text:p text:style-name="P143">Вопросы</text:p>
      <text:p text:style-name="P143"/>
      <text:list xml:id="list2070499372" text:style-name="L35">
        <text:list-item>
          <text:p text:style-name="P187">Сколько времени ушло на ДЗ на этой неделе?</text:p>
        </text:list-item>
        <text:list-item>
          <text:p text:style-name="P187">Для чего предназначен Array#map?</text:p>
        </text:list-item>
        <text:list-item>
          <text:p text:style-name="P187">Есть ли парный опасный метод Array#map! ?</text:p>
        </text:list-item>
        <text:list-item>
          <text:p text:style-name="P187">Чем отличается Array#values_at от Array#slice (Array#[]) ?</text:p>
        </text:list-item>
      </text:list>
      <text:p text:style-name="P145"/>
      <text:p text:style-name="P149">Краткий разбор задания extract_random_subcorpus.2.rb</text:p>
      <text:p text:style-name="P149"/>
      <text:p text:style-name="P145">lesson.10/subcorpus/extract_random_subcorpus.2.rb</text:p>
      <text:p text:style-name="P145"/>
      <text:p text:style-name="P145">нарисовать структуры данных и показать, как одно работает через другое.</text:p>
      <text:p text:style-name="P145"/>
      <text:p text:style-name="P150">Квантор всеобщности и квантор существования?</text:p>
      <text:p text:style-name="P152"/>
      <text:p text:style-name="P153">Array#include? = Array#member?</text:p>
      <text:p text:style-name="P153"/>
      <text:p text:style-name="P153">pets = %w{ bat dog cat cow wombat }</text:p>
      <text:p text:style-name="P153">pets.include?('dog') #=&gt; true</text:p>
      <text:p text:style-name="P153"/>
      <text:p text:style-name="P153">Array#all? – позволяет проверить, что все элементы удовлетворяют некоторому условию.</text:p>
      <text:p text:style-name="P153"/>
      <text:p text:style-name="P153">Например, все ли слова содержат букву “a”</text:p>
      <text:p text:style-name="P153"/>
      <text:p text:style-name="P153">pets.all? {|pet|</text:p>
      <text:p text:style-name="P153"><text:tab/>pet =~ /a/</text:p>
      <text:p text:style-name="P153">}</text:p>
      <text:p text:style-name="P153"/>
      <text:p text:style-name="P153">#=&gt; false</text:p>
      <text:p text:style-name="P153"/>
      <text:p text:style-name="P153">Вопрос: Каким будет результат следующей операции?</text:p>
      <text:p text:style-name="P153"/>
      <text:p text:style-name="P153">pets.all? {|pet|</text:p>
      <text:p text:style-name="P153"><text:tab/>pet =~ /[ieaou]/</text:p>
      <text:p text:style-name="P153">}</text:p>
      <text:p text:style-name="P153"/>
      <text:p text:style-name="P153">#=&gt; true.</text:p>
      <text:p text:style-name="P153"/>
      <text:p text:style-name="P153"><text:s/></text:p>
      <text:p text:style-name="P153">Array#any? – проверяет, есть ли <text:span text:style-name="T1">хотя бы один</text:span> элемент, удовлетворяющий данному условию.</text:p>
      <text:p text:style-name="P153"/>
      <text:p text:style-name="P153"><text:soft-page-break/>tags = [“NN”, “VBG”, “JJing”]</text:p>
      <text:p text:style-name="P153"/>
      <text:p text:style-name="P153">Надо выполнить что-либо, если у слова есть глагольные теги.</text:p>
      <text:p text:style-name="P153"/>
      <text:p text:style-name="P153">плохо</text:p>
      <text:p text:style-name="P153"/>
      <text:p text:style-name="P153">if tags.include?(“VB”) || tags.include?(“VBZ”)</text:p>
      <text:p text:style-name="P153"><text:s text:c="3"/>|| tags.include?(“VBD”) || tags.include?(“VBN”)</text:p>
      <text:p text:style-name="P153"><text:s text:c="3"/>|| tags.include?(“VBG”)</text:p>
      <text:p text:style-name="P153">then</text:p>
      <text:p text:style-name="P153"><text:s text:c="3"/># do smthing</text:p>
      <text:p text:style-name="P153">end</text:p>
      <text:p text:style-name="P153"/>
      <text:p text:style-name="P153">лучше, но все еще не очень хорошо: громоздко</text:p>
      <text:p text:style-name="P153"/>
      <text:p text:style-name="P153">tags.each do |tag|</text:p>
      <text:p text:style-name="P153"><text:tab/>if tag =~ /^V/</text:p>
      <text:p text:style-name="P153"><text:tab/><text:tab/># do smthing</text:p>
      <text:p text:style-name="P153"><text:tab/><text:tab/># ...</text:p>
      <text:p text:style-name="P153"><text:tab/><text:tab/>break <text:s/># Вопрос: зачем здесь break?</text:p>
      <text:p text:style-name="P153"><text:tab/>end</text:p>
      <text:p text:style-name="P153">end</text:p>
      <text:p text:style-name="P153"/>
      <text:p text:style-name="P153">правильно</text:p>
      <text:p text:style-name="P153"/>
      <text:p text:style-name="P153">if tags.any? { |tag| tag =~ /^V/ }</text:p>
      <text:p text:style-name="P153"><text:s text:c="4"/># do something</text:p>
      <text:p text:style-name="P153">end </text:p>
      <text:p text:style-name="P153"/>
      <text:p text:style-name="P153">Другие способы проверить наличие элемента в массиве</text:p>
      <text:p text:style-name="P153"/>
      <text:p text:style-name="P153">pets = %w{ bat dog cat cow wombat }</text:p>
      <text:p text:style-name="P153"/>
      <text:p text:style-name="P153">Объясните, почему это работает?</text:p>
      <text:p text:style-name="P153"/>
      <text:p text:style-name="P153">if pets.index('bat')</text:p>
      <text:p text:style-name="P153"><text:s text:c="4"/># мы здесь</text:p>
      <text:p text:style-name="P153">end</text:p>
      <text:p text:style-name="P153"/>
      <text:p text:style-name="P153">if pets.index('aircraft')</text:p>
      <text:p text:style-name="P153"><text:s text:c="4"/># сюда мы не попадем</text:p>
      <text:p text:style-name="P153">end</text:p>
      <text:p text:style-name="P153"/>
      <text:p text:style-name="P153">Array#index(val) – возвращает положение самой левой (первой) встречи val</text:p>
      <text:p text:style-name="P153">Array#rindex(val) – самой правой (последней)</text:p>
      <text:p text:style-name="P153">возвращаемый номер позиции всегда от начала слова (то есть, слева)</text:p>
      <text:p text:style-name="P153">Аналогичным образом работают эти же методы для класса String</text:p>
      <text:p text:style-name="P153">String#index</text:p>
      <text:p text:style-name="P153">String#rindex</text:p>
      <text:p text:style-name="P153"/>
      <text:p text:style-name="P153">Закончите код</text:p>
      <text:p text:style-name="P153"/>
      <text:p text:style-name="P153"><text:soft-page-break/>if “abrakadabra”.index(“k”) …</text:p>
      <text:p text:style-name="P153"><text:tab/>puts “В этом слове одна буква k”</text:p>
      <text:p text:style-name="P153">end</text:p>
      <text:p text:style-name="P153"/>
      <text:p text:style-name="P153">ответ</text:p>
      <text:p text:style-name="P153">if “abrakadabra”.index(“k”) == “abrakadabra”.rindex(“k”) <text:s/># 4 == 4</text:p>
      <text:p text:style-name="P153"><text:tab/>puts “В этом слове одна буква k”</text:p>
      <text:p text:style-name="P153">end</text:p>
      <text:p text:style-name="P153"/>
      <text:p text:style-name="P153">if “abrakadabra”.index(“b”) ...</text:p>
      <text:p text:style-name="P153"><text:tab/>puts “В этом слове больше одной буквы b”</text:p>
      <text:p text:style-name="P153">end</text:p>
      <text:p text:style-name="P153"/>
      <text:p text:style-name="P153">ответ</text:p>
      <text:p text:style-name="P153"/>
      <text:p text:style-name="P153">if “abrakadabra”.index(“b”) != “abrakadabra”.rindex(“b”) # 1 != 8</text:p>
      <text:p text:style-name="P153"><text:tab/>puts “В этом слове больше одной буквы b”</text:p>
      <text:p text:style-name="P153">end</text:p>
      <text:p text:style-name="P153"/>
      <text:p text:style-name="P153"/>
      <text:p text:style-name="P151">Задания</text:p>
      <text:p text:style-name="P151"/>
      <text:p text:style-name="P172">Из файла lesson.11/searching/text.txt выведите предложения, содержащие хотя бы одно слово в середине, написанное в Titlecase.</text:p>
      <text:p text:style-name="P153"/>
      <text:p text:style-name="P153">не используя String#=~ на все предложение. представьте предложение в виде массива слов.</text:p>
      <text:p text:style-name="P153"/>
      <text:p text:style-name="P153">ответ: finding/select_sent_with_titlecase_inside.rb</text:p>
      <text:p text:style-name="P153">ответ:finding/select_sent_with_titlecase_inside.2.rb <text:s/>с использованием Array#shift</text:p>
      <text:p text:style-name="P153"/>
      <text:p text:style-name="P156">Selecting element(s)</text:p>
      <text:p text:style-name="P156"/>
      <text:p text:style-name="P154">Как найти и выбрать из массива элемент(ы), удовлетворяющие некоторому условию?</text:p>
      <text:p text:style-name="P154"/>
      <text:p text:style-name="P173"><text:span text:style-name="T26">Даны среднемесячные температуры в г. Надыме. Как</text:span> <text:span text:style-name="T26">найти первую положительную температуру,</text:span></text:p>
      <text:p text:style-name="P154"/>
      <text:p text:style-name="P154"><text:s/>temperatures = [-19.6, -18.2, -11.8, -7.6, 1.2, 10.6, 16.0, 12.1, 4.9, -19, -20, -25]</text:p>
      <text:p text:style-name="P161"/>
      <text:p text:style-name="P155"><text:span text:style-name="T26"><text:s/>temperatures</text:span><text:span text:style-name="T26">.find {|el| el &gt; 0} <text:s/>#=&gt; 1.2</text:span></text:p>
      <text:p text:style-name="P154"/>
      <text:p text:style-name="P154">см. selecting/first_warm_month_temp.rb</text:p>
      <text:p text:style-name="P161"/>
      <text:p text:style-name="P153"><text:s/>см также Array#find <text:s/>= <text:s/>Array#detect</text:p>
      <text:p text:style-name="P153"><text:s/></text:p>
      <text:p text:style-name="P153">чем Array#find отличается от Array#select?</text:p>
      <text:p text:style-name="P153">Что вернет следующий код?</text:p>
      <text:p text:style-name="P153"/>
      <text:p text:style-name="P155"><text:span text:style-name="T26"><text:s/></text:span><text:span text:style-name="T26">temp</text:span><text:span text:style-name="T26">eratures</text:span><text:span text:style-name="T26">.select {|temp| temp &gt; 0} </text:span></text:p>
      <text:p text:style-name="P154"><text:s/>#=&gt; [1.2, 10.6, 16.0, 12.1, 4.9]</text:p>
      <text:p text:style-name="P155"><text:span text:style-name="T26">то есть, </text:span><text:span text:style-name="T2">массив</text:span><text:span text:style-name="T26"> всех подходящих значений</text:span></text:p>
      <text:p text:style-name="P154"><text:soft-page-break/></text:p>
      <text:p text:style-name="P154">см. также Array#grep</text:p>
      <text:p text:style-name="P159"/>
      <text:p text:style-name="P62">Сортировка массива, оператор &lt;=&gt;</text:p>
      <text:p text:style-name="P67"/>
      <text:p text:style-name="P67">sort, sort!</text:p>
      <text:p text:style-name="P67"/>
      <text:p text:style-name="P67"><text:tab/>words = %w{ pear apple strawberry apple bears }</text:p>
      <text:p text:style-name="P67"/>
      <text:p text:style-name="P67"><text:tab/>words.sort</text:p>
      <text:p text:style-name="P67"><text:tab/>#=&gt; ["apple", "apple", "bears", "pear", "strawberry"]</text:p>
      <text:p text:style-name="P67"/>
      <text:p text:style-name="P67">Элементы cравниваются между собой при помощи оператора &lt;=&gt;.</text:p>
      <text:p text:style-name="P67"/>
      <text:p text:style-name="P67">Почитайте ri про метод &lt;=&gt; у строк</text:p>
      <text:p text:style-name="P67"/>
      <text:p text:style-name="P67"><text:tab/>ri ‘String#&lt;=&gt;’ <text:tab/><text:tab/><text:tab/># кавычки обязательны</text:p>
      <text:p text:style-name="P67"/>
      <text:p text:style-name="P67"><text:tab/>str &lt;=&gt; other_str <text:s text:c="2"/>-&gt; -1, 0, +1</text:p>
      <text:p text:style-name="P67"/>
      <text:p text:style-name="P67">Что вернут следующие сравнения?</text:p>
      <text:p text:style-name="P67"/>
      <text:p text:style-name="P67"><text:tab/>'apple' &lt;=&gt; 'apple' <text:s/>#=&gt; 0</text:p>
      <text:p text:style-name="P67"><text:tab/>'apple' &lt;=&gt; 'bears' <text:s/>#=&gt; -1 <text:s text:c="2"/>apple сортируется перед bears</text:p>
      <text:p text:style-name="P67"><text:tab/>‘bears’ &lt;=&gt; ‘apple’ #=&gt; 1 <text:s text:c="2"/>bear сортируется после apple</text:p>
      <text:p text:style-name="P67"><text:tab/>‘apples’ &lt;=&gt; ‘apple’ #=&gt; 1</text:p>
      <text:p text:style-name="P67"/>
      <text:p text:style-name="P67">&gt;&gt;&gt; на операторе &lt;=&gt; <text:s/>завязан модуль-примесь Comparable, который дает методы сравнения &lt; &gt; &lt;= &gt;=</text:p>
      <text:p text:style-name="P67"/>
      <text:p text:style-name="P62">Сортировка с блоком</text:p>
      <text:p text:style-name="P67"/>
      <text:p text:style-name="P67">sort может принимать блок, в котором описана процедура сравнения двух элементов. блок должен возвращать -1, 0, 1</text:p>
      <text:p text:style-name="P67"/>
      <text:p text:style-name="P67">sort без блока эквивалентен</text:p>
      <text:p text:style-name="P67"/>
      <text:p text:style-name="P67"><text:tab/>array.sort {|a, b| <text:s text:c="22"/>&lt;--- как взаимно расположить элементы a и b?</text:p>
      <text:p text:style-name="P67"><text:tab/><text:tab/>a &lt;=&gt; b <text:s text:c="14"/>&lt;--- если -1, то ab; если 1 то ba</text:p>
      <text:p text:style-name="P67"><text:tab/>}</text:p>
      <text:p text:style-name="P67"/>
      <text:p text:style-name="P67">!!! Задание: какой командой можно отсортировать массив в обратном порядке (от большего к меньшему), не используя Array#reverse</text:p>
      <text:p text:style-name="P67"/>
      <text:p text:style-name="P67"><text:tab/>array.sort {|a,b| </text:p>
      <text:p text:style-name="P67"><text:tab/> <text:s text:c="3"/>b &lt;=&gt; a </text:p>
      <text:p text:style-name="P67"><text:tab/>}</text:p>
      <text:p text:style-name="P67"/>
      <text:p text:style-name="P67">см. lesson.11/sorting/test_sort_1.rb</text:p>
      <text:p text:style-name="P67"/>
      <text:p text:style-name="P67">!!! Задание: отсортируйте массив @numbers по длине слова</text:p>
      <text:p text:style-name="P67"/>
      <text:p text:style-name="P67"><text:soft-page-break/><text:tab/>@numbers.sort {|a,b| </text:p>
      <text:p text:style-name="P67"><text:tab/><text:tab/>a.length &lt;=&gt; b.length </text:p>
      <text:p text:style-name="P67"><text:tab/>}</text:p>
      <text:p text:style-name="P67"/>
      <text:p text:style-name="P67">см. lesson.11/sorting/test_sort_2.rb</text:p>
      <text:p text:style-name="P67"/>
      <text:p text:style-name="P67">!!! Вопрос: в обратном порядке, от больших длин к меньшим?</text:p>
      <text:p text:style-name="P67"/>
      <text:p text:style-name="P67"><text:tab/>@numbers.sort {|b,a| </text:p>
      <text:p text:style-name="P67"><text:tab/><text:tab/>a.length &lt;=&gt; b.length </text:p>
      <text:p text:style-name="P67"><text:tab/>}</text:p>
      <text:p text:style-name="P67"/>
      <text:p text:style-name="P67">&gt;&gt;&gt; подвох: см порядок |b, a|</text:p>
      <text:p text:style-name="P61"/>
      <text:p text:style-name="P112">Сортировка по вычисленному значению</text:p>
      <text:p text:style-name="P111"/>
      <text:p text:style-name="P111"><text:tab/>sort_by, sort_by!</text:p>
      <text:p text:style-name="P111"/>
      <text:p text:style-name="P67">Производят сортировку по вычесленному значению (внутри делается map)</text:p>
      <text:p text:style-name="P67"/>
      <text:p text:style-name="P67"><text:tab/>%w{ three one 1984 }.sort_by {|item|</text:p>
      <text:p text:style-name="P67"><text:tab/><text:tab/>item.length</text:p>
      <text:p text:style-name="P67"><text:tab/>}</text:p>
      <text:p text:style-name="P67"/>
      <text:p text:style-name="P67"><text:tab/>#=&gt; ["one", "1984", "three"]</text:p>
      <text:p text:style-name="P67"/>
      <text:p text:style-name="P67">см. test_sort_by_1.rb</text:p>
      <text:p text:style-name="P67"/>
      <text:p text:style-name="P67">!!!! Задание: исследуйте, что делает скрипт test_sort_by_2.rb</text:p>
      <text:p text:style-name="P67"/>
      <text:p text:style-name="P67"><text:tab/>["o<text:span text:style-name="T1">c</text:span>ho", "<text:span text:style-name="T1">c</text:span>inco", "cuatro", "dos", "diez", "uno", "nueve", "seis", "siete", "tres"]</text:p>
      <text:p text:style-name="P67"/>
      <text:p text:style-name="P67">!!! Ответ: сортирует по первой согласной букве</text:p>
      <text:p text:style-name="P67"/>
      <text:p text:style-name="P67">!!! Задание: измените test_sort_by_2.rb так, чтобы слова были отсортированы по количеству гласных в слове</text:p>
      <text:p text:style-name="P67"/>
      <text:p text:style-name="P67">ответ: test_sort_by_3.rb</text:p>
      <text:p text:style-name="P67"/>
      <text:p text:style-name="P67"><text:tab/>["dos", "tres", <text:s text:c="3"/>"seis", "diez", "cinco", "uno", "ocho", <text:s text:c="3"/>"siete", "nueve", "cuatro"]</text:p>
      <text:p text:style-name="P67"/>
      <text:p text:style-name="P67">Задания</text:p>
      <text:p text:style-name="P67"/>
      <text:p text:style-name="P67">!!! Задание: отсортируйте массив @trn_numbers по немецким словам?</text:p>
      <text:p text:style-name="P67"/>
      <text:p text:style-name="P67">@trn_numbers = [ </text:p>
      <text:p text:style-name="P67"><text:s text:c="4"/>[1, "one", <text:s text:c="3"/>"ein"], </text:p>
      <text:p text:style-name="P67"><text:s text:c="4"/>[2, "two", <text:s text:c="2"/>"zwei"], </text:p>
      <text:p text:style-name="P67"><text:s text:c="4"/>[3, "three", "drei"], </text:p>
      <text:p text:style-name="P67"><text:s text:c="4"/>[4, "four", <text:s/>"vier"], </text:p>
      <text:p text:style-name="P67"><text:s text:c="4"/>[5, "five", <text:s/>"fünf"] </text:p>
      <text:p text:style-name="P67">]</text:p>
      <text:p text:style-name="P67"><text:soft-page-break/></text:p>
      <text:p text:style-name="P67">см. lesson.10/sorting/test_sort_by_5.rb</text:p>
      <text:p text:style-name="P61">см. lesson.10/sorting/test_sort_3.rb</text:p>
      <text:p text:style-name="P141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41">Пользовательские методы</text:p>
          </table:table-cell>
          <table:table-cell table:style-name="Таблица3.A1" office:value-type="string">
            <text:p text:style-name="P142">Занятие 12</text:p>
            <text:p text:style-name="P142">(90 минут)</text:p>
          </table:table-cell>
        </table:table-row>
      </table:table>
      <text:p text:style-name="P11"/>
      <text:p text:style-name="P143">Раздаточный материал</text:p>
      <text:p text:style-name="P143"/>
      <text:list xml:id="list1899899068" text:continue-list="list219916919" text:style-name="L29">
        <text:list-item>
          <text:p text:style-name="P182">lesson.12.tar.bz2</text:p>
        </text:list-item>
      </text:list>
      <text:p text:style-name="P141"/>
      <text:p text:style-name="P144">Вопросы</text:p>
      <text:list xml:id="list755022603" text:style-name="L36">
        <text:list-header>
          <text:p text:style-name="P189"/>
        </text:list-header>
        <text:list-item>
          <text:p text:style-name="P191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184">Метод sort оперирует двумя аргументами (они в |a,b|). Что это за аргументы?</text:p>
        </text:list-item>
        <text:list-item>
          <text:p text:style-name="P184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184">Как Array#sort отсортирует массив массивов?</text:p>
        </text:list-item>
        <text:list-item>
          <text:p text:style-name="P184">Чем отличается Array#sort_by от Array#sort ?</text:p>
        </text:list-item>
        <text:list-item>
          <text:p text:style-name="P184">Чем отличаются методы Array#all? и Array#any?</text:p>
        </text:list-item>
        <text:list-item>
          <text:p text:style-name="P192"><text:span text:style-name="T7">Какими способами можно установить, что некоторый элемент присутс</text:span><text:span text:style-name="T7">т</text:span><text:span text:style-name="T7">вует в массиве? – <text:s/>(include?/member? → boolean, Array#index/</text:span><text:span text:style-name="T7">#rindex</text:span><text:span text:style-name="T7"> → position, find → сам элемент)</text:span></text:p>
        </text:list-item>
        <text:list-item>
          <text:p text:style-name="P192"><text:span text:style-name="T7">Какие из этих методом принимают блок и зачем? </text:span><text:span text:style-name="T7">- index/rindex/find. чтобы задавать более сложное условие, а не буквальное равенство.</text:span></text:p>
        </text:list-item>
        <text:list-item>
          <text:p text:style-name="P192"><text:span text:style-name="T7">Правда ли, что метод index есть только у массивов? - нет, он есть и у String (см. </text:span><text:span text:style-name="T7">ri index</text:span><text:span text:style-name="T7">)</text:span></text:p>
        </text:list-item>
        <text:list-item>
          <text:p text:style-name="P184">Почему Array#index/rindex/find можно использовать в условиях? - они возвращают nil, если ничего не найдено</text:p>
        </text:list-item>
        <text:list-item>
          <text:p text:style-name="P192"><text:span text:style-name="T7">Чем отличается Array#find от Array#select</text:span><text:span text:style-name="T7">?</text:span></text:p>
        </text:list-item>
        <text:list-item>
          <text:p text:style-name="P184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41"/>
      <text:p text:style-name="P62">Пользовательские методы</text:p>
      <text:p text:style-name="P67"/>
      <text:p text:style-name="P67">Программист может задавать свои собственные методы</text:p>
      <text:p text:style-name="P67"/>
      <text:p text:style-name="P67">Метод это способ сгруппировать код в одном месте</text:p>
      <text:p text:style-name="P67"/>
      <text:list xml:id="list214924767" text:style-name="L37">
        <text:list-item>
          <text:p text:style-name="P198">возможность абстрагироваться от деталей реализации</text:p>
        </text:list-item>
        <text:list-item>
          <text:p text:style-name="P198">более читабельный и более легко управляемый код</text:p>
        </text:list-item>
        <text:list-item>
          <text:p text:style-name="P198">возможность повторного использования (code reuse)</text:p>
          <text:p text:style-name="P198"/>
        </text:list-item>
      </text:list>
      <text:p text:style-name="P67">синонимы: подпрограммы, функции, процедуры</text:p>
      <text:p text:style-name="P47"/>
      <text:p text:style-name="P47">Метод должен быть определен до его использования</text:p>
      <text:p text:style-name="P47"/>
      <text:p text:style-name="P47">Определение метода:</text:p>
      <text:p text:style-name="P47"/>
      <text:p text:style-name="P128">def method_name(arg1, arg2....)</text:p>
      <text:p text:style-name="P128"><text:s text:c="3"/># команды</text:p>
      <text:p text:style-name="P128"><text:s text:c="3"/>return ...</text:p>
      <text:p text:style-name="P128">end</text:p>
      <text:p text:style-name="P128"/>
      <text:p text:style-name="P47">Использование (вызов) метода:</text:p>
      <text:p text:style-name="P47"><text:soft-page-break/></text:p>
      <text:p text:style-name="P47"><text:tab/>method_name(arg1, arg2...)</text:p>
      <text:p text:style-name="P47"/>
      <text:p text:style-name="P141">см. пример использования методов:</text:p>
      <text:p text:style-name="P141"><text:tab/>methods/extract_random_subcorpus.3.rb</text:p>
      <text:p text:style-name="P141">исследуйте, что делает скрипт:</text:p>
      <text:p text:style-name="P141"><text:tab/>methods/extract_random_subcorpus.4.rb</text:p>
      <text:p text:style-name="P102">&gt;&gt;&gt; выбирает 10% предложений длиной меньше 10 слов и 15 % предложений больше 10 слов. Этот скрипт показывает code reuse</text:p>
      <text:p text:style-name="P102"/>
      <text:p text:style-name="P62">Аргументы в методах</text:p>
      <text:p text:style-name="P47"/>
      <text:p text:style-name="P47">Имена аргументов это локальные названия для внешних (по отношению к методу) переменных и литералов</text:p>
      <text:p text:style-name="P47"/>
      <text:p text:style-name="P47">&gt;&gt;&gt; не только внешних. если метод вызывает другой метод...</text:p>
      <text:p text:style-name="P47"/>
      <text:p text:style-name="P47"><text:tab/>def unvowel(word)</text:p>
      <text:p text:style-name="P47"><text:tab/><text:tab/>word.delete(‘ieaou’)</text:p>
      <text:p text:style-name="P47"><text:tab/>end</text:p>
      <text:p text:style-name="P47"/>
      <text:p text:style-name="P47"><text:tab/>unvowel(“hello”)</text:p>
      <text:p text:style-name="P47"><text:tab/># внутри unvowel, переменная word становиться равной hello</text:p>
      <text:p text:style-name="P47"/>
      <text:p text:style-name="P47"><text:tab/>w = “hello”</text:p>
      <text:p text:style-name="P47"><text:tab/>unvowel(w)</text:p>
      <text:p text:style-name="P47"/>
      <text:p text:style-name="P47">Аргументы передаются позиционно</text:p>
      <text:p text:style-name="P47"/>
      <text:p text:style-name="P47"><text:tab/>def max_of_three(a, b, c)</text:p>
      <text:p text:style-name="P47"><text:tab/><text:tab/>if a &gt; b &amp;&amp; a &gt; c</text:p>
      <text:p text:style-name="P47"><text:tab/><text:tab/><text:tab/>return a</text:p>
      <text:p text:style-name="P47"><text:tab/><text:tab/>elsif …</text:p>
      <text:p text:style-name="P47"><text:tab/><text:tab/><text:tab/>...</text:p>
      <text:p text:style-name="P47"><text:tab/><text:tab/>end</text:p>
      <text:p text:style-name="P47"><text:tab/>end</text:p>
      <text:p text:style-name="P47"/>
      <text:p text:style-name="P47"><text:tab/>x, y = 1, 20</text:p>
      <text:p text:style-name="P47"><text:tab/>max_of_three(x, y, 10)</text:p>
      <text:p text:style-name="P47"/>
      <text:p text:style-name="P47">Вопрос: Что внутри метода?</text:p>
      <text:p text:style-name="P47">Ответ: внутри метода имеем</text:p>
      <text:p text:style-name="P47"><text:tab/>a = x = 1</text:p>
      <text:p text:style-name="P47"><text:tab/>b = y = 20</text:p>
      <text:p text:style-name="P47"><text:tab/>c = 10</text:p>
      <text:p text:style-name="P47"/>
      <text:p text:style-name="P50">Задание: реализуйте метод max_of_three иначе</text:p>
      <text:p text:style-name="P50">ответ: methods/max_of_three.2.rb</text:p>
      <text:p text:style-name="P50">ответ: methods/max_of_three.3.rb</text:p>
      <text:p text:style-name="P51"/>
      <text:p text:style-name="P62">Передача объектов в метод</text:p>
      <text:p text:style-name="P47"/>
      <text:p text:style-name="P47"><text:soft-page-break/>Объекты, передаваемые в метод через аргументы, передаются</text:p>
      <text:list xml:id="list1766852962" text:style-name="L38">
        <text:list-item>
          <text:p text:style-name="P239"><text:span text:style-name="T5">по </text:span><text:span text:style-name="T5">значению (по </text:span><text:span text:style-name="T5">копии</text:span><text:span text:style-name="T5">)</text:span></text:p>
        </text:list-item>
        <text:list-item>
          <text:p text:style-name="P239"><text:span text:style-name="T5">по </text:span><text:span text:style-name="T5">ссылке</text:span></text:p>
        </text:list-item>
      </text:list>
      <text:p text:style-name="P47"/>
      <text:p text:style-name="P47">!!! Задание: исследуйте скрипт methods/test_args_2.rb. Что произошло со строкой в str и почему?</text:p>
      <text:p text:style-name="P47"/>
      <text:p text:style-name="P47">Метод object_id применяется к любой сущности в руби, возвращает идентификатор этой сущности (объекта) в памяти.</text:p>
      <text:p text:style-name="P47"/>
      <text:p text:style-name="P47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1"/>
      <text:p text:style-name="P47">Простые объекты (числа, true, false, nil) передаются по копии (в руби – при попытке их изменить, делается копия).</text:p>
      <text:p text:style-name="P47">Сложные объекты (String, Array, Hash, etc) передаются по ссылке – такой объект можно изменить (в том числе по неосторожности).</text:p>
      <text:p text:style-name="P47"/>
      <text:p text:style-name="P73">Множественное присваивание</text:p>
      <text:p text:style-name="P73"/>
      <text:p text:style-name="P72">это два разных объекта a и b</text:p>
      <text:p text:style-name="P72"/>
      <text:p text:style-name="P72"><text:tab/>a = b = 10</text:p>
      <text:p text:style-name="P51"/>
      <text:p text:style-name="P50">это две ссылки aa и bb на один объект</text:p>
      <text:p text:style-name="P50"/>
      <text:p text:style-name="P50"><text:tab/>aa = bb = [1,2,3,4]</text:p>
      <text:p text:style-name="P50"><text:tab/></text:p>
      <text:p text:style-name="P50"><text:tab/>aa &lt;&lt; 5</text:p>
      <text:p text:style-name="P50"><text:tab/>изменится и aa и bb</text:p>
      <text:p text:style-name="P51"/>
      <text:p text:style-name="P51"/>
      <text:p text:style-name="P62">Область видимости переменных</text:p>
      <text:p text:style-name="P47"/>
      <text:p text:style-name="P47">Область видимости (visibility scope) фрагмент(ы) программы, где переменная видна (то есть, ее можно использовать)</text:p>
      <text:p text:style-name="P47"/>
      <text:p text:style-name="P47">Виды переменных</text:p>
      <text:p text:style-name="P47"><text:tab/>глобальные ($name) – доступны везде. $stdout, $stderr</text:p>
      <text:p text:style-name="P47"><text:tab/>локальные (бeз @ в начале)</text:p>
      <text:p text:style-name="P47"><text:tab/>переменные объекта класса (начинаются с @).</text:p>
      <text:p text:style-name="P47"><text:tab/>переменные класса (начинаются с @@)</text:p>
      <text:p text:style-name="P47"/>
      <text:p text:style-name="P47">Локальная переменная видна только в локальном контексте</text:p>
      <text:p text:style-name="P47"/>
      <text:p text:style-name="P47"><text:tab/>def increment(a)</text:p>
      <text:p text:style-name="P47"><text:tab/><text:tab/>a += 1</text:p>
      <text:p text:style-name="P47"><text:tab/>end</text:p>
      <text:p text:style-name="P47"/>
      <text:p text:style-name="P47">Вопрос: Чему равно a до и после вызова метода ? Чему равно a во время вызова</text:p>
      <text:p text:style-name="P47"/>
      <text:p text:style-name="P47"><text:soft-page-break/><text:tab/>a = 10</text:p>
      <text:p text:style-name="P47"><text:tab/>puts increment(a)</text:p>
      <text:p text:style-name="P47"><text:tab/>puts a <text:s text:c="24"/>#=&gt; 10</text:p>
      <text:p text:style-name="P47"/>
      <text:p text:style-name="P47">Это разные переменные а! Они находятся в разных пространствах имен, поэтому не конфликтуют</text:p>
      <text:p text:style-name="P47"/>
      <text:p text:style-name="P47"><text:tab/>def incr2</text:p>
      <text:p text:style-name="P47"><text:tab/><text:tab/>@a += 1</text:p>
      <text:p text:style-name="P47"><text:tab/>end</text:p>
      <text:p text:style-name="P47"/>
      <text:p text:style-name="P47">Вопрос: Чему будет равно @a до, во время и после вызова метода</text:p>
      <text:p text:style-name="P47"/>
      <text:p text:style-name="P47"><text:tab/>@a = 10 <text:s text:c="9"/>#=&gt;</text:p>
      <text:p text:style-name="P47"><text:tab/>incr2</text:p>
      <text:p text:style-name="P47"><text:tab/>@a</text:p>
      <text:p text:style-name="P47"/>
      <text:p text:style-name="P47">Переменная с @ является глобальной для скрипта</text:p>
      <text:p text:style-name="P47"/>
      <text:p text:style-name="P50">Задание: <text:s/>в скрипте methods/extract_random_subcorpus.3.rb сделайте переменную pct видимой внутри метода.</text:p>
      <text:p text:style-name="P50"/>
      <text:p text:style-name="P50">ответ: <text:s/>methods/extract_random_subcorpus.5.rb</text:p>
      <text:p text:style-name="P50"/>
      <text:p text:style-name="P50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0"/>
      <text:p text:style-name="P51"/>
      <text:p text:style-name="P62">Return</text:p>
      <text:p text:style-name="P47"/>
      <text:p text:style-name="P47">Метод может возвращать какое-либо значение. Для этого используется ключевое слово <text:span text:style-name="T1">return</text:span></text:p>
      <text:p text:style-name="P47"/>
      <text:p text:style-name="P47"><text:tab/>возвращает указанное значение</text:p>
      <text:p text:style-name="P47"><text:tab/>и выходит из метода</text:p>
      <text:p text:style-name="P47"/>
      <text:p text:style-name="P47"><text:tab/>def longer_word(word1, word2)</text:p>
      <text:p text:style-name="P47"><text:tab/><text:tab/>if word1.length &gt; word2.length</text:p>
      <text:p text:style-name="P47"><text:tab/><text:tab/><text:tab/><text:span text:style-name="T1">return</text:span> word1</text:p>
      <text:p text:style-name="P47"><text:tab/><text:tab/>else</text:p>
      <text:p text:style-name="P47"><text:tab/><text:tab/><text:tab/>return word2</text:p>
      <text:p text:style-name="P47"><text:tab/><text:tab/>end</text:p>
      <text:p text:style-name="P47"/>
      <text:p text:style-name="P47"><text:tab/><text:tab/>puts “hello” <text:s/># this never happens</text:p>
      <text:p text:style-name="P47"><text:tab/>end</text:p>
      <text:p text:style-name="P47"/>
      <text:p text:style-name="P47">В руби при помощи return можно вернуть любое количество любых объектов</text:p>
      <text:p text:style-name="P47"/>
      <text:p text:style-name="P47"><text:tab/>w = “books”</text:p>
      <text:p text:style-name="P47"><text:tab/>puts longer_word(“book”, w)</text:p>
      <text:p text:style-name="P47"><text:tab/>#=&gt; books</text:p>
      <text:p text:style-name="P47"/>
      <text:p text:style-name="P47"><text:soft-page-break/>В руби при определении и вызове метода скобки можно опускать</text:p>
      <text:p text:style-name="P47"/>
      <text:p text:style-name="P47">Вопрос: чему равно res ?</text:p>
      <text:p text:style-name="P47"/>
      <text:p text:style-name="P47"><text:tab/>w = “burn”</text:p>
      <text:p text:style-name="P47"><text:tab/>res = longer_word “book”, w</text:p>
      <text:p text:style-name="P47"><text:tab/>#=&gt; res = burn</text:p>
      <text:p text:style-name="P47"/>
      <text:p text:style-name="P47">Чтобы вернуть несколько значений</text:p>
      <text:p text:style-name="P47"/>
      <text:p text:style-name="P47"><text:tab/>return val1, val2, val3</text:p>
      <text:p text:style-name="P47"/>
      <text:p text:style-name="P47">&gt;&gt;&gt; Руби просто возвращает массив</text:p>
      <text:p text:style-name="P47"/>
      <text:p text:style-name="P47">!!!! Задание: напишите метод, который принимает массив чисел и возвращает минимальное и максимальное значения</text:p>
      <text:p text:style-name="P47"/>
      <text:p text:style-name="P47"><text:tab/>values = [3,2,5,9,1,-7]</text:p>
      <text:p text:style-name="P47"/>
      <text:p text:style-name="P47">Ожидаемый выход</text:p>
      <text:p text:style-name="P47"/>
      <text:p text:style-name="P47"><text:tab/>min = -7 </text:p>
      <text:p text:style-name="P47"><text:tab/>max = 9 </text:p>
      <text:p text:style-name="P47"/>
      <text:p text:style-name="P47">см. methods/min_max.1.rb</text:p>
      <text:p text:style-name="P47"/>
      <text:p text:style-name="P47">Вопрос: что вы видите в methods/min_max.2.rb?</text:p>
      <text:p text:style-name="P47"/>
      <text:p text:style-name="P47">&gt;&gt;&gt; два значения возвращаются одним массивом</text:p>
      <text:p text:style-name="P47"/>
      <text:p text:style-name="P62">Задания</text:p>
      <text:p text:style-name="P47"/>
      <text:p text:style-name="P47">!!!! Задание: напишите свой метод, который будет из данного массива выбирать слова заданной длины</text:p>
      <text:p text:style-name="P47"/>
      <text:p text:style-name="P47"><text:tab/>dict = %w{cat act book teacher Ruby} </text:p>
      <text:p text:style-name="P47"><text:tab/>res = select_by_length(dict, 4) </text:p>
      <text:p text:style-name="P47"/>
      <text:p text:style-name="P47">Ожидаемый результат</text:p>
      <text:p text:style-name="P47"><text:tab/></text:p>
      <text:p text:style-name="P47"><text:tab/>["book", "Ruby"]</text:p>
      <text:p text:style-name="P47"/>
      <text:p text:style-name="P54">ответ: methods/select_by_length.rb</text:p>
      <text:p text:style-name="P5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41"/>
            <text:p text:style-name="P141">Пользовательские методы</text:p>
          </table:table-cell>
          <table:table-cell table:style-name="Table11.A1" office:value-type="string">
            <text:p text:style-name="P142">Занятие 13</text:p>
            <text:p text:style-name="P142">(90 минут)</text:p>
          </table:table-cell>
        </table:table-row>
      </table:table>
      <text:p text:style-name="P11"/>
      <text:p text:style-name="P66">Раздаточный материал</text:p>
      <text:p text:style-name="P66"/>
      <text:list xml:id="list1339821745" text:style-name="L39">
        <text:list-item>
          <text:p text:style-name="P199">lesson.13.tar.bz2</text:p>
        </text:list-item>
      </text:list>
      <text:p text:style-name="P4"/>
      <text:p text:style-name="P14">Вопросы</text:p>
      <text:p text:style-name="P4"/>
      <text:list xml:id="list171377040" text:style-name="L40">
        <text:list-item>
          <text:p text:style-name="P200">зачем нужны методы?</text:p>
        </text:list-item>
        <text:list-item>
          <text:p text:style-name="P200">что возвращает метод и как он это делает?</text:p>
        </text:list-item>
        <text:list-item>
          <text:p text:style-name="P200">сколько значений может вернуть метод в руби?</text:p>
        </text:list-item>
      </text:list>
      <text:list xml:id="list615006565" text:style-name="L41">
        <text:list-item>
          <text:p text:style-name="P201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690038751" text:continue-list="list171377040" text:style-name="L40">
        <text:list-item>
          <text:p text:style-name="P200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00">как взаимодействуют ОДНОИМЕННЫЕ переменные внутри метода с переменными вне этого метода?</text:p>
        </text:list-item>
        <text:list-item>
          <text:p text:style-name="P200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146037292" text:style-name="L42">
        <text:list-item>
          <text:p text:style-name="P202">как задать глобальную переменную (для данного скрипта)? -- $name @name или константа</text:p>
        </text:list-item>
      </text:list>
      <text:list xml:id="list1811127258" text:continue-list="list690038751" text:style-name="L40">
        <text:list-item>
          <text:p text:style-name="P200">можно ли определить метод, который не принимает никаких аргументов?</text:p>
        </text:list-item>
        <text:list-item>
          <text:p text:style-name="P200">как передаются аргументы в метод?</text:p>
        </text:list-item>
      </text:list>
      <text:list xml:id="list1821027058" text:style-name="L43">
        <text:list-item>
          <text:p text:style-name="P203">позиционно</text:p>
        </text:list-item>
        <text:list-item>
          <text:p text:style-name="P203">по значению / по ссылке</text:p>
        </text:list-item>
      </text:list>
      <text:p text:style-name="P4"/>
      <text:p text:style-name="P14">Разбор задания syn_mtag2ts_max_freq.rb</text:p>
      <text:p text:style-name="P50"/>
      <text:p text:style-name="P50">lesson.13/01.maxfreqtag/ALGO</text:p>
      <text:p text:style-name="P50"/>
      <text:p text:style-name="P50">Пошагово, syn_mtag2ts_max_freq.rb:</text:p>
      <text:p text:style-name="P50"/>
      <text:p text:style-name="P130">вход:</text:p>
      <text:p text:style-name="P130">I CD/10_NP/10_PP1A/150 love NN/70_VB/60 apples NNS/20</text:p>
      <text:p text:style-name="P130"/>
      <text:p text:style-name="P130">выделить из строки отдельные поля:</text:p>
      <text:p text:style-name="P130">[“I”, “CD/10_NP/10_PP1A/150”, “love”, “NN/70_VB/60”, “apples”, “NNS/20”]</text:p>
      <text:p text:style-name="P130"/>
      <text:p text:style-name="P130">преобразовать множество тегов в одному. не-теги оставить как есть.</text:p>
      <text:p text:style-name="P130">[“I”, “PP1A”, “love”, “NN”, “apples”, “NNS”]</text:p>
      <text:p text:style-name="P130"/>
      <text:p text:style-name="P130">объединить в одну строку:</text:p>
      <text:p text:style-name="P130">“I_PP1A love_NN apples_NNS”</text:p>
      <text:p text:style-name="P50"/>
      <text:p text:style-name="P50">Варианты скрипта</text:p>
      <text:p text:style-name="P50"/>
      <text:p text:style-name="P50">syn_mtag2ts_max_freq.2.rb</text:p>
      <text:p text:style-name="P50"/>
      <text:list xml:id="list1382443382" text:style-name="L44">
        <text:list-item>
          <text:p text:style-name="P204"><text:soft-page-break/>использует Array#max_by (см. также Array#max_by)</text:p>
        </text:list-item>
        <text:list-item>
          <text:p text:style-name="P204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0"/>
      <text:p text:style-name="P50">syn_mtag2ts_max_freq.3.rb</text:p>
      <text:p text:style-name="P50"/>
      <text:list xml:id="list1158132795" text:style-name="L45">
        <text:list-item>
          <text:p text:style-name="P205">использует авторазложение массива на составляющие в | |</text:p>
        </text:list-item>
      </text:list>
      <text:p text:style-name="P50"/>
      <text:p text:style-name="P50">!!! Задание: Выделите функциональность выбора лучшего тега <text:s/>в метод.</text:p>
      <text:p text:style-name="P50"/>
      <text:p text:style-name="P50"><text:tab/>tag = tag_with_max_freq(tfs_as_string)</text:p>
      <text:p text:style-name="P50">или</text:p>
      <text:p text:style-name="P50"><text:tab/>tag = tag_with_max_freq(tfs_as_array)</text:p>
      <text:p text:style-name="P50"/>
      <text:p text:style-name="P50">ответ: syn_mtag2ts_max_freq.4.rb</text:p>
      <text:p text:style-name="P50"/>
      <text:p text:style-name="P66">Другие варианты этого же скрипта</text:p>
      <text:p text:style-name="P66"/>
      <text:p text:style-name="P50">syn_mtag2ts_max_freq.5.rb</text:p>
      <text:list xml:id="list2163597102" text:style-name="L46">
        <text:list-item>
          <text:p text:style-name="P206">использует Array#map</text:p>
        </text:list-item>
      </text:list>
      <text:p text:style-name="P50"/>
      <text:p text:style-name="P50">syn_mtag2ts_max_freq.6.rb</text:p>
      <text:p text:style-name="P50">syn_mtag2ts_max_freq.6_fails.rb</text:p>
      <text:list xml:id="list1159968715" text:style-name="L47">
        <text:list-item>
          <text:p text:style-name="P207">все сжато в одну операцию. так писать нельзя</text:p>
        </text:list-item>
        <text:list-item>
          <text:p text:style-name="P207">надо использовать {} вместо do..end, потому что разная сила связывания</text:p>
        </text:list-item>
      </text:list>
      <text:p text:style-name="P50"/>
      <text:p text:style-name="P50">syn_mtag2ts_max_freq.7.rb</text:p>
      <text:list xml:id="list450470704" text:style-name="L48">
        <text:list-item>
          <text:p text:style-name="P208">вся функциональность выбора лучших тегов вынесена в отдельный метод</text:p>
        </text:list-item>
      </text:list>
      <text:p text:style-name="P50"/>
      <text:p text:style-name="P66">Разбор задания syn_mtag2mtag_cstfilter.rb</text:p>
      <text:p text:style-name="P66"/>
      <text:p text:style-name="P50">самостоятельно</text:p>
      <text:p text:style-name="P50"/>
      <text:p text:style-name="P50">lesson.13/02/cstfilter/</text:p>
      <text:p text:style-name="P50"/>
      <text:p text:style-name="P50">syn_mtag2mtag_cstfilter.2.rb</text:p>
      <text:list xml:id="list1879782256" text:style-name="L49">
        <text:list-item>
          <text:p text:style-name="P209">использует метод title?</text:p>
        </text:list-item>
        <text:list-item>
          <text:p text:style-name="P209">использует тернарную операцию</text:p>
        </text:list-item>
      </text:list>
      <text:p text:style-name="P50"/>
      <text:p text:style-name="P66">Метод, который ничего не возвращает</text:p>
      <text:p text:style-name="P47"/>
      <text:p text:style-name="P47">Метод не обязательно должен что-либо возвращать</text:p>
      <text:p text:style-name="P47"/>
      <text:list xml:id="list295975586" text:style-name="L50">
        <text:list-item>
          <text:p text:style-name="P210">метод изменяет сам объект</text:p>
        </text:list-item>
        <text:list-item>
          <text:p text:style-name="P210">метод выполняет какое-то действие, результат которого не важен</text:p>
          <text:p text:style-name="P210"/>
        </text:list-item>
      </text:list>
      <text:p text:style-name="P47"><text:tab/>def greet(name)</text:p>
      <text:p text:style-name="P47"><text:tab/><text:tab/>puts “Hello, #{name}.”</text:p>
      <text:p text:style-name="P47"><text:tab/>end</text:p>
      <text:p text:style-name="P47"/>
      <text:p text:style-name="P47"><text:tab/>greet(“Zeus”)</text:p>
      <text:p text:style-name="P47"><text:soft-page-break/><text:tab/>greet(‘Apollo’)</text:p>
      <text:p text:style-name="P47"/>
      <text:p text:style-name="P47">В руби метод без явного return возвращает результат последней операции!</text:p>
      <text:p text:style-name="P47"/>
      <text:p text:style-name="P47">Вопрос: будет ли напечатан вопрос?</text:p>
      <text:p text:style-name="P47"/>
      <text:p text:style-name="P47">if greet(“Zeus”) <text:s text:c="2"/>#=&gt; nil, т.к. это то, что возвращает puts.</text:p>
      <text:p text:style-name="P47"><text:tab/>puts “How is the life on the Mount Olympus?” # не будет напечатано</text:p>
      <text:p text:style-name="P47">end</text:p>
      <text:p text:style-name="P47"/>
      <text:p text:style-name="P47">if greet(“Zeus”)</text:p>
      <text:p text:style-name="P47"><text:tab/>puts “How is the life on the Mount Olympus?”</text:p>
      <text:p text:style-name="P47">end</text:p>
      <text:p text:style-name="P54"/>
      <text:p text:style-name="P62">Параметры по умолчанию</text:p>
      <text:p text:style-name="P47"/>
      <text:p text:style-name="P47">Аргументам метода можно задавать значение по умолчанию</text:p>
      <text:p text:style-name="P47"/>
      <text:p text:style-name="P128">Array#join(sep=$,)</text:p>
      <text:p text:style-name="P47"/>
      <text:p text:style-name="P67">arr = %w{uno dos tres}</text:p>
      <text:p text:style-name="P67"/>
      <text:p text:style-name="P67"><text:tab/>puts arr.join <text:s text:c="7"/>#=&gt; unodostres</text:p>
      <text:p text:style-name="P47"><text:tab/>puts arr.join(', ') <text:s text:c="2"/>#=&gt; uno, dos, tres</text:p>
      <text:p text:style-name="P47"/>
      <text:p text:style-name="P47">Допускается любое количество опциональных аргументов при условии, что они являются последними аргументами</text:p>
      <text:p text:style-name="P47"/>
      <text:p text:style-name="P47">&gt;&gt;&gt;Что делает этот метод?</text:p>
      <text:p text:style-name="P47"/>
      <text:p text:style-name="P47"><text:tab/>def strjoin(a, b, c=nil, s=” ”)</text:p>
      <text:p text:style-name="P47"><text:tab/><text:tab/>[a,b,c].compact.join(s)</text:p>
      <text:p text:style-name="P47"><text:tab/>end</text:p>
      <text:p text:style-name="P47"/>
      <text:p text:style-name="P47">неверно!</text:p>
      <text:p text:style-name="P47"/>
      <text:p text:style-name="P47"><text:tab/>def strjoin(a, b, c=nil, s)</text:p>
      <text:p text:style-name="P47"><text:tab/><text:tab/>[a,b,c].compact.join(s)</text:p>
      <text:p text:style-name="P47"><text:tab/>end</text:p>
      <text:p text:style-name="P47"/>
      <text:p text:style-name="P47">!!!Вопрос: Что напечатают следующие команды?</text:p>
      <text:p text:style-name="P47"/>
      <text:p text:style-name="P47"><text:tab/>puts strjoin("aa", "bb", "cc", "\t") <text:s text:c="3"/>#=&gt; aa<text:tab/>bb<text:tab/>cc</text:p>
      <text:p text:style-name="P47"><text:tab/>puts strjoin("aa", "bb", "cc") + “!” <text:s text:c="2"/>#=&gt; aa bb cc!</text:p>
      <text:p text:style-name="P47"><text:tab/>puts strjoin("aa", "bb") + “!” <text:s text:c="10"/>#=&gt; aa bb!</text:p>
      <text:p text:style-name="P47"><text:tab/>puts strjoin("aa", "bb", "\t") <text:s/>+ “!” <text:s text:c="3"/>#=&gt; aa bb \t!</text:p>
      <text:p text:style-name="P47"/>
      <text:p text:style-name="P47">!!!Вопрос: как напечатать “aa<text:tab/>bb” разделенные табуляцей?</text:p>
      <text:p text:style-name="P47"/>
      <text:p text:style-name="P47"><text:tab/>puts strjoin("aa", "bb", nil, "\t") <text:s/>#=&gt;”aa<text:tab/>bb”</text:p>
      <text:p text:style-name="P54"/>
      <text:p text:style-name="P62">Переменное количество аргументов (*)</text:p>
      <text:p text:style-name="P47"><text:soft-page-break/></text:p>
      <text:p text:style-name="P47">def method_name(*args)</text:p>
      <text:p text:style-name="P47"><text:tab/># args[0], args[1] ...</text:p>
      <text:p text:style-name="P47">end</text:p>
      <text:p text:style-name="P47"/>
      <text:p text:style-name="P47">method_name(1, “aa”, x, y)</text:p>
      <text:p text:style-name="P47"/>
      <text:p text:style-name="P47">!!! Задание: напишите strjoin, который принимает любое количество аргументов для конкатенации.</text:p>
      <text:p text:style-name="P47"/>
      <text:p text:style-name="P47"><text:tab/>puts strjoin("aa", "bb", "cc", "\t")</text:p>
      <text:p text:style-name="P47"><text:tab/>#=&gt;aa<text:tab/>bb<text:tab/>cc</text:p>
      <text:p text:style-name="P47"/>
      <text:p text:style-name="P47">ответ: test_splat.rb</text:p>
      <text:p text:style-name="P47"/>
      <text:p text:style-name="P47">def strjoin(*args, sep)</text:p>
      <text:p text:style-name="P47"><text:s text:c="2"/>args.join(sep)</text:p>
      <text:p text:style-name="P47">end</text:p>
      <text:p text:style-name="P47"/>
      <text:p text:style-name="P47">Вопрос: почему здесь происходит ошибка?</text:p>
      <text:p text:style-name="P47"/>
      <text:p text:style-name="P47">def strjoin(*args, sep=”\t”)</text:p>
      <text:p text:style-name="P47">end</text:p>
      <text:p text:style-name="P47"/>
      <text:p text:style-name="P47">Ответ: при таком вызове – strjoin("aa", "bb", "cc", "\t") – непонятно, отнести “\t” к args или к sep?</text:p>
      <text:p text:style-name="P54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41">Циклы</text:p>
            <text:p text:style-name="P141">Модули</text:p>
          </table:table-cell>
          <table:table-cell table:style-name="Таблица4.A1" office:value-type="string">
            <text:p text:style-name="P142">Занятие 14</text:p>
            <text:p text:style-name="P142">(90 минут)</text:p>
          </table:table-cell>
        </table:table-row>
      </table:table>
      <text:p text:style-name="P59"/>
      <text:p text:style-name="P59">Циклы upto/downto</text:p>
      <text:p text:style-name="P59"/>
      <text:p text:style-name="P57">Как пробежаться по масcиву?</text:p>
      <text:p text:style-name="P57">Array#each, Array#reverse_each, while, for … in </text:p>
      <text:p text:style-name="P57"/>
      <text:p text:style-name="P57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7"/>
      <text:p text:style-name="P57">Используя диапазон:</text:p>
      <text:p text:style-name="P57"/>
      <text:p text:style-name="P57">(3..7).each {|i| puts i} </text:p>
      <text:p text:style-name="P57"/>
      <text:p text:style-name="P57">выход:</text:p>
      <text:p text:style-name="P57">3</text:p>
      <text:p text:style-name="P57">4 </text:p>
      <text:p text:style-name="P57">5</text:p>
      <text:p text:style-name="P57">6 </text:p>
      <text:p text:style-name="P57">7</text:p>
      <text:p text:style-name="P57"/>
      <text:p text:style-name="P57">Задание: как вывести числа в обратном порядке?</text:p>
      <text:p text:style-name="P57"/>
      <text:p text:style-name="P57">см loops/test_range_each.rb</text:p>
      <text:p text:style-name="P57"/>
      <text:p text:style-name="P57">Используя методы класса Integer : upto и downto</text:p>
      <text:p text:style-name="P50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0">3.upto(7) do |n|</text:p>
            <text:p text:style-name="P50"><text:s text:c="2"/>puts "Current number is #{n}"</text:p>
            <text:p text:style-name="P50">end</text:p>
          </table:table-cell>
          <table:table-cell table:style-name="Table38.B1" office:value-type="string">
            <text:p text:style-name="P137">Current number is 3</text:p>
            <text:p text:style-name="P137">Current number is 4 </text:p>
            <text:p text:style-name="P137">Current number is 5 </text:p>
            <text:p text:style-name="P137">Current number is 6 </text:p>
            <text:p text:style-name="P137">Current number is 7 </text:p>
          </table:table-cell>
        </table:table-row>
        <table:table-row>
          <table:table-cell table:style-name="Table38.A2" office:value-type="string">
            <text:p text:style-name="P137"/>
          </table:table-cell>
          <table:table-cell table:style-name="Table38.B2" office:value-type="string">
            <text:p text:style-name="P137"/>
          </table:table-cell>
        </table:table-row>
      </table:table>
      <text:p text:style-name="P50"/>
      <text:p text:style-name="P50">Определены для классов Integer, String, Date</text:p>
      <text:p text:style-name="P50"/>
      <text:p text:style-name="P50">см. loops/test_upto_1.rb</text:p>
      <text:p text:style-name="P50"/>
      <text:p text:style-name="P50">Пример для дат в loops/test_upto_date.rb</text:p>
      <text:p text:style-name="P50">&gt;&gt; показывает (и считает дни) между 23 февраля и 8 марта 2012 г (15 дней) т 2013 г (14 дней)</text:p>
      <text:p text:style-name="P50"/>
      <text:p text:style-name="P56">Задание: исследуйте скрипт loops/test_downto.2.rb. Нужно ли брать в скобки (если да, то зачем)</text:p>
      <text:p text:style-name="P56"/>
      <text:p text:style-name="P56"><text:tab/>(words.length-3).downto ….</text:p>
      <text:p text:style-name="P57"/>
      <text:p text:style-name="P66">Метод step</text:p>
      <text:p text:style-name="P113"/>
      <text:p text:style-name="P113">Что делает метод step? </text:p>
      <text:p text:style-name="P113"><text:soft-page-break/></text:p>
      <text:p text:style-name="P113">1.step(20, 3) do |n|</text:p>
      <text:p text:style-name="P113"><text:s text:c="2"/>print n.to_s + ' '</text:p>
      <text:p text:style-name="P113">end</text:p>
      <text:p text:style-name="P113">#=&gt; 1 4 7 10 13 16 19</text:p>
      <text:p text:style-name="P113">см. loops/test_step_1.rb</text:p>
      <text:p text:style-name="P113"/>
      <text:p text:style-name="P113">!!! Задание: измените loops/test_step_1.rb так, чтобы было выведена вот такая последовательность (то есть, в обратном порядке)</text:p>
      <text:p text:style-name="P113"/>
      <text:p text:style-name="P113"><text:tab/>20 17 14 11 8 5 2</text:p>
      <text:p text:style-name="P113"/>
      <text:p text:style-name="P113">ответ в loops/test_step_2.rb:</text:p>
      <text:p text:style-name="P113">20.step(1, -3) do |n|</text:p>
      <text:p text:style-name="P113"><text:s text:c="2"/>print n.to_s + ' '</text:p>
      <text:p text:style-name="P113">end</text:p>
      <text:p text:style-name="P113"/>
      <text:p text:style-name="P113">Метод step определен для классов Range#step, <text:span text:style-name="T18">Numeric#step</text:span>, Date#step</text:p>
      <text:p text:style-name="P114"/>
      <text:p text:style-name="P113">!!! Вопрос: Почему метод upto определен для Integer а step для родительского класса Numeric?</text:p>
      <text:p text:style-name="P113"/>
      <text:p text:style-name="P113"><text:tab/>3.14.upto(9.8) { |n| block }</text:p>
      <text:p text:style-name="P113">&gt;&gt;&gt; бред, неясно какое должно быть следующее число за 3.14: 3.141 или 3.15 ?</text:p>
      <text:p text:style-name="P110"/>
      <text:p text:style-name="P60">Задания</text:p>
      <text:p text:style-name="P69"/>
      <text:p text:style-name="P115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15"/>
      <text:p text:style-name="P115">начальный скрипт: insert_sort/insert_sort_to_new_stub.rb</text:p>
      <text:p text:style-name="P115">ответ: insert_sort/insert_sort_to_new.rb</text:p>
      <text:p text:style-name="P69"/>
      <text:p text:style-name="P71">ri Array#insert</text:p>
      <text:p text:style-name="P49"/>
      <text:p text:style-name="P49">!!! Задание: Реализуйте сортировку вставкой на месте (то есть, переупорядочивается сам массив непосредственно)</text:p>
      <text:p text:style-name="P49"/>
      <text:p text:style-name="P49">Алгоритм и псевдокод: <text:a xlink:type="simple" xlink:href="http://ru.wikipedia.org/wiki/Сортировка_вставкой">http://ru.wikipedia.org/wiki/</text:a>Сортировка_вставкой</text:p>
      <text:p text:style-name="P49"/>
      <text:p text:style-name="P49">начальный скрипт: insert_sort/insert_sort_in_place_stub.rb</text:p>
      <text:p text:style-name="P67">ответ: insert_sort/insert_sort_in_place.rb</text:p>
      <text:p text:style-name="P79"/>
      <text:p text:style-name="P95">Модули</text:p>
      <text:p text:style-name="P95"/>
      <text:p text:style-name="P98">модуль - набор методов, сгруппированных по назначению и вынесенных в отдельный файл</text:p>
      <text:p text:style-name="P98"/>
      <text:p text:style-name="P98">reusability!</text:p>
      <text:p text:style-name="P98">абстрагирование</text:p>
      <text:p text:style-name="P98"><text:soft-page-break/></text:p>
      <text:p text:style-name="P98">Модуль Math</text:p>
      <text:p text:style-name="P98"/>
      <text:p text:style-name="P98">sin</text:p>
      <text:p text:style-name="P98">cos</text:p>
      <text:p text:style-name="P98">tan</text:p>
      <text:p text:style-name="P98"/>
      <text:p text:style-name="P98">Модуль Church</text:p>
      <text:p text:style-name="P98">sin</text:p>
      <text:p text:style-name="P98">pray</text:p>
      <text:p text:style-name="P98">cross</text:p>
      <text:p text:style-name="P98"/>
      <text:p text:style-name="P98">module Syn</text:p>
      <text:p text:style-name="P98"><text:s text:c="3"/>def self.untag(tagged)</text:p>
      <text:p text:style-name="P98"><text:s text:c="3"/>gsub(/_[^_\s]+/, “”)</text:p>
      <text:p text:style-name="P98"><text:s text:c="2"/>end</text:p>
      <text:p text:style-name="P98"><text:s text:c="2"/>def self.unword(tagged)</text:p>
      <text:p text:style-name="P98"><text:s text:c="4"/>..</text:p>
      <text:p text:style-name="P98"><text:s text:c="2"/>end</text:p>
      <text:p text:style-name="P98">end</text:p>
      <text:p text:style-name="P98"/>
      <text:p text:style-name="P98"/>
      <text:p text:style-name="P98">Syn.untag(“runs_VBZ”) #=&gt; runs</text:p>
      <text:p text:style-name="P98">см modules/test_syn_module.rb</text:p>
      <text:p text:style-name="P98"/>
      <text:p text:style-name="P98">О том, как сделать, чтобы работало..., позже </text:p>
      <text:p text:style-name="P98">“runs_VBZ”.untag</text:p>
      <text:p text:style-name="P98"/>
      <text:p text:style-name="P98">можно писать так, но это менее гибко (если изменить имя модуля, то придется менять его по многих местах)</text:p>
      <text:p text:style-name="P98"/>
      <text:p text:style-name="P98">module Syn</text:p>
      <text:p text:style-name="P98"><text:s text:c="2"/>def Syn.untag</text:p>
      <text:p text:style-name="P98"><text:s text:c="2"/>end</text:p>
      <text:p text:style-name="P98"><text:s text:c="2"/>def Syn.unword</text:p>
      <text:p text:style-name="P98"><text:s text:c="2"/>end</text:p>
      <text:p text:style-name="P98">end</text:p>
      <text:p text:style-name="P98"/>
      <text:p text:style-name="P95">Использование</text:p>
      <text:p text:style-name="P95"/>
      <text:p text:style-name="P98">модуль необходимо загрузить. вверху файла</text:p>
      <text:p text:style-name="P98"/>
      <text:p text:style-name="P98"><text:tab/>require 'filename'</text:p>
      <text:p text:style-name="P98"/>
      <text:p text:style-name="P98">например:</text:p>
      <text:p text:style-name="P98"/>
      <text:p text:style-name="P98"><text:tab/>require 'syn.rb'</text:p>
      <text:p text:style-name="P98"/>
      <text:p text:style-name="P98">или даже без расширения</text:p>
      <text:p text:style-name="P98"/>
      <text:p text:style-name="P98"><text:tab/>require 'syn' <text:s text:c="3"/># .rb, .so, .o, .dll</text:p>
      <text:p text:style-name="P98"/>
      <text:p text:style-name="P98"><text:soft-page-break/>см modules/test_syn_module.rb</text:p>
      <text:p text:style-name="P98"/>
      <text:p text:style-name="P98">путь может быть относительным, но это дурной тон</text:p>
      <text:p text:style-name="P98"/>
      <text:p text:style-name="P98">&gt;&gt;&gt; попробуйте заменить на</text:p>
      <text:p text:style-name="P98"/>
      <text:p text:style-name="P98"><text:tab/>require 'syn'</text:p>
      <text:p text:style-name="P98"/>
      <text:p text:style-name="P98">&gt;&gt;&gt; не будет работать, так как руби не может найти файл</text:p>
      <text:p text:style-name="P98"/>
      <text:p text:style-name="P95">Настоящее повторное использование</text:p>
      <text:p text:style-name="P95"/>
      <text:p text:style-name="P98">Цель: сделать так, чтобы ruby мог найти файл с модулем</text:p>
      <text:p text:style-name="P98"/>
      <text:p text:style-name="P98"><text:tab/>require 'syn'</text:p>
      <text:p text:style-name="P98"/>
      <text:p text:style-name="P98">В каких директориях require ищет файлы?</text:p>
      <text:p text:style-name="P98"/>
      <text:p text:style-name="P98"><text:tab/>ruby -e 'puts $:' <text:s text:c="4"/>синоним $LOAD_PATH (это массив!)</text:p>
      <text:p text:style-name="P98"/>
      <text:p text:style-name="P98">ср. echo $PATH</text:p>
      <text:p text:style-name="P98"/>
      <text:p text:style-name="P98">Переменная RUBYLIB. (добавить в .bashrc) </text:p>
      <text:p text:style-name="P98"/>
      <text:p text:style-name="P98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98"/>
      <text:p text:style-name="P98">export RUBYLIB=~/lib:~/rufsl/lib:$RUBYLIB</text:p>
      <text:p text:style-name="P98">Внимание! без пробелов вокруг знака = (this is shell, baby!)</text:p>
      <text:p text:style-name="P98"/>
      <text:p text:style-name="P98">Необходимо перезапустить сигвин или выполнить команду</text:p>
      <text:p text:style-name="P98"><text:tab/>source ~/.bashrc</text:p>
      <text:p text:style-name="P98"/>
      <text:p text:style-name="P98">Альтернатива: В самом скрипте можно непосредственно перед require добавить путь в массив $LOAD_PATH</text:p>
      <text:p text:style-name="P98"/>
      <text:p text:style-name="P98"><text:tab/>$LOAD_PATH.unshift “path/to/dir”</text:p>
      <text:p text:style-name="P98"/>
      <text:p text:style-name="P98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98"/>
      <text:p text:style-name="P98"><text:tab/>mkdir ~/lib</text:p>
      <text:p text:style-name="P98"/>
      <text:p text:style-name="P98"><text:tab/>добавить в .bashrc</text:p>
      <text:p text:style-name="P98"><text:tab/>export RUBYLIB=~/lib:$RUBYLIB</text:p>
      <text:p text:style-name="P98"/>
      <text:p text:style-name="P98"><text:tab/>перезапустить сигвин или выполнить команду</text:p>
      <text:p text:style-name="P98"><text:tab/>source ~/.bashrc</text:p>
      <text:p text:style-name="P98"/>
      <text:p text:style-name="P98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98"/>
      <text:p text:style-name="P98">один из способов решения:</text:p>
      <text:p text:style-name="P98"/>
      <text:p text:style-name="P98"><text:s text:c="2"/>def self.words ts</text:p>
      <text:p text:style-name="P98"><text:s text:c="5"/>untag(ts).split</text:p>
      <text:p text:style-name="P98"><text:s text:c="2"/>end</text:p>
      <text:p text:style-name="P98"/>
      <text:p text:style-name="P98">&gt;&gt;&gt; методы внутри модуля могу вызывать друг друга без явного указания имени модуля в качестве ресивера</text:p>
      <text:p text:style-name="P98"/>
      <text:p text:style-name="P95">Домашние задания</text:p>
      <text:p text:style-name="P95"/>
      <text:p text:style-name="P98">!!!Задание: реализуйте следующие методы модуля Syn</text:p>
      <text:p text:style-name="P98"/>
      <text:p text:style-name="P98"><text:tab/>tags → принимает на вход теггированное предложение, возвращает все теги в виде массива</text:p>
      <text:p text:style-name="P98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98"/>
      <text:p text:style-name="P98">das_ATDNN H_wdcEL -_wdcLK Bomben_wdcEL versuch_NCNSN</text:p>
      <text:p text:style-name="P98">→</text:p>
      <text:p text:style-name="P98">das_ATDNN H-Bombenversuch_NCNSN</text:p>
      <text:p text:style-name="P98"/>
      <text:p text:style-name="P98"><text:tab/>какие-нибудь другие методы, по желанию</text:p>
      <text:p text:style-name="P98"/>
      <text:p text:style-name="P116">По желанию, разработайте тесткейсы для этого модуля (см. дальше). Используйте шаблон из modules/unit_test_stub.rb</text:p>
      <text:p text:style-name="P117"/>
      <text:p text:style-name="P95">Именование модулей и файлов</text:p>
      <text:p text:style-name="P95"/>
      <text:p text:style-name="P98">традиции и договоренности</text:p>
      <text:p text:style-name="P98"/>
      <text:p text:style-name="P98">CamelCase в имени модуля, snake_case в имени файла</text:p>
      <text:p text:style-name="P98"/>
      <text:p text:style-name="P98">Syn → syn.rb</text:p>
      <text:p text:style-name="P98">MySuperModule → my_super_module.rb</text:p>
      <text:p text:style-name="P98"/>
      <text:p text:style-name="P95">Лирическое отступление (о примесях)</text:p>
      <text:p text:style-name="P95"/>
      <text:p text:style-name="P98">методы в модуле определяются с указанием явного ресивера (self.)</text:p>
      <text:p text:style-name="P98"/>
      <text:p text:style-name="P98">module Syn</text:p>
      <text:p text:style-name="P98"><text:tab/>def self.untag</text:p>
      <text:p text:style-name="P98"><text:tab/>end</text:p>
      <text:p text:style-name="P98"/>
      <text:p text:style-name="P98"><text:tab/>def self.unword</text:p>
      <text:p text:style-name="P98"><text:tab/>end</text:p>
      <text:p text:style-name="P98">end</text:p>
      <text:p text:style-name="P98">использование: Syn.untag(“runs_VBZ”)</text:p>
      <text:p text:style-name="P98"/>
      <text:p text:style-name="P98"><text:soft-page-break/>Такой синтаксис позволяет создавать подмешиваемые модули</text:p>
      <text:p text:style-name="P98"/>
      <text:p text:style-name="P98">module Syn</text:p>
      <text:p text:style-name="P98"><text:tab/>def untag</text:p>
      <text:p text:style-name="P98"><text:tab/>end</text:p>
      <text:p text:style-name="P98">end</text:p>
      <text:p text:style-name="P98"/>
      <text:p text:style-name="P98">Syn.untag(“runs_VBZ”)</text:p>
      <text:p text:style-name="P98"># =&gt; ошибка undefined method `untag' for Syn:Module (NoMethodError)</text:p>
      <text:p text:style-name="P98"/>
      <text:p text:style-name="P98">Зато можно добавить (подмешать) этот модуль в любой класс, и методы из модуля появятся как методы объекта</text:p>
      <text:p text:style-name="P98"/>
      <text:p text:style-name="P98">require 'syn'</text:p>
      <text:p text:style-name="P98"/>
      <text:p text:style-name="P98">class String</text:p>
      <text:p text:style-name="P98"><text:s text:c="2"/>include Syn</text:p>
      <text:p text:style-name="P98">end</text:p>
      <text:p text:style-name="P98"/>
      <text:p text:style-name="P98">“hello_NN”.untag</text:p>
      <text:p text:style-name="P98">#=&gt; “hello”</text:p>
      <text:p text:style-name="P98">see modules/syn_as_mixin.rb</text:p>
      <text:p text:style-name="P98"/>
      <text:p text:style-name="P98">&gt;&gt;&gt; минусы примесей: загрязняют стандарные классы</text:p>
      <text:p text:style-name="P98"/>
      <text:p text:style-name="P98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98"/>
      <text:p text:style-name="P96">Вложенные модули</text:p>
      <text:p text:style-name="P97"/>
      <text:p text:style-name="P98">module ESE</text:p>
      <text:p text:style-name="P98"><text:tab/>module Tagger</text:p>
      <text:p text:style-name="P98"><text:tab/><text:tab/>def self.method1</text:p>
      <text:p text:style-name="P98"><text:tab/><text:tab/>end</text:p>
      <text:p text:style-name="P98"><text:tab/>end</text:p>
      <text:p text:style-name="P98"/>
      <text:p text:style-name="P98"><text:tab/>module Extractor</text:p>
      <text:p text:style-name="P98"><text:tab/><text:tab/>def self.method1</text:p>
      <text:p text:style-name="P98"><text:tab/><text:tab/>end</text:p>
      <text:p text:style-name="P98"><text:tab/>end</text:p>
      <text:p text:style-name="P98">end</text:p>
      <text:p text:style-name="P98"/>
      <text:p text:style-name="P98">с другой раскладкой по файлам</text:p>
      <text:p text:style-name="P98">file: ese/tagger.rb</text:p>
      <text:p text:style-name="P98">module ESE</text:p>
      <text:p text:style-name="P98"><text:tab/>module Tagger</text:p>
      <text:p text:style-name="P98"><text:tab/><text:tab/>def self.method1</text:p>
      <text:p text:style-name="P98"><text:tab/><text:tab/>end</text:p>
      <text:p text:style-name="P98"><text:tab/>end</text:p>
      <text:p text:style-name="P98">end</text:p>
      <text:p text:style-name="P98"/>
      <text:p text:style-name="P98"><text:soft-page-break/>file: ese/extractor.rb</text:p>
      <text:p text:style-name="P98">module ESE</text:p>
      <text:p text:style-name="P98"><text:tab/>module Extractor</text:p>
      <text:p text:style-name="P98"><text:tab/><text:tab/>def self.method1</text:p>
      <text:p text:style-name="P98"><text:tab/><text:tab/>end</text:p>
      <text:p text:style-name="P98"><text:tab/>end</text:p>
      <text:p text:style-name="P98">end</text:p>
      <text:p text:style-name="P98"/>
      <text:p text:style-name="P98">вызов:</text:p>
      <text:p text:style-name="P98"><text:tab/>ESE::Tagger::method1 -- fully qualified name</text:p>
      <text:p text:style-name="P98"><text:tab/>ESE.Tagger.method1 <text:s/>-- более универсальный способ, похожy на вызов обычных методов объектов</text:p>
      <text:p text:style-name="P98"/>
      <text:p text:style-name="P98">см. modules/test_quality.rb</text:p>
      <text:p text:style-name="P98"/>
      <text:p text:style-name="P98">&gt;&gt;&gt; Объяснить, что это такое</text:p>
      <text:p text:style-name="P98"/>
      <text:p text:style-name="P98">Чтение: http://en.wikibooks.org/wiki/Ruby_Programming/Unit_testing</text:p>
      <text:p text:style-name="P98"/>
      <text:p text:style-name="P95">Домашнее задание</text:p>
      <text:p text:style-name="P95"/>
      <text:p text:style-name="P98">Разработайте модуль Quality согласно тесткейсам, которые есть в modules/test_quality.rb</text:p>
      <text:p text:style-name="P98"/>
      <text:p text:style-name="P98">ответ: modules/quality.rb</text:p>
      <text:p text:style-name="P98"/>
      <text:p text:style-name="P98">По желанию добавьте туда что-нибудь свое, например, вычисление F-Score. Добавьте <text:s/>тесткейсы в файл с тестами test_quality.rb</text:p>
      <text:p text:style-name="P100"/>
      <text:p text:style-name="P98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41">Хэши</text:p>
          </table:table-cell>
          <table:table-cell table:style-name="Таблица5.A1" office:value-type="string">
            <text:p text:style-name="P142">Занятие 15</text:p>
            <text:p text:style-name="P142">(90 минут)</text:p>
          </table:table-cell>
        </table:table-row>
      </table:table>
      <text:p text:style-name="P98"/>
      <text:p text:style-name="P66">Раздаточный материал</text:p>
      <text:p text:style-name="P66"/>
      <text:list xml:id="list1590530387" text:continue-list="list1339821745" text:style-name="L39">
        <text:list-item>
          <text:p text:style-name="P199">lesson.15.tar.bz2</text:p>
        </text:list-item>
      </text:list>
      <text:p text:style-name="P4"/>
      <text:p text:style-name="P14">Вопросы</text:p>
      <text:p text:style-name="P99"/>
      <text:list xml:id="list2169540692" text:style-name="L51">
        <text:list-item>
          <text:p text:style-name="P245">какой/ие из методой более универсальны: upto/downto/step?</text:p>
        </text:list-item>
        <text:list-item>
          <text:p text:style-name="P245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45">как сделать методы еще более пригодными для повторного использования?</text:p>
        </text:list-item>
        <text:list-item>
          <text:p text:style-name="P245">как объявить модуль и методы в нем?</text:p>
        </text:list-item>
        <text:list-item>
          <text:p text:style-name="P244"><text:span text:style-name="T24">как использовать модуль? </text:span><text:span text:style-name="T24">– как загрузить модуль</text:span></text:p>
        </text:list-item>
        <text:list-item>
          <text:p text:style-name="P245">когда мы используем require, то что мы указываем, это имя файла или имя модуля?</text:p>
        </text:list-item>
        <text:list-item>
          <text:p text:style-name="P245">одно ли это и то же, использовать в команде require имя файла с расширением и без расширения?</text:p>
        </text:list-item>
        <text:list-item>
          <text:p text:style-name="P245">можно ли указывать в require путь к файлу? Нужно ли?</text:p>
        </text:list-item>
        <text:list-item>
          <text:p text:style-name="P245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99"/>
      <text:p text:style-name="P99">(старые слайды со 112) lesson.20 по старому</text:p>
      <text:p text:style-name="P99"/>
      <text:p text:style-name="P85">Хэши</text:p>
      <text:p text:style-name="P85"/>
      <text:p text:style-name="P47">Хэш (ассоциативный массив) <text:span text:style-name="T18">неупорядоченная </text:span><text:span text:style-name="T18">(?)</text:span> коллекция пар "ключ-значение".</text:p>
      <text:p text:style-name="P47"/>
      <text:p text:style-name="P47">Ключи в массиве (индексы) это целочисленный значения (от 0 и выше).</text:p>
      <text:p text:style-name="P47"/>
      <text:p text:style-name="P47"><text:tab/>arr_months = ["Jan", "Feb", "Mar"]</text:p>
      <text:p text:style-name="P47"/>
      <text:p text:style-name="P51">Объявление: arr = []</text:p>
      <text:p text:style-name="P47"/>
      <text:p text:style-name="P47">Ключом в хэше может быть любой объект (строки, числа, символы, массивы...), но ключ должен быть уникальным.</text:p>
      <text:p text:style-name="P47"/>
      <text:p text:style-name="P47"><text:tab/>hash_months = { "Jan" =&gt; "January", "Feb" =&gt; "February", "Mar" =&gt; "March"}</text:p>
      <text:p text:style-name="P47"/>
      <text:p text:style-name="P51">Объявление: hsh = {} или hsh = Hash.new</text:p>
      <text:p text:style-name="P47"><text:tab/></text:p>
      <text:p text:style-name="P47"><text:tab/>hash_months["Jan"] <text:s text:c="5"/>#=&gt; "January"</text:p>
      <text:p text:style-name="P47"/>
      <text:p text:style-name="P47">ri Hash#[]</text:p>
      <text:p text:style-name="P47"/>
      <text:p text:style-name="P47">ключами являются числа:</text:p>
      <text:p text:style-name="P47"><text:tab/>hash_months = { 1 =&gt; "January", 2 =&gt; "February", 3 =&gt; "March" }</text:p>
      <text:p text:style-name="P47"><text:tab/>hash_months[2] <text:s text:c="5"/>#=&gt; "February"</text:p>
      <text:p text:style-name="P47"/>
      <text:p text:style-name="P47">&gt;&gt;&gt; не путать в %w{ ... } для задания массивов</text:p>
      <text:p text:style-name="P47"/>
      <text:p text:style-name="P47"><text:soft-page-break/>Значением в хэше (как и в массиве) может быть любой объект.</text:p>
      <text:p text:style-name="P81"/>
      <text:p text:style-name="P81">Сколько ключей в этом хэше</text:p>
      <text:p text:style-name="P81"/>
      <text:p text:style-name="P81">hash = {1 =&gt; 'one', "1" =&gt; 'uno'} </text:p>
      <text:p text:style-name="P81"/>
      <text:p text:style-name="P81">ri Hash#length</text:p>
      <text:p text:style-name="P81"/>
      <text:p text:style-name="P81">Еще один способ инициализации хэша, появился в 1.9</text:p>
      <text:p text:style-name="P81"/>
      <text:p text:style-name="P81">numbers = {one: 'uno', two: 'dos', three:'tres'}</text:p>
      <text:p text:style-name="P81"/>
      <text:p text:style-name="P81">Какому классу принадлежат ключи этого хэша?</text:p>
      <text:p text:style-name="P81"/>
      <text:p text:style-name="P81">см. lesson.15/test_hash_with_colons</text:p>
      <text:p text:style-name="P81"/>
      <text:p text:style-name="P81">будет ли работать это?</text:p>
      <text:p text:style-name="P81"/>
      <text:p text:style-name="P81"><text:tab/>hash = {1: 'uno'}</text:p>
      <text:p text:style-name="P81"/>
      <text:p text:style-name="P81"><text:tab/>hash = {"two": "dos"}</text:p>
      <text:p text:style-name="P81"/>
      <text:p text:style-name="P81">&gt;&gt;&gt; Это сообщение об ошибке говорит, что ожидается =&gt;</text:p>
      <text:p text:style-name="P81">&gt;&gt;&gt;</text:p>
      <text:p text:style-name="P81">&gt;&gt;&gt;<text:tab/>syntax error, unexpected ':', expecting tASSOC </text:p>
      <text:p text:style-name="P81"/>
      <text:p text:style-name="P62">Изменение хэша</text:p>
      <text:p text:style-name="P47"/>
      <text:p text:style-name="P47">Метод []= добавляет или замещает пару ключ-значение</text:p>
      <text:p text:style-name="P47"/>
      <text:p text:style-name="P47"><text:tab/>hash_months["Apr"] = "April"</text:p>
      <text:p text:style-name="P47"><text:tab/>hash_months["May"] = "May"</text:p>
      <text:p text:style-name="P47"/>
      <text:p text:style-name="P47">&gt;&gt;&gt; Здесь обычный оператор присваивания = , а не =&gt; (fat arrow)</text:p>
      <text:p text:style-name="P47"/>
      <text:p text:style-name="P47">Синоним: метод Hash#store</text:p>
      <text:p text:style-name="P47"/>
      <text:p text:style-name="P47"><text:tab/>hash_months.store("Jun", "June")</text:p>
      <text:p text:style-name="P47"><text:tab/>hash_months.store("Jul", "July")</text:p>
      <text:p text:style-name="P47"/>
      <text:p text:style-name="P62">Вопросы к хэшу</text:p>
      <text:p text:style-name="P62"/>
      <text:p text:style-name="P47">!!! Вопрос: какой метод позволяет узнать, есть ли в хэше данные?</text:p>
      <text:p text:style-name="P47"/>
      <text:p text:style-name="P47"><text:tab/>empty?</text:p>
      <text:p text:style-name="P47"/>
      <text:p text:style-name="P47"><text:tab/>hash_months.empty? <text:s text:c="2"/>#=&gt;false</text:p>
      <text:p text:style-name="P47"/>
      <text:p text:style-name="P47">Узнать, есть ли в хэше некоторый ключ:</text:p>
      <text:p text:style-name="P47"/>
      <text:p text:style-name="P47">синонимы</text:p>
      <text:p text:style-name="P47"><text:tab/>has_key?(k)</text:p>
      <text:p text:style-name="P47"><text:soft-page-break/><text:tab/><text:span text:style-name="T1">key?(k)</text:span></text:p>
      <text:p text:style-name="P47"><text:tab/>include?(k)</text:p>
      <text:p text:style-name="P47"><text:tab/>member?(k)</text:p>
      <text:p text:style-name="P47"/>
      <text:p text:style-name="P47">Узнать, есть ли в хэше некоторое значение</text:p>
      <text:p text:style-name="P47"/>
      <text:p text:style-name="P47"><text:tab/>value?(v)</text:p>
      <text:p text:style-name="P47"/>
      <text:p text:style-name="P62">Получение данных из хэша</text:p>
      <text:p text:style-name="P47"/>
      <text:p text:style-name="P47">Метод [] позволяет получить значение по указанному ключу</text:p>
      <text:p text:style-name="P47"/>
      <text:p text:style-name="P47"><text:tab/>hash_months["Jan"] <text:s text:c="3"/>#=&gt; "January"</text:p>
      <text:p text:style-name="P47"/>
      <text:p text:style-name="P47">Чтобы получить значения по нескольким ключам Hash#values_at</text:p>
      <text:p text:style-name="P47"/>
      <text:p text:style-name="P47">!!! Вопрос: что вернет следующая команд?</text:p>
      <text:p text:style-name="P47"/>
      <text:p text:style-name="P47"><text:tab/>hash_months.values_at "Feb", "apple", "Jan"</text:p>
      <text:p text:style-name="P47"/>
      <text:p text:style-name="P47">!!! Ответ: массив значений (nil, если ключа нет) в порядке, соответствующем аргументам в values_at</text:p>
      <text:p text:style-name="P47"><text:tab/>#=&gt; ["February", nil, "January"]</text:p>
      <text:p text:style-name="P47"/>
      <text:p text:style-name="P47">см. lesson.15/test_values_at</text:p>
      <text:p text:style-name="P47">&gt;&gt;&gt; ключи чувствительны к регистру</text:p>
      <text:p text:style-name="P47"/>
      <text:p text:style-name="P47">!!! Задание: исследуйте скрипт lesson.15/test_values_at.2</text:p>
      <text:p text:style-name="P47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7"/>
      <text:p text:style-name="P47">!!! Вопрос: как получить список всех ключей, которые есть в хэше? проверьте ваши идеи в irb на данных из файла lesson.15/loadme</text:p>
      <text:p text:style-name="P47"><text:tab/>&gt;load 'loadme'</text:p>
      <text:p text:style-name="P47">Ответ: Hash#keys</text:p>
      <text:p text:style-name="P47"/>
      <text:p text:style-name="P47">в руби 1.8 порядок неопределен</text:p>
      <text:p text:style-name="P47"><text:tab/>hash_months.keys <text:s text:c="2"/>#=&gt; ["Jul", "Apr" , "Jan", "Feb", "Mar", "Jun", "May"]</text:p>
      <text:p text:style-name="P47">в руби 1.9 в порядке добавления</text:p>
      <text:p text:style-name="P47"><text:tab/>hash_months.keys <text:s/>#=&gt; ["Jan", "Feb", "Mar", "Apr", "May", "Jun", "Jul"]</text:p>
      <text:p text:style-name="P47"/>
      <text:p text:style-name="P47">Вопрос: как получить все значения, хранимые в хэше</text:p>
      <text:p text:style-name="P47"/>
      <text:p text:style-name="P47"><text:tab/>hash_months.values #=&gt; ["January", "February", "March", "April", "May", "June", "July"]</text:p>
      <text:p text:style-name="P47"/>
      <text:p text:style-name="P47">Элементы упорядочены по тем же правилам, что и ключи (то есть, нет порядка в 1.8 и в порядке добавления в 1.9)</text:p>
      <text:p text:style-name="P47"/>
      <text:p text:style-name="P47"><text:span text:style-name="T29">Д</text:span><text:span text:style-name="T29">ефолтные значения</text:span></text:p>
      <text:p text:style-name="P62"/>
      <text:p text:style-name="P47">Обращение к несуществующему ключу возвращает nil</text:p>
      <text:p text:style-name="P47"><text:soft-page-break/></text:p>
      <text:p text:style-name="P47"><text:tab/>hash_months ['term'] <text:s text:c="2"/>#=&gt; nil <text:s/>(а не термидор)</text:p>
      <text:p text:style-name="P47"/>
      <text:p text:style-name="P47">Как побороть проблему?</text:p>
      <text:p text:style-name="P47"/>
      <text:p text:style-name="P47"><text:tab/>counts = {}</text:p>
      <text:p text:style-name="P47"><text:tab/>counts['apple'] += 1</text:p>
      <text:p text:style-name="P47"/>
      <text:p text:style-name="P47">известный способ</text:p>
      <text:p text:style-name="P47"><text:tab/>counts ['apple'] ||= 0</text:p>
      <text:p text:style-name="P47"/>
      <text:p text:style-name="P47">Другой способ</text:p>
      <text:p text:style-name="P47"/>
      <text:p text:style-name="P47">1) метод Hash#default=</text:p>
      <text:p text:style-name="P47"/>
      <text:p text:style-name="P47"><text:tab/>counts = {}</text:p>
      <text:p text:style-name="P47"><text:tab/>counts.default = 0</text:p>
      <text:p text:style-name="P47"><text:tab/>counts['apple'] += 1</text:p>
      <text:p text:style-name="P47"/>
      <text:p text:style-name="P47">см. также Hash#default</text:p>
      <text:p text:style-name="P47"/>
      <text:p text:style-name="P47">2) в момент инициализации можно указать значение по умолчанию</text:p>
      <text:p text:style-name="P47"/>
      <text:p text:style-name="P47"><text:tab/>counts = Hash.new(0)</text:p>
      <text:p text:style-name="P47"><text:tab/>counts['apple'] += 1</text:p>
      <text:p text:style-name="P47"/>
      <text:p text:style-name="P47">ri Hash.new </text:p>
      <text:p text:style-name="P47"/>
      <text:p text:style-name="P47">!!! Вопрос: что будет напечатано в двух случаях?</text:p>
      <text:p text:style-name="P47"/>
      <text:p text:style-name="P47"><text:tab/>data = Hash.new("hello")</text:p>
      <text:p text:style-name="P47"><text:tab/>puts data[9] <text:s/>#=&gt; "hello"</text:p>
      <text:p text:style-name="P47"><text:tab/>data[9].upcase!</text:p>
      <text:p text:style-name="P47"><text:tab/>puts data[10] #=&gt; "HELLO"</text:p>
      <text:p text:style-name="P47"/>
      <text:p text:style-name="P62">Итерирование по хэшу</text:p>
      <text:p text:style-name="P47"/>
      <text:p text:style-name="P47">Хэш – <text:span text:style-name="T1">неупорядоченная </text:span><text:span text:style-name="T1">(?)</text:span> коллекция.</text:p>
      <text:p text:style-name="P47"><text:tab/>в руби 1.8 – неупорядоченная</text:p>
      <text:p text:style-name="P47"><text:tab/>в руби 1.9 – упорядоченная в порядке добавления</text:p>
      <text:p text:style-name="P47"/>
      <text:p text:style-name="P47">Задание: какие есть итераторы в хэшах?</text:p>
      <text:p text:style-name="P47"/>
      <text:p text:style-name="P47"><text:tab/>each = each_pair</text:p>
      <text:p text:style-name="P47"><text:tab/>each_key</text:p>
      <text:p text:style-name="P47"><text:tab/>each_value</text:p>
      <text:p text:style-name="P47"/>
      <text:p text:style-name="P47">Итераторы each и each_pair возвращают пары ключ-значение</text:p>
      <text:p text:style-name="P47"/>
      <text:p text:style-name="P47">hash_months.each {|abbr, full|</text:p>
      <text:p text:style-name="P47"><text:tab/>puts "#{abbr} means #{full}"</text:p>
      <text:p text:style-name="P47">}</text:p>
      <text:p text:style-name="P62"><text:soft-page-break/></text:p>
      <text:p text:style-name="P47">!!! Вопрос: Можно ли получать значение в одну переменную?</text:p>
      <text:p text:style-name="P47"/>
      <text:p text:style-name="P47">hash_months.each {|a|</text:p>
      <text:p text:style-name="P47"><text:tab/>puts a.inspect <text:s text:c="2"/>#=&gt; ["Jan", "January"]</text:p>
      <text:p text:style-name="P47">}</text:p>
      <text:p text:style-name="P62"/>
      <text:p text:style-name="P47">Вопрос:</text:p>
      <text:p text:style-name="P47">чем отличается</text:p>
      <text:p text:style-name="P47">hash.each_key {}</text:p>
      <text:p text:style-name="P47">hash.keys.each {}</text:p>
      <text:p text:style-name="P81"/>
      <text:p text:style-name="P85">Задание</text:p>
      <text:p text:style-name="P85"/>
      <text:p text:style-name="P81">(в lesson.15/tasks)</text:p>
      <text:p text:style-name="P81"/>
      <text:p text:style-name="P81">Разработайте скрипт, котрых находит в списке data/words.txt палиндромы и вольвограммы. Игнорируйте слова длины 1.</text:p>
      <text:p text:style-name="P81"/>
      <text:p text:style-name="P81">ожидаемый выход: find_palindromes.out</text:p>
      <text:p text:style-name="P81"/>
      <text:p text:style-name="P81">ответ find_palindromes.rb</text:p>
      <text:p text:style-name="P81"/>
      <text:p text:style-name="P81">Сделайте вторую реализацию этого скрипта, но с использованием массива вместо хэша. </text:p>
      <text:p text:style-name="P81"/>
      <text:p text:style-name="P81">ответ find_palindromes_over_array.rb</text:p>
      <text:p text:style-name="P81"/>
      <text:p text:style-name="P81">Сравните время выполнения двух скриптов</text:p>
      <text:p text:style-name="P81"/>
      <text:p text:style-name="P121">&gt; time -p find_palindromes.rb</text:p>
      <text:p text:style-name="P121">&gt; time -p find_palindromes_over_array.rb</text:p>
      <text:p text:style-name="P81"/>
      <text:p text:style-name="P85">Задание</text:p>
      <text:p text:style-name="P85"/>
      <text:p text:style-name="P81">(в lesson.15/tasks)</text:p>
      <text:p text:style-name="P81"/>
      <text:p text:style-name="P81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1"/>
      <text:p text:style-name="P81">примеры запуска и файлы с ожидаемым выходом:</text:p>
      <text:p text:style-name="P81"/>
      <text:p text:style-name="P81">&gt; find_anagrams_of Reward <text:s text:c="4"/># см. ожидаемый выход в find_anagrams_of.Reward</text:p>
      <text:p text:style-name="P81">&gt; find_anagrams_of resist <text:s text:c="8"/># см. ожидаемый выход в find_anagrams_of.resist</text:p>
      <text:p text:style-name="P81"/>
      <text:p text:style-name="P81">начальный скрипт:</text:p>
      <text:p text:style-name="P81"><text:tab/>find_anagrams_of_stub</text:p>
      <text:p text:style-name="P81"/>
      <text:p text:style-name="P81">ответ: find_anagrams_of </text:p>
      <text:p text:style-name="P81"/>
      <text:p text:style-name="P85"><text:soft-page-break/>Домашнее задание</text:p>
      <text:p text:style-name="P85"/>
      <text:p text:style-name="P81">(в lesson.15/tasks)</text:p>
      <text:p text:style-name="P81"/>
      <text:p text:style-name="P81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1"/>
      <text:p text:style-name="P81"><text:tab/>whiter <text:s/>wither <text:s/>writhe </text:p>
      <text:p text:style-name="P81"><text:tab/>woodworm <text:s text:c="7"/>wormwood </text:p>
      <text:p text:style-name="P81"/>
      <text:p text:style-name="P81">ожидаемый выход: find_all_anagrams.out</text:p>
      <text:p text:style-name="P81"/>
      <text:p text:style-name="P81">ответ: find_all_anagrams</text:p>
      <text:p text:style-name="P81"/>
      <text:p text:style-name="P81">Дополнительное задание (по желанию):</text:p>
      <text:p text:style-name="P81"/>
      <text:p text:style-name="P81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1"/>
      <text:p text:style-name="P81"><text:tab/>Workman<text:tab/>workman </text:p>
      <text:p text:style-name="P81"/>
      <text:p text:style-name="P81">ожидаемый выход: find_all_anagrams.2.out</text:p>
      <text:p text:style-name="P81">ответ: find_all_anagrams.2</text:p>
      <text:p text:style-name="P81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41">Хэши</text:p>
            <text:p text:style-name="P141">Решение задачи find_words</text:p>
          </table:table-cell>
          <table:table-cell table:style-name="Table16.A1" office:value-type="string">
            <text:p text:style-name="P142">Занятие 16</text:p>
            <text:p text:style-name="P142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817173868" text:style-name="L52">
        <text:list-item>
          <text:p text:style-name="P211">lesson.16.tar.bz2</text:p>
        </text:list-item>
      </text:list>
      <text:p text:style-name="P47"/>
      <text:p text:style-name="P62">Повторение материала предыдущего занятия</text:p>
      <text:p text:style-name="P62"/>
      <text:p text:style-name="P48">на предыдущем занятии были: Саша, Маша, Марина, Вадим, Тоня</text:p>
      <text:p text:style-name="P48">попросить их прокомментировать слайды.</text:p>
      <text:p text:style-name="P48"/>
      <text:p text:style-name="P63">Разбор задания find_anagrams_of</text:p>
      <text:p text:style-name="P62"/>
      <text:p text:style-name="P47">вычислить хэшкод слова-запроса достаточно только один раз</text:p>
      <text:p text:style-name="P47"/>
      <text:p text:style-name="P47">раннее отсечение: слова-анаграммы имеют один и тот же набор символов, значит онги одной длины. Отсечение по длине</text:p>
      <text:p text:style-name="P47"/>
      <text:p text:style-name="P47">&gt;&gt;&gt; Можно сравнить, насколько медленнее выполняетс скрипт без этих оптимизаций</text:p>
      <text:p text:style-name="P47"/>
      <text:p text:style-name="P62">Подготовка к решению задачи find_words</text:p>
      <text:p text:style-name="P47"/>
      <text:p text:style-name="P47">Для решения предстоящей задачи могжет быть полезно.</text:p>
      <text:p text:style-name="P47"/>
      <text:p text:style-name="P62">Массив ARGV</text:p>
      <text:p text:style-name="P62"/>
      <text:p text:style-name="P47">Массив ARGV содержит все аргументы, с которыми вызывается скрипт, в том же порядке, в каком они указаны в командной строке.</text:p>
      <text:p text:style-name="P47"/>
      <text:p text:style-name="P47"><text:tab/>&gt; find_anagrams_of reward filename1 filename2 </text:p>
      <text:p text:style-name="P47"/>
      <text:p text:style-name="P47">то массив ARGV содержит следующие <text:span text:style-name="T1">строки</text:span></text:p>
      <text:p text:style-name="P47"/>
      <text:p text:style-name="P47"><text:tab/>[“reward”, <text:s/>“filename1”, <text:s/>“filename2”]</text:p>
      <text:p text:style-name="P47"/>
      <text:p text:style-name="P47">Важно: “reward” не является файлом, поэтому попытка его читать вызовет ошибку</text:p>
      <text:p text:style-name="P47"/>
      <text:p text:style-name="P47"><text:tab/>./test_argv:5:in `gets': No such file or directory - reward (Errno::ENOENT)</text:p>
      <text:p text:style-name="P47"/>
      <text:p text:style-name="P47">см. lesson.16/test_argv.sh</text:p>
      <text:p text:style-name="P47"/>
      <text:p text:style-name="P47">Аргументы не-файлы нужно удалить из массива ARGV</text:p>
      <text:p text:style-name="P47"/>
      <text:p text:style-name="P47"><text:tab/>ri Array#shift</text:p>
      <text:p text:style-name="P47"/>
      <text:p text:style-name="P47"><text:tab/>query = ARGV.shift</text:p>
      <text:p text:style-name="P47"><text:tab/>=&gt; query = “reward”</text:p>
      <text:p text:style-name="P47"><text:tab/>ARGV = [“filename1”, <text:s/>“filename2”]</text:p>
      <text:p text:style-name="P47"/>
      <text:p text:style-name="P47">Другие возможности: Array#delete_at, Array#[1..-1]</text:p>
      <text:p text:style-name="P47"/>
      <text:p text:style-name="P62"><text:soft-page-break/>File.readlines</text:p>
      <text:p text:style-name="P62"/>
      <text:p text:style-name="P47">Метод класса File.readlines(filename) позволяет зачитать весь файл целиком в массив.</text:p>
      <text:p text:style-name="P47"/>
      <text:p text:style-name="P47"><text:tab/>ri File.readlines</text:p>
      <text:p text:style-name="P47"/>
      <text:p text:style-name="P47">&gt;&gt;&gt; на самом деле, метод определен в суперклассе IO</text:p>
      <text:p text:style-name="P47"><text:tab/>File.readlines(fname) <text:s/>зачитает с разделителем по умолчанию, то есть \n</text:p>
      <text:p text:style-name="P47"/>
      <text:p text:style-name="P47">см. lesson.16/test_file_readlines</text:p>
      <text:p text:style-name="P47"/>
      <text:p text:style-name="P47">Задание: попробуйте указать в скрипте test_file_readlines в качестве разделителя пустую строку</text:p>
      <text:p text:style-name="P47"/>
      <text:p text:style-name="P47"><text:tab/>File.readlines(fname, “”)</text:p>
      <text:p text:style-name="P47"/>
      <text:p text:style-name="P47">Выдача:</text:p>
      <text:p text:style-name="P47"><text:tab/>The file shortfile.txt contains the following 2 lines: </text:p>
      <text:p text:style-name="P47"><text:tab/>["warder is a volvogram\n\n", "deified is a palindrom\n\n"]</text:p>
      <text:p text:style-name="P47"/>
      <text:p text:style-name="P47">Разделитель “” позволяет читать файл фрагментами, разделенными как минимум одной пустой строкой.</text:p>
      <text:p text:style-name="P47"/>
      <text:p text:style-name="P47">Это же справедливо для IO#gets</text:p>
      <text:p text:style-name="P47"/>
      <text:p text:style-name="P47"><text:tab/>while line = gets(“”) ...</text:p>
      <text:p text:style-name="P47"/>
      <text:p text:style-name="P47">&gt;&gt;&gt; еще один полезный метод класса File</text:p>
      <text:p text:style-name="P47">&gt;&gt;&gt; FIle.basename($0)</text:p>
      <text:p text:style-name="P47">&gt;&gt;&gt; $0 имя запускаемого скрипта</text:p>
      <text:p text:style-name="P47"/>
      <text:p text:style-name="P62">Инициализация Хэша из Массива</text:p>
      <text:p text:style-name="P62"/>
      <text:p text:style-name="P47">Хэши быстрее массивов -&gt; лучше использовать хэши</text:p>
      <text:p text:style-name="P47"/>
      <text:p text:style-name="P47">Массив массивов вида</text:p>
      <text:p text:style-name="P47"/>
      <text:p text:style-name="P47"><text:tab/>[ [k1, v1], [k2, v2], [k3, v3] ]</text:p>
      <text:p text:style-name="P47"/>
      <text:p text:style-name="P47">можно интерпретировать как массив пар ключ-значение и преобразовать в хэш.</text:p>
      <text:p text:style-name="P47"/>
      <text:p text:style-name="P47"><text:tab/>keys_and_values = [[1, 'one'], [2, 'two'], [3, 'san']]</text:p>
      <text:p text:style-name="P47"><text:tab/>h = Hash[keys_and_values]</text:p>
      <text:p text:style-name="P47"/>
      <text:p text:style-name="P47"><text:tab/>#=&gt; {1=&gt;"one", 2=&gt;"two", 3=&gt;"san"}</text:p>
      <text:p text:style-name="P47"/>
      <text:p text:style-name="P47"><text:tab/>ri Hash.[]</text:p>
      <text:p text:style-name="P47"/>
      <text:p text:style-name="P47">см. lesson.16/test_hash_from_array</text:p>
      <text:p text:style-name="P47"/>
      <text:p text:style-name="P47">Преобразование хэша в массив</text:p>
      <text:p text:style-name="P47"><text:soft-page-break/></text:p>
      <text:p text:style-name="P47"><text:tab/>ri Hash#to_a</text:p>
      <text:p text:style-name="P47"/>
      <text:p text:style-name="P47"><text:tab/>h.to_a <text:s/>#=&gt; [[1, 'one'], [2, 'two'], [3, 'san']]</text:p>
      <text:p text:style-name="P80"/>
      <text:p text:style-name="P81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41">Сортировка хэша Hash#sort, Hash#sort_by</text:p>
            <text:p text:style-name="P141">Решение задачи cmpsort</text:p>
            <text:p text:style-name="P141">Решение задачи find_words</text:p>
          </table:table-cell>
          <table:table-cell table:style-name="Table17.A1" office:value-type="string">
            <text:p text:style-name="P142">Занятие 17</text:p>
            <text:p text:style-name="P142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327407877" text:style-name="L53">
        <text:list-item>
          <text:p text:style-name="P212">lesson.17.tar.bz2</text:p>
        </text:list-item>
      </text:list>
      <text:list xml:id="list174959354" text:continue-list="list817173868" text:style-name="L52">
        <text:list-header>
          <text:p text:style-name="P250"/>
        </text:list-header>
      </text:list>
      <text:p text:style-name="P62">Cортировка хэша -- старые слайды из урока 24+25</text:p>
      <text:p text:style-name="P62"/>
      <text:p text:style-name="P47">sort, sort_by – работают как в массивах, потому что происходят из модуля-примеси Enumerable</text:p>
      <text:p text:style-name="P47"/>
      <text:p text:style-name="P47">Эти методы возвращают массив, потому что хэш не считается упорядоченной структурой данных.</text:p>
      <text:p text:style-name="P47"/>
      <text:p text:style-name="P47">выполните lesson.17/hashsort/test_sort_1.rb</text:p>
      <text:p text:style-name="P47"/>
      <text:p text:style-name="P47">результат <text:span text:style-name="T15">@eng_numerals.sort:</text:span></text:p>
      <text:p text:style-name="P47"/>
      <text:p text:style-name="P47">[["0", "zero"], ["1", "one"], ["10", "ten"], ["11", "eleven"], ["12", "twelve"], ["2", "two"], .... ]</text:p>
      <text:p text:style-name="P47"/>
      <text:p text:style-name="P47">Вопрос: по какому принципу были упорядочены элементы хэша?</text:p>
      <text:p text:style-name="P47">Ответ: в порядке увеличения строкового значения ключей</text:p>
      <text:p text:style-name="P47"/>
      <text:p text:style-name="P47">Метод sort применяет вот такой блок по умолчанию:</text:p>
      <text:p text:style-name="P47"/>
      <text:p text:style-name="P47">hash.sort {|a, b|</text:p>
      <text:p text:style-name="P47"><text:s text:c="4"/>a &lt;=&gt; b</text:p>
      <text:p text:style-name="P47">}</text:p>
      <text:p text:style-name="P47"/>
      <text:p text:style-name="P47">&gt;&gt;&gt; Вопрос: чем являются a и b?</text:p>
      <text:p text:style-name="P47">&gt;&gt;&gt; Что такое &lt;=&gt; space ship operator? Как он работает?</text:p>
      <text:p text:style-name="P47"/>
      <text:p text:style-name="P47">На самом деле сначала хэш преобразуется в массив и потом сортируется массив:</text:p>
      <text:p text:style-name="P47">hash.to_a.sort {|a, b|</text:p>
      <text:p text:style-name="P47"><text:s text:c="4"/>a &lt;=&gt; b <text:s text:c="3"/># ["0", "zero"] &lt;=&gt; <text:s/>["10", "ten"]</text:p>
      <text:p text:style-name="P47">}</text:p>
      <text:p text:style-name="P47"/>
      <text:p text:style-name="P47">!!! Задание: Выполните и проанализируйте скрипт hashsort/test_sort_2.rb</text:p>
      <text:p text:style-name="P47"/>
      <text:p text:style-name="P47">&gt;&gt;&gt; попросить объяснить, что происходит</text:p>
      <text:p text:style-name="P47">&gt;&gt;&gt; a будет расположено раньше b, но не обязательно контактно! конечном массиве видно, что неконтактно.</text:p>
      <text:p text:style-name="P47"/>
      <text:p text:style-name="P47"><text:tab/>a=["12", "twelve"] </text:p>
      <text:p text:style-name="P47"><text:tab/>b=["5", "five"] </text:p>
      <text:p text:style-name="P47"><text:tab/>result of comparison: -1</text:p>
      <text:p text:style-name="P47"/>
      <text:p text:style-name="P47">!!! Задание: измените test_sort_2.rb так. чтобы хэш был отсортирован в <text:span text:style-name="T18">нисходящем</text:span> порядке по <text:span text:style-name="T18">численному</text:span> значению ключа.</text:p>
      <text:p text:style-name="P47"/>
      <text:p text:style-name="P47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47">ответ: hashsort/test_sort_3.rb</text:p>
      <text:p text:style-name="P47"/>
      <text:p text:style-name="P47">!!! Задание: отсортируйте хэш @numerals (определен в файле data) по испанским числительным <text:span text:style-name="T19">в алфавитном порядке</text:span>.</text:p>
      <text:p text:style-name="P47">Ожидаемый выход:</text:p>
      <text:p text:style-name="P47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47"/>
      <text:p text:style-name="P47">ответ: hashsort/test_sort_4.rb</text:p>
      <text:p text:style-name="P47"/>
      <text:p text:style-name="P47">!!! Вопрос: почему нет метода Hash#sort! (и Hash#sort_by!)</text:p>
      <text:p text:style-name="P47">Ответ: метод sort меняет сущность объекта: результат сортировки -- объект класса Array, а не Hash.</text:p>
      <text:p text:style-name="P47"/>
      <text:p text:style-name="P62">Сортировка Hash#sort_by</text:p>
      <text:p text:style-name="P47"/>
      <text:p text:style-name="P47">&gt;&gt;&gt; Что вы помните об Array#sort_by?</text:p>
      <text:p text:style-name="P47"/>
      <text:p text:style-name="P47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7"/>
      <text:p text:style-name="P47">@eng_numerals.sort_by do <text:span text:style-name="T19">|</text:span><text:span text:style-name="T19">key</text:span><text:span text:style-name="T19">, </text:span><text:span text:style-name="T19">val</text:span><text:span text:style-name="T19">|</text:span></text:p>
      <text:p text:style-name="P47"><text:tab/><text:span text:style-name="T19">key</text:span>.to_i</text:p>
      <text:p text:style-name="P47">end</text:p>
      <text:p text:style-name="P47"/>
      <text:p text:style-name="P47">[["0", "zero"], ["1", "one"], ["2", "two"], ["3", "three"], ["4", "four"], ["5", "five"], ["6", "six"], ["7", "seven"], ["8", "eight"], ["9", "nine"], ["10", "ten"], ["11", "eleven"], ["12", "twelve"]]</text:p>
      <text:p text:style-name="P47"/>
      <text:p text:style-name="P47">см. hashsort/test_sort_5.rb</text:p>
      <text:p text:style-name="P47"/>
      <text:p text:style-name="P47">!!! Вопрос на сообразительность: как изменить порядок сортировки на нисходящий</text:p>
      <text:p text:style-name="P47">Ответ: -<text:span text:style-name="T19">key</text:span>.to_i. только для чисел</text:p>
      <text:p text:style-name="P47"/>
      <text:p text:style-name="P47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7"/>
      <text:p text:style-name="P47">ожидаемый выход:</text:p>
      <text:p text:style-name="P47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7"/>
      <text:p text:style-name="P47">&gt;&gt;&gt; так как: ee &lt; eni &lt; eno &lt; evi ...</text:p>
      <text:p text:style-name="P47"/>
      <text:p text:style-name="P47">ответ: hashsort/test_sort_6.rb</text:p>
      <text:p text:style-name="P47"/>
      <text:p text:style-name="P66"><text:soft-page-break/>Метод класса Hash#sort_by_value</text:p>
      <text:p text:style-name="P66"/>
      <text:p text:style-name="P50">class Hash </text:p>
      <text:p text:style-name="P50"><text:s text:c="2"/>def sort_by_value </text:p>
      <text:p text:style-name="P50"><text:s text:c="4"/>self.sort_by {|k,v| v} </text:p>
      <text:p text:style-name="P50"><text:s text:c="2"/>end </text:p>
      <text:p text:style-name="P50">end </text:p>
      <text:p text:style-name="P50"/>
      <text:p text:style-name="P50">Использование:</text:p>
      <text:p text:style-name="P50"/>
      <text:p text:style-name="P50"><text:tab/>puts @eng_numerals.<text:span text:style-name="T1">sort_by_value</text:span>.inspect</text:p>
      <text:p text:style-name="P50"/>
      <text:p text:style-name="P50">Выход:</text:p>
      <text:p text:style-name="P50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0"/>
      <text:p text:style-name="P50">см. hashsort/test_sort_7.rb</text:p>
      <text:p text:style-name="P50"/>
      <text:p text:style-name="P50">&gt;&gt;&gt; прокомментировать метод respond_to?, methods, Duck typing</text:p>
      <text:p text:style-name="P50"/>
      <text:p text:style-name="P66">Задание</text:p>
      <text:p text:style-name="P66"/>
      <text:p text:style-name="P50">Полная формулировка в lesson.17/cmpsort/README</text:p>
      <text:p text:style-name="P50"/>
      <text:p text:style-name="P50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0">- CCSplitter опирается на теги входной цепочки -&gt; сгруппировать записи разницы по входной цепочке </text:p>
      <text:p text:style-name="P50">- есть более частотные явления, есть менее частотные. Эту информацию можно учитывать, решая, что тестировать и что нет. </text:p>
      <text:p text:style-name="P50"/>
      <text:p text:style-name="P50">Входной файл: </text:p>
      <text:p text:style-name="P50"><text:s text:c="2"/>английский: cmp_ccsplitter_1.out </text:p>
      <text:p text:style-name="P50"><text:s text:c="2"/>немецкий: german/cmp_ccsplitter_1.out</text:p>
      <text:p text:style-name="P50"/>
      <text:p text:style-name="P50">скрипт: cmp_ccs_sort_by_tagseq </text:p>
      <text:p text:style-name="P50">ожидаемый выход: <text:s/>sorted </text:p>
      <text:p text:style-name="P47"/>
      <text:p text:style-name="P62">Задание find_words</text:p>
      <text:p text:style-name="P62"/>
      <text:p text:style-name="P47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47">см. lesson.17/find_words/README</text:p>
      <text:p text:style-name="P47"/>
      <text:p text:style-name="P47">Задание: разработать скрипт, который находит в текстовых файлах указанные слова (или фразы) и выводит их в формате</text:p>
      <text:p text:style-name="P47"/>
      <text:p text:style-name="P47"><text:tab/>слово \tab позиция_в_предложении \tab предложение</text:p>
      <text:p text:style-name="P47"/>
      <text:p text:style-name="P47"><text:soft-page-break/>Если указана опция -i или --ignore-case, то поиск осуществляется без учета регистра и вывод имеет вид:</text:p>
      <text:p text:style-name="P47"/>
      <text:p text:style-name="P47"><text:tab/>СЛОВО \tab позиция_в_предложении \tab предложение</text:p>
      <text:p text:style-name="P47"/>
      <text:p text:style-name="P47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7"/>
      <text:p text:style-name="P47"><text:tab/>develop<text:tab/>120 </text:p>
      <text:p text:style-name="P47"><text:tab/>Although<text:tab/>96 </text:p>
      <text:p text:style-name="P47"><text:tab/>December<text:tab/>56 </text:p>
      <text:p text:style-name="P47"><text:tab/>Bill Gates<text:tab/>22 </text:p>
      <text:p text:style-name="P47"><text:tab/>Extensible Markup Language<text:tab/>1 </text:p>
      <text:p text:style-name="P47"><text:tab/>U.S. Public Interest Research Group<text:tab/>1 </text:p>
      <text:p text:style-name="P47"/>
      <text:p text:style-name="P47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7"/>
      <text:p text:style-name="P47"><text:tab/>&gt; find_words queries.txt ../../data/corpus.tok.txt</text:p>
      <text:p text:style-name="P47"/>
      <text:p text:style-name="P47">Задание необходимо выполнять пошагово, как описано в README</text:p>
      <text:p text:style-name="P47"/>
      <text:p text:style-name="P47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41">Решение задачи find_words</text:p>
          </table:table-cell>
          <table:table-cell table:style-name="Table18.A1" office:value-type="string">
            <text:p text:style-name="P142">Занятие 18</text:p>
            <text:p text:style-name="P142">(90 минут)</text:p>
          </table:table-cell>
        </table:table-row>
      </table:table>
      <text:p text:style-name="P141"/>
      <text:p text:style-name="P157">find_words - способы загрузки внешнего файла</text:p>
      <text:p text:style-name="P141"/>
      <text:p text:style-name="P141">load_queries_1</text:p>
      <text:p text:style-name="P141"><text:tab/>загружает все строки в массив, включая пустые. и с \n в конце</text:p>
      <text:p text:style-name="P141"/>
      <text:p text:style-name="P141">load_queries_2</text:p>
      <text:p text:style-name="P141"><text:tab/>загружает в массив, непустые строки, без \n</text:p>
      <text:p text:style-name="P141"/>
      <text:p text:style-name="P141">load_queries_3</text:p>
      <text:p text:style-name="P141"><text:tab/>преобразование массива в хэш</text:p>
      <text:p text:style-name="P141"/>
      <text:p text:style-name="P141">load_queries_4</text:p>
      <text:p text:style-name="P141"><text:tab/>еще вариант преобразования массива в хэш</text:p>
      <text:p text:style-name="P141"/>
      <text:p text:style-name="P141">load_queries_5</text:p>
      <text:p text:style-name="P141"><text:tab/>(рефакторинг) самый компактный вариант</text:p>
      <text:p text:style-name="P158"/>
      <text:p text:style-name="P154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54"><text:tab/>ответ: load_queries_6</text:p>
      <text:p text:style-name="P154">&gt;&gt;&gt; load_queries_6 содержит пример тернарной операции</text:p>
      <text:p text:style-name="P154"/>
      <text:p text:style-name="P156">find_words -- поиск</text:p>
      <text:p text:style-name="P156"/>
      <text:p text:style-name="P154">для нижеследующих заданий лучше использовать большой список queries (data/words.txt)</text:p>
      <text:p text:style-name="P154"/>
      <text:p text:style-name="P154">finding_queries_1 queries.txt</text:p>
      <text:p text:style-name="P177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77">time -p user=0.24</text:p>
      <text:p text:style-name="P154"/>
      <text:p text:style-name="P154">finding_queries_2</text:p>
      <text:p text:style-name="P178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178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178">time -p user=2215.42 (36min) (на words.txt)</text:p>
      <text:p text:style-name="P178"/>
      <text:p text:style-name="P103">finding_queries_3</text:p>
      <text:p text:style-name="P179">решение основано на finding_queries_2, но итерирование происходит по массиву слов предложения.</text:p>
      <text:p text:style-name="P179">time -p user=1232.39 (20min) (на words.txt)</text:p>
      <text:p text:style-name="P154"/>
      <text:p text:style-name="P154">finding_queries_4</text:p>
      <text:p text:style-name="P175"><text:span text:style-name="T27">хорошее решение, использующее хэш вместо массива. итерирование по </text:span><text:soft-page-break/><text:span text:style-name="T27">словам предложения.</text:span></text:p>
      <text:p text:style-name="P176">time -p user=0.97 (1.5sec) (на words.txt)</text:p>
      <text:p text:style-name="P176"/>
      <text:p text:style-name="P104">find_words -- построение фраз</text:p>
      <text:p text:style-name="P104"/>
      <text:p text:style-name="P103">на примере построения всех подстрок некоторой строки</text:p>
      <text:p text:style-name="P103"/>
      <text:p text:style-name="P103">all_substrings_1</text:p>
      <text:p text:style-name="P176">построение подстрок от заданной позиции, используя string[start, end]</text:p>
      <text:p text:style-name="P176"/>
      <text:p text:style-name="P103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76">ответ: all_substrings_2</text:p>
      <text:p text:style-name="P154"/>
      <text:p text:style-name="P154">all_substrings_3</text:p>
      <text:p text:style-name="P180">генерация всех подстрок длин 3 из заданного слова, начиная от начала слова.</text:p>
      <text:p text:style-name="P180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41">Introduction to CRF</text:p>
            <text:p text:style-name="P141">assign_properties</text:p>
          </table:table-cell>
          <table:table-cell table:style-name="Таблица6.A1" office:value-type="string">
            <text:p text:style-name="P142">Занятие 19</text:p>
            <text:p text:style-name="P142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1565148475" text:style-name="L54">
        <text:list-item>
          <text:p text:style-name="P246"><text:span text:style-name="T4">lesson.1</text:span><text:span text:style-name="T4">9</text:span><text:span text:style-name="T4">.tar.bz2</text:span></text:p>
        </text:list-item>
        <text:list-item>
          <text:p text:style-name="P213">lesson.18.tasks.tar.bz2</text:p>
        </text:list-item>
      </text:list>
      <text:p text:style-name="P47"/>
      <text:p text:style-name="P62">Слайд о CRF</text:p>
      <text:p text:style-name="P62"/>
      <text:p text:style-name="P47">порядок использования</text:p>
      <text:p text:style-name="P62"/>
      <text:p text:style-name="P62">Домашнее здание</text:p>
      <text:p text:style-name="P62"/>
      <text:p text:style-name="P47">рефакторинг lesson.18.tasks/assign_properties</text:p>
      <text:p text:style-name="P47"/>
      <text:p text:style-name="P47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41">Radix sort (поразрядная/цифровая сортировка)</text:p>
            <text:p text:style-name="P141"/>
          </table:table-cell>
          <table:table-cell table:style-name="Таблица7.A1" office:value-type="string">
            <text:p text:style-name="P142">Занятие 20</text:p>
            <text:p text:style-name="P142">(90 минут)</text:p>
          </table:table-cell>
        </table:table-row>
      </table:table>
      <text:p text:style-name="P47"/>
      <text:p text:style-name="P62">Раздаточный материал</text:p>
      <text:p text:style-name="P62"/>
      <text:list xml:id="list319203065" text:continue-numbering="true" text:style-name="L54">
        <text:list-item>
          <text:p text:style-name="P246"><text:span text:style-name="T4">lesson.</text:span><text:span text:style-name="T4">20</text:span><text:span text:style-name="T4">.tar.bz2</text:span></text:p>
        </text:list-item>
      </text:list>
      <text:p text:style-name="P47"/>
      <text:p text:style-name="P47"><text:span text:style-name="T1">презентация lectures/sorting.{odp,pdf</text:span>}</text:p>
      <text:p text:style-name="P47"/>
      <text:p text:style-name="P62">Поразрядная сортировка</text:p>
      <text:p text:style-name="P62"/>
      <text:p text:style-name="P47">radix sort = поразрядная сортировка = цифровая сортировка</text:p>
      <text:p text:style-name="P47"/>
      <text:p text:style-name="P47">класс distribution sorting, не производящих сравнений</text:p>
      <text:p text:style-name="P47"/>
      <text:p text:style-name="P47">пошаговое объяснение алгоритма на примере массива чисел, например</text:p>
      <text:p text:style-name="P47"/>
      <text:p text:style-name="P47"><text:tab/>12 <text:s/>11 <text:s/>0 <text:s/>92 <text:s/>3 <text:s/>133</text:p>
      <text:p text:style-name="P47"/>
      <text:p text:style-name="P62">Структура данных</text:p>
      <text:p text:style-name="P47"/>
      <text:p text:style-name="P47">bucket - (корзина, ведро) массив, содержащий числа, у которых одинаковый корень (одна и та же цифра в текущей позиции)</text:p>
      <text:p text:style-name="P47"/>
      <text:p text:style-name="P47">buckets - массив, содержащий все отдельные корзины</text:p>
      <text:p text:style-name="P47"/>
      <text:p text:style-name="P47">например, после второй итерации числа раскиданы в корзины по разряду десятков</text:p>
      <text:p text:style-name="P47"/>
      <text:p text:style-name="P47">buckets = [</text:p>
      <text:p text:style-name="P47"><text:s text:c="2"/>[ 0, <text:s/>3, 9 ], <text:s/>#0</text:p>
      <text:p text:style-name="P47"><text:s text:c="2"/>[ 11 , 12 ], <text:s/>#1</text:p>
      <text:p text:style-name="P47"><text:s text:c="2"/>[ ], <text:s text:c="13"/>#2</text:p>
      <text:p text:style-name="P47"><text:s text:c="2"/>[ 133 ], <text:s text:c="6"/>#3</text:p>
      <text:p text:style-name="P47"><text:s text:c="2"/>[ ], <text:s text:c="13"/>#4</text:p>
      <text:p text:style-name="P47"><text:s text:c="2"/>[ ], <text:s text:c="13"/>#5</text:p>
      <text:p text:style-name="P47"><text:s text:c="2"/>[ ], <text:s text:c="13"/>#6</text:p>
      <text:p text:style-name="P47"><text:s text:c="2"/>[ ], <text:s text:c="13"/>#7</text:p>
      <text:p text:style-name="P47"><text:s text:c="2"/>[ ], <text:s text:c="13"/>#8</text:p>
      <text:p text:style-name="P47"><text:s text:c="2"/>[ 92 ], <text:s text:c="8"/>#9</text:p>
      <text:p text:style-name="P47">]</text:p>
      <text:p text:style-name="P47"/>
      <text:p text:style-name="P62">Получение цифры в определенном разряде числа</text:p>
      <text:p text:style-name="P62"/>
      <text:p text:style-name="P47">Способ 1: преобразовать в строку и получить нужную позицию из строки</text:p>
      <text:p text:style-name="P47"/>
      <text:p text:style-name="P47"><text:tab/>num = 12<text:span text:style-name="T1">3</text:span>45</text:p>
      <text:p text:style-name="P47"><text:tab/>num.to_s[2,1] <text:s text:c="2"/>#=&gt; 3</text:p>
      <text:p text:style-name="P47"/>
      <text:p text:style-name="P47">Способ 2: математический</text:p>
      <text:p text:style-name="P47"/>
      <text:p text:style-name="P47"><text:tab/>num = 12345</text:p>
      <text:p text:style-name="P47">чтобы получить разряд единиц (1234<text:span text:style-name="T1">5</text:span>)</text:p>
      <text:p text:style-name="P47"><text:soft-page-break/></text:p>
      <text:p text:style-name="P47"><text:tab/>12345 : 10 = 1234.5 и взять часть после запятой</text:p>
      <text:p text:style-name="P47"><text:tab/>12345 % 10 = 5 <text:s text:c="3"/># остаток от деления</text:p>
      <text:p text:style-name="P47"/>
      <text:p text:style-name="P47">чтобы получить разряд десятков (123<text:span text:style-name="T1">4</text:span>5)</text:p>
      <text:p text:style-name="P47"/>
      <text:p text:style-name="P47"><text:tab/>12345 : 100 = 123.45</text:p>
      <text:p text:style-name="P47"><text:tab/>12345 % 100 = 45 # остаток от деления</text:p>
      <text:p text:style-name="P47"><text:tab/>45 / 10 = 4 # целочисленное деление</text:p>
      <text:p text:style-name="P47"><text:tab/>12345 % 100 / 10 = 4</text:p>
      <text:p text:style-name="P62"/>
      <text:p text:style-name="P47">чтобы получить разряд сотен (12<text:span text:style-name="T1">3</text:span>45)</text:p>
      <text:p text:style-name="P47"/>
      <text:p text:style-name="P47"><text:tab/>12345 : 1000 = 12.345</text:p>
      <text:p text:style-name="P47"><text:tab/>12345 % 1000 = 345 # остаток от деления</text:p>
      <text:p text:style-name="P47"><text:tab/>345 / 100 = 3 # целочисленное деление</text:p>
      <text:p text:style-name="P47"><text:tab/>12345 % 1000 / 100 = 3</text:p>
      <text:p text:style-name="P62"/>
      <text:p text:style-name="P47">Можно ли сформулировать закономерность?</text:p>
      <text:p text:style-name="P47"/>
      <text:p text:style-name="P47">!!! Задание: Заполните серые ячейки во второй колонке</text:p>
      <text:p text:style-name="P47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37">1234<text:span text:style-name="T1">5</text:span></text:p>
          </table:table-cell>
          <table:table-cell table:style-name="Таблица8.B1" office:value-type="string">
            <text:p text:style-name="P118">n % 10 / 1</text:p>
          </table:table-cell>
          <table:table-cell table:style-name="Таблица8.C1" office:value-type="string">
            <text:p text:style-name="P118">n % 10^1 / 10^0</text:p>
          </table:table-cell>
          <table:table-cell table:style-name="Таблица8.D1" office:value-type="string">
            <text:p text:style-name="P137"/>
          </table:table-cell>
        </table:table-row>
        <table:table-row>
          <table:table-cell table:style-name="Таблица8.A2" office:value-type="float" office:value="12345">
            <text:p text:style-name="P137">123<text:span text:style-name="T1">4</text:span>5</text:p>
          </table:table-cell>
          <table:table-cell table:style-name="Таблица8.B4" office:value-type="string">
            <text:p text:style-name="P47">n % 100 / 10</text:p>
          </table:table-cell>
          <table:table-cell table:style-name="Таблица8.C4" office:value-type="string">
            <text:p text:style-name="P47">n % 10^2 / 10^1</text:p>
          </table:table-cell>
          <table:table-cell table:style-name="Таблица8.D4" office:value-type="string">
            <text:p text:style-name="P137"/>
          </table:table-cell>
        </table:table-row>
        <table:table-row>
          <table:table-cell table:style-name="Таблица8.A2" office:value-type="float" office:value="12345">
            <text:p text:style-name="P137">12<text:span text:style-name="T1">3</text:span>45</text:p>
          </table:table-cell>
          <table:table-cell table:style-name="Таблица8.B4" office:value-type="string">
            <text:p text:style-name="P137">n <text:span text:style-name="T30">% 100</text:span><text:span text:style-name="T30">0</text:span><text:span text:style-name="T30"> / 10</text:span><text:span text:style-name="T30">0</text:span></text:p>
          </table:table-cell>
          <table:table-cell table:style-name="Таблица8.C4" office:value-type="string">
            <text:p text:style-name="P118">n % 10^3 / 10^2</text:p>
          </table:table-cell>
          <table:table-cell table:style-name="Таблица8.D4" office:value-type="string">
            <text:p text:style-name="P137"/>
          </table:table-cell>
        </table:table-row>
        <table:table-row>
          <table:table-cell table:style-name="Таблица8.A2" office:value-type="float" office:value="12345">
            <text:p text:style-name="P137">1<text:span text:style-name="T1">2</text:span>345</text:p>
          </table:table-cell>
          <table:table-cell table:style-name="Таблица8.B4" office:value-type="string">
            <text:p text:style-name="P118">n % 10000 / 1000</text:p>
          </table:table-cell>
          <table:table-cell table:style-name="Таблица8.C4" office:value-type="string">
            <text:p text:style-name="P118">n % 10^4 / 10^3</text:p>
          </table:table-cell>
          <table:table-cell table:style-name="Таблица8.D4" office:value-type="string">
            <text:p text:style-name="P137"/>
          </table:table-cell>
        </table:table-row>
      </table:table>
      <text:p text:style-name="P47"/>
      <text:p text:style-name="P47">Как перейти от номера позиции к 10, 100, 1000 и тд?</text:p>
      <text:p text:style-name="P47"/>
      <text:p text:style-name="P47">!!! Задание: заполните серое в третьей колонке </text:p>
      <text:p text:style-name="P47"/>
      <text:p text:style-name="P47">!!! Задание: введите переменную p – номер разряда и выведите формулу</text:p>
      <text:p text:style-name="P47"/>
      <text:p text:style-name="P47"><text:tab/>n % 10 ^ p / 10 ^ (p-1)</text:p>
      <text:p text:style-name="P47"/>
      <text:p text:style-name="P47">!!! Задание: разработайте метод, возвращающий цифру в заданной позиции в заданном числе. И напишите для него тесткейсы.</text:p>
      <text:p text:style-name="P47"/>
      <text:p text:style-name="P47"><text:tab/>начальный скрипт lesson.20/radix_sort/radix_sort_stub</text:p>
      <text:p text:style-name="P47"/>
      <text:p text:style-name="P47">!!! Задание: реализуйте поразрядную сортировку для чисел произвольной длины.\</text:p>
      <text:p text:style-name="P47"/>
      <text:p text:style-name="P47"><text:tab/>продолжайте lesson.20/radix_sort/radix_sort_stub</text:p>
      <text:p text:style-name="P47"/>
      <text:p text:style-name="P47"><text:tab/>ответ: <text:s/>lesson.20/radix_sort/radix_sort</text:p>
      <text:p text:style-name="P47"/>
      <text:p text:style-name="P47">!!! Необязательное задание: реализуйте метод radix_sort_strings, сортирующий строки в словарном порядке.</text:p>
      <text:p text:style-name="P47"/>
      <text:p text:style-name="P47"><text:tab/>ответ: нет</text:p>
      <text:p text:style-name="P47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41">Поразрядная сортировка для строк (radix sort for strings)</text:p>
            <text:p text:style-name="P141">String#ord, Integer#char</text:p>
          </table:table-cell>
          <table:table-cell table:style-name="Таблица9.A1" office:value-type="string">
            <text:p text:style-name="P142">Занятие 21</text:p>
            <text:p text:style-name="P142">(90 минут)</text:p>
          </table:table-cell>
        </table:table-row>
      </table:table>
      <text:p text:style-name="P119"/>
      <text:p text:style-name="P62">Раздаточный материал</text:p>
      <text:p text:style-name="P47"/>
      <text:list xml:id="list2113280835" text:style-name="L55">
        <text:list-item>
          <text:p text:style-name="P214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1830460856" text:style-name="L56">
        <text:list-item>
          <text:p text:style-name="P215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/>
      <text:p text:style-name="P2">символы с кодами 0..127 одинаковые - 7битное ASCII</text:p>
      <text:p text:style-name="P2"><text:soft-page-break/>символы с кодами 128..255 различаются.</text:p>
      <text:p text:style-name="P2"/>
      <text:p text:style-name="P45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5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5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5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4"><text:span text:style-name="T5">Шаг 2. </text:span><text:span text:style-name="T5">Работает ли сортировка для тесткейса #2?</text:span><text:span text:style-name="T5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oft-page-break/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37">left alignment</text:p>
          </table:table-cell>
          <table:table-cell table:style-name="Таблица10.B1" office:value-type="string">
            <text:p text:style-name="P140">right alignment</text:p>
          </table:table-cell>
        </table:table-row>
        <table:table-row>
          <table:table-cell table:style-name="Таблица10.A2" office:value-type="string">
            <text:p text:style-name="P137">1-2-3-4-5-6...</text:p>
          </table:table-cell>
          <table:table-cell table:style-name="Таблица10.B2" office:value-type="string">
            <text:p text:style-name="P140">1-2-3-4-5-6...</text:p>
          </table:table-cell>
        </table:table-row>
        <table:table-row>
          <table:table-cell table:style-name="Таблица10.A2" office:value-type="string">
            <text:p text:style-name="P137">a p p l e _</text:p>
          </table:table-cell>
          <table:table-cell table:style-name="Таблица10.B2" office:value-type="string">
            <text:p text:style-name="P140">_____apple</text:p>
          </table:table-cell>
        </table:table-row>
        <table:table-row>
          <table:table-cell table:style-name="Таблица10.A2" office:value-type="string">
            <text:p text:style-name="P137">a p p l e s</text:p>
          </table:table-cell>
          <table:table-cell table:style-name="Таблица10.B2" office:value-type="string">
            <text:p text:style-name="P140">____apples</text:p>
          </table:table-cell>
        </table:table-row>
        <table:table-row>
          <table:table-cell table:style-name="Таблица10.A2" office:value-type="string">
            <text:p text:style-name="P137">l a m p _</text:p>
          </table:table-cell>
          <table:table-cell table:style-name="Таблица10.B2" office:value-type="string">
            <text:p text:style-name="P140">_____lamp</text:p>
          </table:table-cell>
        </table:table-row>
        <table:table-row>
          <table:table-cell table:style-name="Таблица10.A2" office:value-type="string">
            <text:p text:style-name="P137">r a m i f i c a t i o n</text:p>
          </table:table-cell>
          <table:table-cell table:style-name="Таблица10.B2" office:value-type="string">
            <text:p text:style-name="P140">ramification</text:p>
          </table:table-cell>
        </table:table-row>
        <table:table-row>
          <table:table-cell table:style-name="Таблица10.A2" office:value-type="string">
            <text:p text:style-name="P137">ramp</text:p>
          </table:table-cell>
          <table:table-cell table:style-name="Таблица10.B2" office:value-type="string">
            <text:p text:style-name="P140">_____ramp</text:p>
          </table:table-cell>
        </table:table-row>
        <table:table-row>
          <table:table-cell table:style-name="Таблица10.A2" office:value-type="string">
            <text:p text:style-name="P137">...-4-3-2-1</text:p>
          </table:table-cell>
          <table:table-cell table:style-name="Таблица10.B2" office:value-type="string">
            <text:p text:style-name="P140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29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47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41">String#[]<text:line-break/>Пузырьковая сортировка (bubble sort)</text:p>
          </table:table-cell>
          <table:table-cell table:style-name="Table19.A1" office:value-type="string">
            <text:p text:style-name="P142">Занятие 22</text:p>
            <text:p text:style-name="P142">(90 минут)</text:p>
          </table:table-cell>
        </table:table-row>
      </table:table>
      <text:p text:style-name="P119"/>
      <text:p text:style-name="P62">Раздаточный материал</text:p>
      <text:p text:style-name="P62"/>
      <text:list xml:id="list154116387" text:continue-list="list319203065" text:style-name="L54">
        <text:list-item>
          <text:p text:style-name="P251">lesson.22.tar.bz2</text:p>
        </text:list-item>
      </text:list>
      <text:p text:style-name="P47"/>
      <text:p text:style-name="P62">Странности в String#[]</text:p>
      <text:p text:style-name="P62"/>
      <text:p text:style-name="P47">см. lesson.22/test_getting_chars</text:p>
      <text:p text:style-name="P47"/>
      <text:p text:style-name="P47">Обращение по одному индексу</text:p>
      <text:p text:style-name="P62"/>
      <text:p text:style-name="P51">TODO: нарисовать и пронумеровать строку слева направо и справа налево.</text:p>
      <text:p text:style-name="P51"/>
      <text:p text:style-name="P47"><text:tab/>puts "a"[0] <text:s text:c="2"/>== "a"</text:p>
      <text:p text:style-name="P47"><text:tab/>puts "a"[-1] <text:s text:c="2"/>== "a"</text:p>
      <text:p text:style-name="P47"><text:tab/>puts "a"[1] <text:s text:c="2"/>== nil <text:s/># see 4.</text:p>
      <text:p text:style-name="P47"><text:tab/>puts "a"[2] <text:s text:c="2"/>== nil</text:p>
      <text:p text:style-name="P47"><text:tab/>puts "a"[-2] <text:s text:c="2"/>== nil # see 4.</text:p>
      <text:p text:style-name="P47"><text:tab/>puts "a"[-3] <text:s text:c="2"/>== nil</text:p>
      <text:p text:style-name="P47"/>
      <text:p text:style-name="P47">Начальная позиция внутри строки - все ок.</text:p>
      <text:p text:style-name="P47"/>
      <text:p text:style-name="P47"><text:tab/>puts "a"[0,1] == "a"</text:p>
      <text:p text:style-name="P47"><text:tab/>puts "a"[-1,1] == "a"</text:p>
      <text:p text:style-name="P47"/>
      <text:p text:style-name="P47">Начальная позиция вне границ строки</text:p>
      <text:p text:style-name="P47"/>
      <text:p text:style-name="P47"><text:tab/>puts "a"[2,1] == nil</text:p>
      <text:p text:style-name="P47"><text:tab/>puts "a"[-3,1] == nil</text:p>
      <text:p text:style-name="P47"/>
      <text:p text:style-name="P47">начальная позиция на границе строки</text:p>
      <text:p text:style-name="P47"/>
      <text:p text:style-name="P47"><text:tab/>puts "a"[1,1] == "" <text:s text:c="4"/># WTF! see 3</text:p>
      <text:p text:style-name="P47"><text:tab/>puts "a"[-2,1] == nil <text:s text:c="2"/># see 4. And 3. is not applicable</text:p>
      <text:p text:style-name="P47"/>
      <text:p text:style-name="P51">TODO: добавить случаи с диапазонами “a”[1..2]</text:p>
      <text:p text:style-name="P47"/>
      <text:p text:style-name="P47"/>
      <text:p text:style-name="P47"/>
      <text:p text:style-name="P62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41">Сортировка кучей (Heap sort)</text:p>
            <text:p text:style-name="P141"/>
          </table:table-cell>
          <table:table-cell table:style-name="Table21.A1" office:value-type="string">
            <text:p text:style-name="P142">Занятие 23</text:p>
            <text:p text:style-name="P142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1826234698" text:continue-numbering="true" text:style-name="L54">
        <text:list-item>
          <text:p text:style-name="P213">lesson.23.tar.bz2</text:p>
        </text:list-item>
      </text:list>
      <text:p text:style-name="P47"/>
      <text:p text:style-name="P47"><text:span text:style-name="T1">презентация lectures/sorting.{odp,pdf</text:span>}</text:p>
      <text:p text:style-name="P47"/>
      <text:p text:style-name="P62">Куча</text:p>
      <text:p text:style-name="P47"/>
      <text:p text:style-name="P47">??? То ли это самое, что и бинарное дерево?</text:p>
      <text:p text:style-name="P47">http://www.eecs.wsu.edu/~ananth/CptS223/Lectures/heaps.pdf</text:p>
      <text:p text:style-name="P47"/>
      <text:p text:style-name="P47">MinHeap / MaxHeap</text:p>
      <text:p text:style-name="P47"/>
      <text:p text:style-name="P47">??? <text:span text:style-name="T1">Где их можно использовать в лингвистических задачах?</text:span></text:p>
      <text:p text:style-name="P52"><text:s text:c="3"/>см здесь олимпиадные задачи: http://codeforces.com/blog/entry/5950</text:p>
      <text:p text:style-name="P47">??? Что такое приоритетные очереди и как их использовать в лингвистических задачах?</text:p>
      <text:p text:style-name="P47"/>
      <text:p text:style-name="P47">Что такое куча (heap)? Структура и основное свойство кучи: value[parent(i)] &gt;= value[i]</text:p>
      <text:p text:style-name="P47"/>
      <text:p text:style-name="P47">В какой структуре данных хранить кучу? как для этого использовать массив</text:p>
      <text:p text:style-name="P47"/>
      <text:p text:style-name="P47">!!! Задание: написать методы parent_idx(i), left_child_idx(i), right_child_idx(i)</text:p>
      <text:p text:style-name="P47"/>
      <text:p text:style-name="P47">Алгоритм исправления неправильного состояния в некотором узле: heapify(heap, i)</text:p>
      <text:p text:style-name="P47">percolateDown?</text:p>
      <text:p text:style-name="P47"/>
      <text:p text:style-name="P47">!!! Задание: реализовать heapify()</text:p>
      <text:p text:style-name="P47"/>
      <text:p text:style-name="P47">&gt;&gt;&gt; я дам свои тесткейсы</text:p>
      <text:p text:style-name="P47"><text:tab/>случай, когда рекурсия попадает в лист</text:p>
      <text:p text:style-name="P47"><text:tab/>случай с длинной рекурсией (с двумя вызовами)</text:p>
      <text:p text:style-name="P47"><text:tab/>случай, когда i это лист</text:p>
      <text:p text:style-name="P47"/>
      <text:p text:style-name="P47">Построение кучи: создание кучи из заданного массива (in-place). Алгоритм и реализация.</text:p>
      <text:p text:style-name="P47"/>
      <text:p text:style-name="P47">Алгоритм сортировки с использованием кучи (heap sort).</text:p>
      <text:p text:style-name="P47"/>
      <text:p text:style-name="P47">!!! Задание: реализовать сортировку кучей.</text:p>
      <text:p text:style-name="P47"/>
      <text:p text:style-name="P47">кучи хороши для построения priority queues. кучи позволяют производить вставку и удаление элемента эффективно.</text:p>
      <text:p text:style-name="P47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47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41">Всякое разное шило</text:p>
            <text:p text:style-name="P141"/>
          </table:table-cell>
          <table:table-cell table:style-name="Table20.A1" office:value-type="string">
            <text:p text:style-name="P142">когда-нибудь</text:p>
          </table:table-cell>
        </table:table-row>
      </table:table>
      <text:p text:style-name="P62"/>
      <text:p text:style-name="P62">Удаление элементов хэша</text:p>
      <text:p text:style-name="P62"/>
      <text:p text:style-name="P47">Метод Hash#clear удаляет все элементы (пары ключ-значение) хэша</text:p>
      <text:p text:style-name="P47"/>
      <text:p text:style-name="P47">Метод Hash#delete позволяет удалить один элемент (изменяется сам объект!)</text:p>
      <text:p text:style-name="P47"/>
      <text:p text:style-name="P47"><text:tab/>months = { "dec" =&gt; "December", <text:s/>"jan" =&gt; "January" }</text:p>
      <text:p text:style-name="P47"><text:tab/>months.delete "dec"</text:p>
      <text:p text:style-name="P47"><text:tab/>puts months <text:s text:c="14"/>#=&gt;{"jan"=&gt;"January"}</text:p>
      <text:p text:style-name="P47"/>
      <text:p text:style-name="P47">!!! Задание: Исследуйте скрипт lesson.21/test_delete.1.rb</text:p>
      <text:p text:style-name="P47"/>
      <text:p text:style-name="P47"><text:tab/>ri Hash#delete</text:p>
      <text:p text:style-name="P47"><text:tab/>ri String#delete</text:p>
      <text:p text:style-name="P47"/>
      <text:p text:style-name="P62">Удаление элементов хэша - 2</text:p>
      <text:p text:style-name="P47"/>
      <text:p text:style-name="P47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7"/>
      <text:p text:style-name="P47">меняют объект</text:p>
      <text:p text:style-name="P47"><text:tab/>delete_if <text:s text:c="3"/></text:p>
      <text:p text:style-name="P47"><text:tab/>reject!</text:p>
      <text:p text:style-name="P47"><text:s/></text:p>
      <text:p text:style-name="P47">не меняют объект, вохвращают измененную копию</text:p>
      <text:p text:style-name="P47"><text:tab/>reject</text:p>
      <text:p text:style-name="P47"/>
      <text:p text:style-name="P47">см. test_delete.2.rb</text:p>
      <text:p text:style-name="P47"/>
      <text:p text:style-name="P47">hash = { "apple" =&gt; "Apfel", <text:s/>"pear" <text:s/>=&gt; "Birne" }</text:p>
      <text:p text:style-name="P47"/>
      <text:p text:style-name="P47">hash.delete_if do |key, val|</text:p>
      <text:p text:style-name="P47"><text:tab/>key =~ /a/ &amp;&amp; val !~ /a/i</text:p>
      <text:p text:style-name="P47">end</text:p>
      <text:p text:style-name="P47"/>
      <text:p text:style-name="P47">puts hash</text:p>
      <text:p text:style-name="P47">#=&gt; {"apple"=&gt;"Apfel"}</text:p>
      <text:p text:style-name="P47"/>
      <text:p text:style-name="P47">&gt;&gt;&gt; Внимание на модификатор i (ignorecase) в регулярном выражении</text:p>
      <text:p text:style-name="P47"/>
      <text:p text:style-name="P47">!!! Вопрос: что останется в хэше, если убрать модификатор i?</text:p>
      <text:p text:style-name="P47">Ответ: ничего, хэш станет пустым</text:p>
      <text:p text:style-name="P47"/>
      <text:p text:style-name="P47">!!! Задание: исследуйте, что делает скрипт test_delete.3.rb</text:p>
      <text:p text:style-name="P47"/>
      <text:p text:style-name="P47">!!! Задание: (lesson.21/test_delete.4_stub.rb) оставьте только те месяцы, в которые температура отрицательная</text:p>
      <text:p text:style-name="P47">lectures/Lectures.odt</text:p>
      <text:p text:style-name="P47"><text:soft-page-break/>ответ: lesson.21/test_delete.4.rb</text:p>
      <text:p text:style-name="P47"/>
      <text:p text:style-name="P47">!!! Задание: исследуйте, что произойдет, если вместо to_f использовать to_i (test_delete.4.rb)</text:p>
      <text:p text:style-name="P47"/>
      <text:p text:style-name="P47">Антоним метода reject:</text:p>
      <text:list xml:id="list421052285" text:style-name="L57">
        <text:list-item>
          <text:p text:style-name="P240"><text:span text:style-name="T5">select!/keep_if – изменяют и</text:span>сх<text:span text:style-name="T5">одный объ</text:span>ек<text:span text:style-name="T5">т</text:span></text:p>
        </text:list-item>
        <text:list-item>
          <text:p text:style-name="P240"><text:span text:style-name="T5">select в</text:span>о<text:span text:style-name="T5">звращает новый объект</text:span></text:p>
        </text:list-item>
      </text:list>
      <text:p text:style-name="P81"/>
      <text:p text:style-name="P2"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47"/>
      <text:p text:style-name="P47"><text:tab/>ri Object#send</text:p>
      <text:p text:style-name="P47"/>
      <text:p text:style-name="P47"><text:tab/>“hello”.length<text:tab/>#=&gt; 5<text:tab/><text:tab/><text:tab/><text:tab/>“hello”.send(:length)</text:p>
      <text:p text:style-name="P47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1"/>
      <text:p text:style-name="P163"/>
      <text:p text:style-name="P89">Арифметические операторы </text:p>
      <text:p text:style-name="P90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36">Оператор</text:p>
            </table:table-cell>
            <table:table-cell table:style-name="Table12.A1" office:value-type="string">
              <text:p text:style-name="P136">Значение</text:p>
            </table:table-cell>
            <table:table-cell table:style-name="Table12.C1" office:value-type="string">
              <text:p text:style-name="P136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60">+</text:p>
          </table:table-cell>
          <table:table-cell table:style-name="Table12.A2" office:value-type="string">
            <text:p text:style-name="P160"/>
          </table:table-cell>
          <table:table-cell table:style-name="Table12.C2" office:value-type="string">
            <text:p text:style-name="P160">a + b</text:p>
          </table:table-cell>
        </table:table-row>
        <table:table-row>
          <table:table-cell table:style-name="Table12.A2" office:value-type="string">
            <text:p text:style-name="P160">-</text:p>
          </table:table-cell>
          <table:table-cell table:style-name="Table12.A2" office:value-type="string">
            <text:p text:style-name="P160"/>
          </table:table-cell>
          <table:table-cell table:style-name="Table12.C2" office:value-type="string">
            <text:p text:style-name="P160">a - 5 #=&gt; -2</text:p>
          </table:table-cell>
        </table:table-row>
        <table:table-row>
          <table:table-cell table:style-name="Table12.A2" office:value-type="string">
            <text:p text:style-name="P160">/</text:p>
          </table:table-cell>
          <table:table-cell table:style-name="Table12.A2" office:value-type="string">
            <text:p text:style-name="P160"/>
          </table:table-cell>
          <table:table-cell table:style-name="Table12.C2" office:value-type="string">
            <text:p text:style-name="P160">10 / 8 # =&gt; 1</text:p>
          </table:table-cell>
        </table:table-row>
        <table:table-row>
          <table:table-cell table:style-name="Table12.A2" office:value-type="string">
            <text:p text:style-name="P160">*</text:p>
          </table:table-cell>
          <table:table-cell table:style-name="Table12.A2" office:value-type="string">
            <text:p text:style-name="P160"/>
          </table:table-cell>
          <table:table-cell table:style-name="Table12.C2" office:value-type="string">
            <text:p text:style-name="P160">2 * 5 * b #=&gt; 20</text:p>
          </table:table-cell>
        </table:table-row>
        <table:table-row>
          <table:table-cell table:style-name="Table12.A2" office:value-type="string">
            <text:p text:style-name="P160">%</text:p>
          </table:table-cell>
          <table:table-cell table:style-name="Table12.A2" office:value-type="string">
            <text:p text:style-name="P160">остаток от деления (remainder; modulo)</text:p>
          </table:table-cell>
          <table:table-cell table:style-name="Table12.C2" office:value-type="string">
            <text:p text:style-name="P160">10 % 3 #=&gt; 1</text:p>
          </table:table-cell>
        </table:table-row>
        <table:table-row table:style-name="Table12.7">
          <table:table-cell table:style-name="Table12.A2" office:value-type="string">
            <text:p text:style-name="P160">**</text:p>
          </table:table-cell>
          <table:table-cell table:style-name="Table12.A2" office:value-type="string">
            <text:p text:style-name="P160">экспоненциация (возведение в степень)</text:p>
          </table:table-cell>
          <table:table-cell table:style-name="Table12.C2" office:value-type="string">
            <text:p text:style-name="P160">b**8 #=&gt; 256</text:p>
          </table:table-cell>
        </table:table-row>
        <table:table-row table:style-name="Table12.7">
          <table:table-cell table:style-name="Table12.A2" office:value-type="string">
            <text:p text:style-name="P160"/>
          </table:table-cell>
          <table:table-cell table:style-name="Table12.A2" office:value-type="string">
            <text:p text:style-name="P160"/>
          </table:table-cell>
          <table:table-cell table:style-name="Table12.C2" office:value-type="string">
            <text:p text:style-name="P160"/>
          </table:table-cell>
        </table:table-row>
      </table:table>
      <text:p text:style-name="P90"/>
      <text:list xml:id="list1427645164" text:style-name="L58">
        <text:list-item>
          <text:p text:style-name="P241">унарная оператор – оператор, принимающий один аргумент (операнд)</text:p>
        </text:list-item>
        <text:list-item>
          <text:p text:style-name="P241">бинарная оператор – принимает два операнда</text:p>
        </text:list-item>
      </text:list>
      <text:p text:style-name="P90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60">-</text:p>
          </table:table-cell>
          <table:table-cell table:style-name="Table13.A1" office:value-type="string">
            <text:p text:style-name="P160">унарный минус</text:p>
          </table:table-cell>
          <table:table-cell table:style-name="Table13.C1" office:value-type="string">
            <text:p text:style-name="P160">-5 <text:s/>-a</text:p>
          </table:table-cell>
        </table:table-row>
        <table:table-row>
          <table:table-cell table:style-name="Table13.A2" office:value-type="string">
            <text:p text:style-name="P160">+</text:p>
          </table:table-cell>
          <table:table-cell table:style-name="Table13.A2" office:value-type="string">
            <text:p text:style-name="P160">унарный плюс</text:p>
          </table:table-cell>
          <table:table-cell table:style-name="Table13.C2" office:value-type="string">
            <text:p text:style-name="P160">+</text:p>
          </table:table-cell>
        </table:table-row>
      </table:table>
      <text:p text:style-name="P90"/>
      <text:p text:style-name="P90">есть битовые операции</text:p>
      <text:list xml:id="list917342586" text:style-name="L59">
        <text:list-item>
          <text:p text:style-name="P242">двоичное смещение вправо: 10 &gt;&gt; 1 #=&gt; 5 равноценно делению на 2</text:p>
        </text:list-item>
        <text:list-item>
          <text:p text:style-name="P242">двоичное смещение влево: 10 &lt;&lt; 2 #= &gt; 40 равноценно умножению на 4</text:p>
          <text:p text:style-name="P243"/>
        </text:list-item>
      </text:list>
      <text:p text:style-name="P89">Приоритеты операций (operator precedence)</text:p>
      <text:p text:style-name="P90"/>
      <text:p text:style-name="P47">2 + 2 – 5 # =&gt; -1</text:p>
      <text:p text:style-name="P47">2 + 2 * 2 #=&gt;6 <text:s text:c="3"/>#= 2 + (2 * 2)</text:p>
      <text:p text:style-name="P47">(2 + 2) * 2 #=&gt; 8</text:p>
      <text:p text:style-name="P47">2 * 2 / 4 #=&gt; 2</text:p>
      <text:p text:style-name="P47">2**3*4 <text:s/>#=&gt; 32</text:p>
      <text:p text:style-name="P47">2**(3*4) #=&gt; 2 ** 12 = 4096</text:p>
      <text:p text:style-name="P47">-2*2 - 2 #=&gt; -6</text:p>
      <text:p text:style-name="P62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37">Оператор</text:p>
          </table:table-cell>
          <table:table-cell table:style-name="Table15.B1" office:value-type="string">
            <text:p text:style-name="P137">Описание</text:p>
          </table:table-cell>
        </table:table-row>
        <table:table-row>
          <table:table-cell table:style-name="Table15.A2" office:value-type="string">
            <text:p text:style-name="P137">**</text:p>
          </table:table-cell>
          <table:table-cell table:style-name="Table15.B2" office:value-type="string">
            <text:p text:style-name="P137">возведение в степень</text:p>
          </table:table-cell>
        </table:table-row>
        <table:table-row>
          <table:table-cell table:style-name="Table15.A2" office:value-type="string">
            <text:p text:style-name="P91"><text:span text:style-name="Source_20_Text"><text:span text:style-name="T11">!+-</text:span></text:span></text:p>
          </table:table-cell>
          <table:table-cell table:style-name="Table15.B2" office:value-type="string">
            <text:p text:style-name="P137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37">* / %</text:p>
          </table:table-cell>
          <table:table-cell table:style-name="Table15.B2" office:value-type="string">
            <text:p text:style-name="P137"/>
          </table:table-cell>
        </table:table-row>
        <table:table-row>
          <table:table-cell table:style-name="Table15.A2" office:value-type="string">
            <text:p text:style-name="P137">+ -</text:p>
          </table:table-cell>
          <table:table-cell table:style-name="Table15.B2" office:value-type="string">
            <text:p text:style-name="P137"/>
          </table:table-cell>
        </table:table-row>
        <table:table-row>
          <table:table-cell table:style-name="Table15.A2" office:value-type="string">
            <text:p text:style-name="P137">&lt; &gt; &lt;= &gt;=</text:p>
          </table:table-cell>
          <table:table-cell table:style-name="Table15.B2" office:value-type="string">
            <text:p text:style-name="P137">операторы сравнения</text:p>
          </table:table-cell>
        </table:table-row>
        <table:table-row>
          <table:table-cell table:style-name="Table15.A2" office:value-type="string">
            <text:p text:style-name="P101"><text:span text:style-name="Source_20_Text"><text:span text:style-name="T11">&lt;=&gt; == === != =~ !~</text:span></text:span></text:p>
          </table:table-cell>
          <table:table-cell table:style-name="Table15.B2" office:value-type="string">
            <text:p text:style-name="P137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37">&amp;&amp;</text:p>
          </table:table-cell>
          <table:table-cell table:style-name="Table15.B2" office:value-type="string">
            <text:p text:style-name="P137">логическое И</text:p>
          </table:table-cell>
        </table:table-row>
        <table:table-row>
          <table:table-cell table:style-name="Table15.A2" office:value-type="string">
            <text:p text:style-name="P137">||</text:p>
          </table:table-cell>
          <table:table-cell table:style-name="Table15.B2" office:value-type="string">
            <text:p text:style-name="P137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2"><text:span text:style-name="Source_20_Text"><text:span text:style-name="T9">= %= /= -= += *= ||= **=</text:span></text:span></text:p>
          </table:table-cell>
          <table:table-cell table:style-name="Table15.B2" office:value-type="string">
            <text:p text:style-name="P137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37">not</text:p>
          </table:table-cell>
          <table:table-cell table:style-name="Table15.B2" office:value-type="string">
            <text:p text:style-name="P137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37">and or</text:p>
          </table:table-cell>
          <table:table-cell table:style-name="Table15.B2" office:value-type="string">
            <text:p text:style-name="P137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37"/>
          </table:table-cell>
          <table:table-cell table:style-name="Table15.B2" office:value-type="string">
            <text:p text:style-name="P137"/>
          </table:table-cell>
        </table:table-row>
      </table:table>
      <text:p text:style-name="P62"/>
      <text:p text:style-name="P47">NB: and or имеют одинаковые приоритет, что неверно</text:p>
      <text:p text:style-name="P62"/>
      <text:p text:style-name="P47">!!! Задание: вычислить формулу из первой лекции</text:p>
      <text:p text:style-name="P92"><text:span text:style-name="Source_20_Text"><text:span text:style-name="T16"/></text:span></text:p>
      <text:p text:style-name="P62">More on assignment operators</text:p>
      <text:p text:style-name="P67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7">y = y + 1 </text:p>
          </table:table-cell>
          <table:table-cell table:style-name="Table14.A1" office:value-type="string">
            <text:p text:style-name="P137">y += 1</text:p>
          </table:table-cell>
          <table:table-cell table:style-name="Table14.C1" office:value-type="string">
            <text:p text:style-name="P137">нету: <text:s/>y++</text:p>
          </table:table-cell>
        </table:table-row>
        <table:table-row>
          <table:table-cell table:style-name="Table14.A2" office:value-type="string">
            <text:p text:style-name="P137">y = y - 2</text:p>
          </table:table-cell>
          <table:table-cell table:style-name="Table14.A2" office:value-type="string">
            <text:p text:style-name="P137">y -= 2</text:p>
          </table:table-cell>
          <table:table-cell table:style-name="Table14.C2" office:value-type="string">
            <text:p text:style-name="P137">нету: y--</text:p>
          </table:table-cell>
        </table:table-row>
        <table:table-row>
          <table:table-cell table:style-name="Table14.A2" office:value-type="string">
            <text:p text:style-name="P137">y = y * 2</text:p>
          </table:table-cell>
          <table:table-cell table:style-name="Table14.A2" office:value-type="string">
            <text:p text:style-name="P137">y *=2</text:p>
          </table:table-cell>
          <table:table-cell table:style-name="Table14.C2" office:value-type="string">
            <text:p text:style-name="P137"/>
          </table:table-cell>
        </table:table-row>
        <table:table-row>
          <table:table-cell table:style-name="Table14.A2" office:value-type="string">
            <text:p text:style-name="P137"/>
          </table:table-cell>
          <table:table-cell table:style-name="Table14.A2" office:value-type="string">
            <text:p text:style-name="P137">y %= 2</text:p>
          </table:table-cell>
          <table:table-cell table:style-name="Table14.C2" office:value-type="string">
            <text:p text:style-name="P137"/>
          </table:table-cell>
        </table:table-row>
        <table:table-row>
          <table:table-cell table:style-name="Table14.A2" office:value-type="string">
            <text:p text:style-name="P137"/>
          </table:table-cell>
          <table:table-cell table:style-name="Table14.A2" office:value-type="string">
            <text:p text:style-name="P137">y /= 2</text:p>
          </table:table-cell>
          <table:table-cell table:style-name="Table14.C2" office:value-type="string">
            <text:p text:style-name="P137"/>
          </table:table-cell>
        </table:table-row>
        <table:table-row>
          <table:table-cell table:style-name="Table14.A2" office:value-type="string">
            <text:p text:style-name="P137"/>
          </table:table-cell>
          <table:table-cell table:style-name="Table14.A2" office:value-type="string">
            <text:p text:style-name="P137">y *= 2</text:p>
          </table:table-cell>
          <table:table-cell table:style-name="Table14.C2" office:value-type="string">
            <text:p text:style-name="P137"/>
          </table:table-cell>
        </table:table-row>
        <table:table-row>
          <table:table-cell table:style-name="Table14.A2" office:value-type="string">
            <text:p text:style-name="P137">y = y ** 3</text:p>
          </table:table-cell>
          <table:table-cell table:style-name="Table14.A2" office:value-type="string">
            <text:p text:style-name="P137">y **= 2</text:p>
          </table:table-cell>
          <table:table-cell table:style-name="Table14.C2" office:value-type="string">
            <text:p text:style-name="P137"/>
          </table:table-cell>
        </table:table-row>
        <table:table-row>
          <table:table-cell table:style-name="Table14.A2" office:value-type="string">
            <text:p text:style-name="P137">y = 3 если y неопределено</text:p>
          </table:table-cell>
          <table:table-cell table:style-name="Table14.A2" office:value-type="string">
            <text:p text:style-name="P137">y ||= 3</text:p>
          </table:table-cell>
          <table:table-cell table:style-name="Table14.C2" office:value-type="string">
            <text:p text:style-name="P137"/>
          </table:table-cell>
        </table:table-row>
      </table:table>
      <text:p text:style-name="P67"/>
      <text:p text:style-name="P67">Вопрос: почему нельзя писать 5 += 1</text:p>
      <text:p text:style-name="P67"/>
      <text:p text:style-name="P92"><text:span text:style-name="Source_20_Text"><text:span text:style-name="T9">!!! задание: попробовать в irb. Измениться ли значение переменной a ?</text:span></text:span></text:p>
      <text:p text:style-name="P92"><text:span text:style-name="Source_20_Text"><text:span text:style-name="T9"/></text:span></text:p>
      <text:p text:style-name="P132"><text:span text:style-name="Source_20_Text"><text:span text:style-name="T9">a ||= 2</text:span></text:span></text:p>
      <text:p text:style-name="P123"><text:span text:style-name="Source_20_Text"><text:span text:style-name="T6">a ||= 3</text:span></text:span></text:p>
      <text:p text:style-name="P27"/>
      <text:p text:style-name="P38">Вкусные штуки</text:p>
      <text:p text:style-name="P38"/>
      <text:p text:style-name="P27">( array[idx] ||= [] ) &lt;&lt; value</text:p>
      <text:p text:style-name="P27"/>
      <text:p text:style-name="P27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1" style:font-name-asian="OpenSymbol1" style:font-name-complex="OpenSymbol1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1-10T15:26:21</dc:date>
    <meta:editing-duration>P5DT23H34M19S</meta:editing-duration>
    <meta:editing-cycles>908</meta:editing-cycles>
    <dc:creator>Nikolai Krot</dc:creator>
    <meta:document-statistic meta:table-count="36" meta:image-count="0" meta:object-count="0" meta:page-count="87" meta:paragraph-count="2420" meta:word-count="12787" meta:character-count="81957" meta:non-whitespace-character-count="75044"/>
  </office:meta>
</office:document-meta>
</file>